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8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hapes</text:p>
          </table:table-cell>
          <table:table-cell table:style-name="ce1" office:value-type="string" calcext:value-type="string">
            <text:p>Area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0: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#.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#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.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1: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#.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#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#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2: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.#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#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.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3: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##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.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.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##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#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#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5: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.##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#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#..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Area</text:p>
          </table:table-cell>
          <table:table-cell table:style-name="ce2" table:number-columns-repeated="7"/>
          <table:table-cell table:style-name="ce1" office:value-type="string" calcext:value-type="string">
            <text:p>Area</text:p>
          </table:table-cell>
          <table:table-cell/>
          <table:table-cell table:style-name="ce1" office:value-type="string" calcext:value-type="string">
            <text:p>Num of possible inputs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27]*[.B27]" office:value-type="float" office:value="1558" calcext:value-type="float">
            <text:p>1558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27]*[.B$2]+[.F27]*[.B$6]+[.G27]*[.B$10]+[.H27]*[.B$14]+[.I27]*[.B$18]+[.J27]*[.B$22]" office:value-type="float" office:value="1025" calcext:value-type="float">
            <text:p>1025</text:p>
          </table:table-cell>
          <table:table-cell/>
          <table:table-cell table:style-name="ce3" table:formula="of:=IFERROR(__xludf.dummyfunction(&quot;COUNT(FILTER(K:K, K:K &lt;= C:C))&quot;);490)"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28]*[.B28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28]*[.B$2]+[.F28]*[.B$6]+[.G28]*[.B$10]+[.H28]*[.B$14]+[.I28]*[.B$18]+[.J28]*[.B$22]" office:value-type="float" office:value="1112" calcext:value-type="float">
            <text:p>111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9]*[.B29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29]*[.B$2]+[.F29]*[.B$6]+[.G29]*[.B$10]+[.H29]*[.B$14]+[.I29]*[.B$18]+[.J29]*[.B$22]" office:value-type="float" office:value="2161" calcext:value-type="float">
            <text:p>2161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0]*[.B30]" office:value-type="float" office:value="1443" calcext:value-type="float">
            <text:p>1443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30]*[.B$2]+[.F30]*[.B$6]+[.G30]*[.B$10]+[.H30]*[.B$14]+[.I30]*[.B$18]+[.J30]*[.B$22]" office:value-type="float" office:value="1484" calcext:value-type="float">
            <text:p>148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1]*[.B31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31]*[.B$2]+[.F31]*[.B$6]+[.G31]*[.B$10]+[.H31]*[.B$14]+[.I31]*[.B$18]+[.J31]*[.B$22]" office:value-type="float" office:value="1329" calcext:value-type="float">
            <text:p>1329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32]*[.B32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32]*[.B$2]+[.F32]*[.B$6]+[.G32]*[.B$10]+[.H32]*[.B$14]+[.I32]*[.B$18]+[.J32]*[.B$22]" office:value-type="float" office:value="1308" calcext:value-type="float">
            <text:p>130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3]*[.B33]" office:value-type="float" office:value="1406" calcext:value-type="float">
            <text:p>1406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33]*[.B$2]+[.F33]*[.B$6]+[.G33]*[.B$10]+[.H33]*[.B$14]+[.I33]*[.B$18]+[.J33]*[.B$22]" office:value-type="float" office:value="953" calcext:value-type="float">
            <text:p>95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9" calcext:value-type="float">
            <text:p>39</text:p>
          </table:table-cell>
          <table:table-cell table:style-name="ce2" table:formula="of:=[.A34]*[.B34]" office:value-type="float" office:value="1521" calcext:value-type="float">
            <text:p>1521</text:p>
          </table:table-cell>
          <table:table-cell table:style-name="ce2"/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34]*[.B$2]+[.F34]*[.B$6]+[.G34]*[.B$10]+[.H34]*[.B$14]+[.I34]*[.B$18]+[.J34]*[.B$22]" office:value-type="float" office:value="1561" calcext:value-type="float">
            <text:p>1561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5]*[.B35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35]*[.B$2]+[.F35]*[.B$6]+[.G35]*[.B$10]+[.H35]*[.B$14]+[.I35]*[.B$18]+[.J35]*[.B$22]" office:value-type="float" office:value="1287" calcext:value-type="float">
            <text:p>128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36]*[.B36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36]*[.B$2]+[.F36]*[.B$6]+[.G36]*[.B$10]+[.H36]*[.B$14]+[.I36]*[.B$18]+[.J36]*[.B$22]" office:value-type="float" office:value="1873" calcext:value-type="float">
            <text:p>187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7]*[.B37]" office:value-type="float" office:value="2350" calcext:value-type="float">
            <text:p>235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8" calcext:value-type="float">
            <text:p>68</text:p>
          </table:table-cell>
          <table:table-cell table:style-name="ce3" table:formula="of:=[.E37]*[.B$2]+[.F37]*[.B$6]+[.G37]*[.B$10]+[.H37]*[.B$14]+[.I37]*[.B$18]+[.J37]*[.B$22]" office:value-type="float" office:value="2420" calcext:value-type="float">
            <text:p>2420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8]*[.B38]" office:value-type="float" office:value="2303" calcext:value-type="float">
            <text:p>2303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38]*[.B$2]+[.F38]*[.B$6]+[.G38]*[.B$10]+[.H38]*[.B$14]+[.I38]*[.B$18]+[.J38]*[.B$22]" office:value-type="float" office:value="2360" calcext:value-type="float">
            <text:p>2360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9]*[.B39]" office:value-type="float" office:value="1872" calcext:value-type="float">
            <text:p>1872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39]*[.B$2]+[.F39]*[.B$6]+[.G39]*[.B$10]+[.H39]*[.B$14]+[.I39]*[.B$18]+[.J39]*[.B$22]" office:value-type="float" office:value="1386" calcext:value-type="float">
            <text:p>1386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40]*[.B40]" office:value-type="float" office:value="1554" calcext:value-type="float">
            <text:p>1554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40]*[.B$2]+[.F40]*[.B$6]+[.G40]*[.B$10]+[.H40]*[.B$14]+[.I40]*[.B$18]+[.J40]*[.B$22]" office:value-type="float" office:value="1120" calcext:value-type="float">
            <text:p>112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8" calcext:value-type="float">
            <text:p>48</text:p>
          </table:table-cell>
          <table:table-cell table:style-name="ce2" table:formula="of:=[.A41]*[.B41]" office:value-type="float" office:value="2304" calcext:value-type="float">
            <text:p>2304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4" calcext:value-type="float">
            <text:p>64</text:p>
          </table:table-cell>
          <table:table-cell table:style-name="ce3" table:formula="of:=[.E41]*[.B$2]+[.F41]*[.B$6]+[.G41]*[.B$10]+[.H41]*[.B$14]+[.I41]*[.B$18]+[.J41]*[.B$22]" office:value-type="float" office:value="2371" calcext:value-type="float">
            <text:p>237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42]*[.B42]" office:value-type="float" office:value="1978" calcext:value-type="float">
            <text:p>1978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42]*[.B$2]+[.F42]*[.B$6]+[.G42]*[.B$10]+[.H42]*[.B$14]+[.I42]*[.B$18]+[.J42]*[.B$22]" office:value-type="float" office:value="2031" calcext:value-type="float">
            <text:p>203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43]*[.B43]" office:value-type="float" office:value="1900" calcext:value-type="float">
            <text:p>1900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43]*[.B$2]+[.F43]*[.B$6]+[.G43]*[.B$10]+[.H43]*[.B$14]+[.I43]*[.B$18]+[.J43]*[.B$22]" office:value-type="float" office:value="1282" calcext:value-type="float">
            <text:p>1282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44]*[.B44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44]*[.B$2]+[.F44]*[.B$6]+[.G44]*[.B$10]+[.H44]*[.B$14]+[.I44]*[.B$18]+[.J44]*[.B$22]" office:value-type="float" office:value="2258" calcext:value-type="float">
            <text:p>225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7" calcext:value-type="float">
            <text:p>37</text:p>
          </table:table-cell>
          <table:table-cell table:style-name="ce2" table:formula="of:=[.A45]*[.B45]" office:value-type="float" office:value="1369" calcext:value-type="float">
            <text:p>1369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45]*[.B$2]+[.F45]*[.B$6]+[.G45]*[.B$10]+[.H45]*[.B$14]+[.I45]*[.B$18]+[.J45]*[.B$22]" office:value-type="float" office:value="1410" calcext:value-type="float">
            <text:p>141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46]*[.B46]" office:value-type="float" office:value="1840" calcext:value-type="float">
            <text:p>184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46]*[.B$2]+[.F46]*[.B$6]+[.G46]*[.B$10]+[.H46]*[.B$14]+[.I46]*[.B$18]+[.J46]*[.B$22]" office:value-type="float" office:value="1887" calcext:value-type="float">
            <text:p>188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47]*[.B47]" office:value-type="float" office:value="1900" calcext:value-type="float">
            <text:p>190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47]*[.B$2]+[.F47]*[.B$6]+[.G47]*[.B$10]+[.H47]*[.B$14]+[.I47]*[.B$18]+[.J47]*[.B$22]" office:value-type="float" office:value="1273" calcext:value-type="float">
            <text:p>1273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8]*[.B48]" office:value-type="float" office:value="2256" calcext:value-type="float">
            <text:p>2256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48]*[.B$2]+[.F48]*[.B$6]+[.G48]*[.B$10]+[.H48]*[.B$14]+[.I48]*[.B$18]+[.J48]*[.B$22]" office:value-type="float" office:value="2314" calcext:value-type="float">
            <text:p>231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49]*[.B49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49]*[.B$2]+[.F49]*[.B$6]+[.G49]*[.B$10]+[.H49]*[.B$14]+[.I49]*[.B$18]+[.J49]*[.B$22]" office:value-type="float" office:value="2191" calcext:value-type="float">
            <text:p>2191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50]*[.B50]" office:value-type="float" office:value="2016" calcext:value-type="float">
            <text:p>2016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50]*[.B$2]+[.F50]*[.B$6]+[.G50]*[.B$10]+[.H50]*[.B$14]+[.I50]*[.B$18]+[.J50]*[.B$22]" office:value-type="float" office:value="1491" calcext:value-type="float">
            <text:p>1491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51]*[.B51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51]*[.B$2]+[.F51]*[.B$6]+[.G51]*[.B$10]+[.H51]*[.B$14]+[.I51]*[.B$18]+[.J51]*[.B$22]" office:value-type="float" office:value="1638" calcext:value-type="float">
            <text:p>163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[.A52]*[.B52]" office:value-type="float" office:value="2025" calcext:value-type="float">
            <text:p>2025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52]*[.B$2]+[.F52]*[.B$6]+[.G52]*[.B$10]+[.H52]*[.B$14]+[.I52]*[.B$18]+[.J52]*[.B$22]" office:value-type="float" office:value="1501" calcext:value-type="float">
            <text:p>150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53]*[.B53]" office:value-type="float" office:value="1540" calcext:value-type="float">
            <text:p>154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53]*[.B$2]+[.F53]*[.B$6]+[.G53]*[.B$10]+[.H53]*[.B$14]+[.I53]*[.B$18]+[.J53]*[.B$22]" office:value-type="float" office:value="1016" calcext:value-type="float">
            <text:p>1016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54]*[.B54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54]*[.B$2]+[.F54]*[.B$6]+[.G54]*[.B$10]+[.H54]*[.B$14]+[.I54]*[.B$18]+[.J54]*[.B$22]" office:value-type="float" office:value="1194" calcext:value-type="float">
            <text:p>119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55]*[.B55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3" table:formula="of:=[.E55]*[.B$2]+[.F55]*[.B$6]+[.G55]*[.B$10]+[.H55]*[.B$14]+[.I55]*[.B$18]+[.J55]*[.B$22]" office:value-type="float" office:value="1484" calcext:value-type="float">
            <text:p>1484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56]*[.B56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56]*[.B$2]+[.F56]*[.B$6]+[.G56]*[.B$10]+[.H56]*[.B$14]+[.I56]*[.B$18]+[.J56]*[.B$22]" office:value-type="float" office:value="1637" calcext:value-type="float">
            <text:p>163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7]*[.B57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57]*[.B$2]+[.F57]*[.B$6]+[.G57]*[.B$10]+[.H57]*[.B$14]+[.I57]*[.B$18]+[.J57]*[.B$22]" office:value-type="float" office:value="1200" calcext:value-type="float">
            <text:p>120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8]*[.B58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58]*[.B$2]+[.F58]*[.B$6]+[.G58]*[.B$10]+[.H58]*[.B$14]+[.I58]*[.B$18]+[.J58]*[.B$22]" office:value-type="float" office:value="1272" calcext:value-type="float">
            <text:p>127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59]*[.B59]" office:value-type="float" office:value="2208" calcext:value-type="float">
            <text:p>2208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59]*[.B$2]+[.F59]*[.B$6]+[.G59]*[.B$10]+[.H59]*[.B$14]+[.I59]*[.B$18]+[.J59]*[.B$22]" office:value-type="float" office:value="2272" calcext:value-type="float">
            <text:p>227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60]*[.B60]" office:value-type="float" office:value="2016" calcext:value-type="float">
            <text:p>2016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60]*[.B$2]+[.F60]*[.B$6]+[.G60]*[.B$10]+[.H60]*[.B$14]+[.I60]*[.B$18]+[.J60]*[.B$22]" office:value-type="float" office:value="1488" calcext:value-type="float">
            <text:p>148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61]*[.B61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61]*[.B$2]+[.F61]*[.B$6]+[.G61]*[.B$10]+[.H61]*[.B$14]+[.I61]*[.B$18]+[.J61]*[.B$22]" office:value-type="float" office:value="1646" calcext:value-type="float">
            <text:p>1646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2]*[.B62]" office:value-type="float" office:value="2256" calcext:value-type="float">
            <text:p>225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62]*[.B$2]+[.F62]*[.B$6]+[.G62]*[.B$10]+[.H62]*[.B$14]+[.I62]*[.B$18]+[.J62]*[.B$22]" office:value-type="float" office:value="1601" calcext:value-type="float">
            <text:p>1601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3]*[.B63]" office:value-type="float" office:value="1482" calcext:value-type="float">
            <text:p>1482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63]*[.B$2]+[.F63]*[.B$6]+[.G63]*[.B$10]+[.H63]*[.B$14]+[.I63]*[.B$18]+[.J63]*[.B$22]" office:value-type="float" office:value="1033" calcext:value-type="float">
            <text:p>1033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4]*[.B64]" office:value-type="float" office:value="1800" calcext:value-type="float">
            <text:p>1800</text:p>
          </table:table-cell>
          <table:table-cell table:style-name="ce2"/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64]*[.B$2]+[.F64]*[.B$6]+[.G64]*[.B$10]+[.H64]*[.B$14]+[.I64]*[.B$18]+[.J64]*[.B$22]" office:value-type="float" office:value="1265" calcext:value-type="float">
            <text:p>1265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5]*[.B65]" office:value-type="float" office:value="2350" calcext:value-type="float">
            <text:p>235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65]*[.B$2]+[.F65]*[.B$6]+[.G65]*[.B$10]+[.H65]*[.B$14]+[.I65]*[.B$18]+[.J65]*[.B$22]" office:value-type="float" office:value="1612" calcext:value-type="float">
            <text:p>161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66]*[.B66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66]*[.B$2]+[.F66]*[.B$6]+[.G66]*[.B$10]+[.H66]*[.B$14]+[.I66]*[.B$18]+[.J66]*[.B$22]" office:value-type="float" office:value="1327" calcext:value-type="float">
            <text:p>1327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67]*[.B67]" office:value-type="float" office:value="2303" calcext:value-type="float">
            <text:p>2303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67]*[.B$2]+[.F67]*[.B$6]+[.G67]*[.B$10]+[.H67]*[.B$14]+[.I67]*[.B$18]+[.J67]*[.B$22]" office:value-type="float" office:value="1574" calcext:value-type="float">
            <text:p>1574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8]*[.B68]" office:value-type="float" office:value="1692" calcext:value-type="float">
            <text:p>1692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68]*[.B$2]+[.F68]*[.B$6]+[.G68]*[.B$10]+[.H68]*[.B$14]+[.I68]*[.B$18]+[.J68]*[.B$22]" office:value-type="float" office:value="1198" calcext:value-type="float">
            <text:p>1198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69]*[.B69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69]*[.B$2]+[.F69]*[.B$6]+[.G69]*[.B$10]+[.H69]*[.B$14]+[.I69]*[.B$18]+[.J69]*[.B$22]" office:value-type="float" office:value="1126" calcext:value-type="float">
            <text:p>1126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0]*[.B70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70]*[.B$2]+[.F70]*[.B$6]+[.G70]*[.B$10]+[.H70]*[.B$14]+[.I70]*[.B$18]+[.J70]*[.B$22]" office:value-type="float" office:value="1677" calcext:value-type="float">
            <text:p>1677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71]*[.B71]" office:value-type="float" office:value="1794" calcext:value-type="float">
            <text:p>1794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71]*[.B$2]+[.F71]*[.B$6]+[.G71]*[.B$10]+[.H71]*[.B$14]+[.I71]*[.B$18]+[.J71]*[.B$22]" office:value-type="float" office:value="1849" calcext:value-type="float">
            <text:p>184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72]*[.B72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72]*[.B$2]+[.F72]*[.B$6]+[.G72]*[.B$10]+[.H72]*[.B$14]+[.I72]*[.B$18]+[.J72]*[.B$22]" office:value-type="float" office:value="1896" calcext:value-type="float">
            <text:p>189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3]*[.B73]" office:value-type="float" office:value="1665" calcext:value-type="float">
            <text:p>1665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73]*[.B$2]+[.F73]*[.B$6]+[.G73]*[.B$10]+[.H73]*[.B$14]+[.I73]*[.B$18]+[.J73]*[.B$22]" office:value-type="float" office:value="1203" calcext:value-type="float">
            <text:p>1203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74]*[.B74]" office:value-type="float" office:value="2016" calcext:value-type="float">
            <text:p>2016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74]*[.B$2]+[.F74]*[.B$6]+[.G74]*[.B$10]+[.H74]*[.B$14]+[.I74]*[.B$18]+[.J74]*[.B$22]" office:value-type="float" office:value="2076" calcext:value-type="float">
            <text:p>2076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75]*[.B75]" office:value-type="float" office:value="1702" calcext:value-type="float">
            <text:p>1702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75]*[.B$2]+[.F75]*[.B$6]+[.G75]*[.B$10]+[.H75]*[.B$14]+[.I75]*[.B$18]+[.J75]*[.B$22]" office:value-type="float" office:value="1198" calcext:value-type="float">
            <text:p>119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76]*[.B76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76]*[.B$2]+[.F76]*[.B$6]+[.G76]*[.B$10]+[.H76]*[.B$14]+[.I76]*[.B$18]+[.J76]*[.B$22]" office:value-type="float" office:value="1715" calcext:value-type="float">
            <text:p>1715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77]*[.B77]" office:value-type="float" office:value="2064" calcext:value-type="float">
            <text:p>2064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77]*[.B$2]+[.F77]*[.B$6]+[.G77]*[.B$10]+[.H77]*[.B$14]+[.I77]*[.B$18]+[.J77]*[.B$22]" office:value-type="float" office:value="2114" calcext:value-type="float">
            <text:p>2114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8]*[.B78]" office:value-type="float" office:value="1260" calcext:value-type="float">
            <text:p>126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78]*[.B$2]+[.F78]*[.B$6]+[.G78]*[.B$10]+[.H78]*[.B$14]+[.I78]*[.B$18]+[.J78]*[.B$22]" office:value-type="float" office:value="1302" calcext:value-type="float">
            <text:p>130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79]*[.B79]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79]*[.B$2]+[.F79]*[.B$6]+[.G79]*[.B$10]+[.H79]*[.B$14]+[.I79]*[.B$18]+[.J79]*[.B$22]" office:value-type="float" office:value="1963" calcext:value-type="float">
            <text:p>196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0]*[.B80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80]*[.B$2]+[.F80]*[.B$6]+[.G80]*[.B$10]+[.H80]*[.B$14]+[.I80]*[.B$18]+[.J80]*[.B$22]" office:value-type="float" office:value="1112" calcext:value-type="float">
            <text:p>111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1]*[.B81]" office:value-type="float" office:value="2064" calcext:value-type="float">
            <text:p>2064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81]*[.B$2]+[.F81]*[.B$6]+[.G81]*[.B$10]+[.H81]*[.B$14]+[.I81]*[.B$18]+[.J81]*[.B$22]" office:value-type="float" office:value="1498" calcext:value-type="float">
            <text:p>1498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82]*[.B82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82]*[.B$2]+[.F82]*[.B$6]+[.G82]*[.B$10]+[.H82]*[.B$14]+[.I82]*[.B$18]+[.J82]*[.B$22]" office:value-type="float" office:value="1122" calcext:value-type="float">
            <text:p>112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3]*[.B83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83]*[.B$2]+[.F83]*[.B$6]+[.G83]*[.B$10]+[.H83]*[.B$14]+[.I83]*[.B$18]+[.J83]*[.B$22]" office:value-type="float" office:value="1724" calcext:value-type="float">
            <text:p>172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4]*[.B84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84]*[.B$2]+[.F84]*[.B$6]+[.G84]*[.B$10]+[.H84]*[.B$14]+[.I84]*[.B$18]+[.J84]*[.B$22]" office:value-type="float" office:value="1277" calcext:value-type="float">
            <text:p>127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85]*[.B85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85]*[.B$2]+[.F85]*[.B$6]+[.G85]*[.B$10]+[.H85]*[.B$14]+[.I85]*[.B$18]+[.J85]*[.B$22]" office:value-type="float" office:value="1492" calcext:value-type="float">
            <text:p>149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6]*[.B86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86]*[.B$2]+[.F86]*[.B$6]+[.G86]*[.B$10]+[.H86]*[.B$14]+[.I86]*[.B$18]+[.J86]*[.B$22]" office:value-type="float" office:value="1820" calcext:value-type="float">
            <text:p>182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87]*[.B87]" office:value-type="float" office:value="1540" calcext:value-type="float">
            <text:p>154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3" table:formula="of:=[.E87]*[.B$2]+[.F87]*[.B$6]+[.G87]*[.B$10]+[.H87]*[.B$14]+[.I87]*[.B$18]+[.J87]*[.B$22]" office:value-type="float" office:value="1030" calcext:value-type="float">
            <text:p>1030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8]*[.B88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88]*[.B$2]+[.F88]*[.B$6]+[.G88]*[.B$10]+[.H88]*[.B$14]+[.I88]*[.B$18]+[.J88]*[.B$22]" office:value-type="float" office:value="1818" calcext:value-type="float">
            <text:p>181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89]*[.B89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89]*[.B$2]+[.F89]*[.B$6]+[.G89]*[.B$10]+[.H89]*[.B$14]+[.I89]*[.B$18]+[.J89]*[.B$22]" office:value-type="float" office:value="1199" calcext:value-type="float">
            <text:p>119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90]*[.B90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90]*[.B$2]+[.F90]*[.B$6]+[.G90]*[.B$10]+[.H90]*[.B$14]+[.I90]*[.B$18]+[.J90]*[.B$22]" office:value-type="float" office:value="1219" calcext:value-type="float">
            <text:p>121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1]*[.B91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91]*[.B$2]+[.F91]*[.B$6]+[.G91]*[.B$10]+[.H91]*[.B$14]+[.I91]*[.B$18]+[.J91]*[.B$22]" office:value-type="float" office:value="2258" calcext:value-type="float">
            <text:p>2258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2]*[.B92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92]*[.B$2]+[.F92]*[.B$6]+[.G92]*[.B$10]+[.H92]*[.B$14]+[.I92]*[.B$18]+[.J92]*[.B$22]" office:value-type="float" office:value="1625" calcext:value-type="float">
            <text:p>162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3]*[.B93]" office:value-type="float" office:value="1628" calcext:value-type="float">
            <text:p>1628</text:p>
          </table:table-cell>
          <table:table-cell table:style-name="ce2"/>
          <table:table-cell table:number-columns-repeated="3"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93]*[.B$2]+[.F93]*[.B$6]+[.G93]*[.B$10]+[.H93]*[.B$14]+[.I93]*[.B$18]+[.J93]*[.B$22]" office:value-type="float" office:value="1659" calcext:value-type="float">
            <text:p>1659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94]*[.B94]" office:value-type="float" office:value="1692" calcext:value-type="float">
            <text:p>1692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94]*[.B$2]+[.F94]*[.B$6]+[.G94]*[.B$10]+[.H94]*[.B$14]+[.I94]*[.B$18]+[.J94]*[.B$22]" office:value-type="float" office:value="1195" calcext:value-type="float">
            <text:p>1195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5]*[.B95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95]*[.B$2]+[.F95]*[.B$6]+[.G95]*[.B$10]+[.H95]*[.B$14]+[.I95]*[.B$18]+[.J95]*[.B$22]" office:value-type="float" office:value="1287" calcext:value-type="float">
            <text:p>1287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96]*[.B96]" office:value-type="float" office:value="1435" calcext:value-type="float">
            <text:p>1435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96]*[.B$2]+[.F96]*[.B$6]+[.G96]*[.B$10]+[.H96]*[.B$14]+[.I96]*[.B$18]+[.J96]*[.B$22]" office:value-type="float" office:value="954" calcext:value-type="float">
            <text:p>95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7]*[.B97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97]*[.B$2]+[.F97]*[.B$6]+[.G97]*[.B$10]+[.H97]*[.B$14]+[.I97]*[.B$18]+[.J97]*[.B$22]" office:value-type="float" office:value="937" calcext:value-type="float">
            <text:p>937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98]*[.B98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formula="of:=[.E98]*[.B$2]+[.F98]*[.B$6]+[.G98]*[.B$10]+[.H98]*[.B$14]+[.I98]*[.B$18]+[.J98]*[.B$22]" office:value-type="float" office:value="2035" calcext:value-type="float">
            <text:p>2035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99]*[.B99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99]*[.B$2]+[.F99]*[.B$6]+[.G99]*[.B$10]+[.H99]*[.B$14]+[.I99]*[.B$18]+[.J99]*[.B$22]" office:value-type="float" office:value="1514" calcext:value-type="float">
            <text:p>1514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00]*[.B100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100]*[.B$2]+[.F100]*[.B$6]+[.G100]*[.B$10]+[.H100]*[.B$14]+[.I100]*[.B$18]+[.J100]*[.B$22]" office:value-type="float" office:value="1287" calcext:value-type="float">
            <text:p>1287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101]*[.B101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01]*[.B$2]+[.F101]*[.B$6]+[.G101]*[.B$10]+[.H101]*[.B$14]+[.I101]*[.B$18]+[.J101]*[.B$22]" office:value-type="float" office:value="1601" calcext:value-type="float">
            <text:p>1601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02]*[.B102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102]*[.B$2]+[.F102]*[.B$6]+[.G102]*[.B$10]+[.H102]*[.B$14]+[.I102]*[.B$18]+[.J102]*[.B$22]" office:value-type="float" office:value="1984" calcext:value-type="float">
            <text:p>1984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103]*[.B103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103]*[.B$2]+[.F103]*[.B$6]+[.G103]*[.B$10]+[.H103]*[.B$14]+[.I103]*[.B$18]+[.J103]*[.B$22]" office:value-type="float" office:value="1863" calcext:value-type="float">
            <text:p>186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104]*[.B104]" office:value-type="float" office:value="2070" calcext:value-type="float">
            <text:p>2070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04]*[.B$2]+[.F104]*[.B$6]+[.G104]*[.B$10]+[.H104]*[.B$14]+[.I104]*[.B$18]+[.J104]*[.B$22]" office:value-type="float" office:value="2113" calcext:value-type="float">
            <text:p>2113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105]*[.B105]" office:value-type="float" office:value="1610" calcext:value-type="float">
            <text:p>1610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105]*[.B$2]+[.F105]*[.B$6]+[.G105]*[.B$10]+[.H105]*[.B$14]+[.I105]*[.B$18]+[.J105]*[.B$22]" office:value-type="float" office:value="1086" calcext:value-type="float">
            <text:p>108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06]*[.B106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106]*[.B$2]+[.F106]*[.B$6]+[.G106]*[.B$10]+[.H106]*[.B$14]+[.I106]*[.B$18]+[.J106]*[.B$22]" office:value-type="float" office:value="1399" calcext:value-type="float">
            <text:p>1399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107]*[.B107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107]*[.B$2]+[.F107]*[.B$6]+[.G107]*[.B$10]+[.H107]*[.B$14]+[.I107]*[.B$18]+[.J107]*[.B$22]" office:value-type="float" office:value="1126" calcext:value-type="float">
            <text:p>1126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08]*[.B108]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108]*[.B$2]+[.F108]*[.B$6]+[.G108]*[.B$10]+[.H108]*[.B$14]+[.I108]*[.B$18]+[.J108]*[.B$22]" office:value-type="float" office:value="1390" calcext:value-type="float">
            <text:p>139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109]*[.B109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109]*[.B$2]+[.F109]*[.B$6]+[.G109]*[.B$10]+[.H109]*[.B$14]+[.I109]*[.B$18]+[.J109]*[.B$22]" office:value-type="float" office:value="1198" calcext:value-type="float">
            <text:p>1198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10]*[.B110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110]*[.B$2]+[.F110]*[.B$6]+[.G110]*[.B$10]+[.H110]*[.B$14]+[.I110]*[.B$18]+[.J110]*[.B$22]" office:value-type="float" office:value="2125" calcext:value-type="float">
            <text:p>2125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11]*[.B111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111]*[.B$2]+[.F111]*[.B$6]+[.G111]*[.B$10]+[.H111]*[.B$14]+[.I111]*[.B$18]+[.J111]*[.B$22]" office:value-type="float" office:value="1991" calcext:value-type="float">
            <text:p>1991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12]*[.B112]" office:value-type="float" office:value="2160" calcext:value-type="float">
            <text:p>216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112]*[.B$2]+[.F112]*[.B$6]+[.G112]*[.B$10]+[.H112]*[.B$14]+[.I112]*[.B$18]+[.J112]*[.B$22]" office:value-type="float" office:value="2222" calcext:value-type="float">
            <text:p>222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13]*[.B113]" office:value-type="float" office:value="2070" calcext:value-type="float">
            <text:p>2070</text:p>
          </table:table-cell>
          <table:table-cell table:style-name="ce2"/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113]*[.B$2]+[.F113]*[.B$6]+[.G113]*[.B$10]+[.H113]*[.B$14]+[.I113]*[.B$18]+[.J113]*[.B$22]" office:value-type="float" office:value="2115" calcext:value-type="float">
            <text:p>2115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14]*[.B114]" office:value-type="float" office:value="2070" calcext:value-type="float">
            <text:p>2070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114]*[.B$2]+[.F114]*[.B$6]+[.G114]*[.B$10]+[.H114]*[.B$14]+[.I114]*[.B$18]+[.J114]*[.B$22]" office:value-type="float" office:value="2126" calcext:value-type="float">
            <text:p>212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15]*[.B115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115]*[.B$2]+[.F115]*[.B$6]+[.G115]*[.B$10]+[.H115]*[.B$14]+[.I115]*[.B$18]+[.J115]*[.B$22]" office:value-type="float" office:value="1306" calcext:value-type="float">
            <text:p>130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9" calcext:value-type="float">
            <text:p>49</text:p>
          </table:table-cell>
          <table:table-cell table:style-name="ce2" table:formula="of:=[.A116]*[.B116]" office:value-type="float" office:value="2401" calcext:value-type="float">
            <text:p>2401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6" calcext:value-type="float">
            <text:p>66</text:p>
          </table:table-cell>
          <table:table-cell table:style-name="ce3" table:formula="of:=[.E116]*[.B$2]+[.F116]*[.B$6]+[.G116]*[.B$10]+[.H116]*[.B$14]+[.I116]*[.B$18]+[.J116]*[.B$22]" office:value-type="float" office:value="2469" calcext:value-type="float">
            <text:p>2469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117]*[.B117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117]*[.B$2]+[.F117]*[.B$6]+[.G117]*[.B$10]+[.H117]*[.B$14]+[.I117]*[.B$18]+[.J117]*[.B$22]" office:value-type="float" office:value="1191" calcext:value-type="float">
            <text:p>119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18]*[.B118]" office:value-type="float" office:value="2162" calcext:value-type="float">
            <text:p>2162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118]*[.B$2]+[.F118]*[.B$6]+[.G118]*[.B$10]+[.H118]*[.B$14]+[.I118]*[.B$18]+[.J118]*[.B$22]" office:value-type="float" office:value="2217" calcext:value-type="float">
            <text:p>2217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19]*[.B119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119]*[.B$2]+[.F119]*[.B$6]+[.G119]*[.B$10]+[.H119]*[.B$14]+[.I119]*[.B$18]+[.J119]*[.B$22]" office:value-type="float" office:value="1276" calcext:value-type="float">
            <text:p>1276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120]*[.B120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120]*[.B$2]+[.F120]*[.B$6]+[.G120]*[.B$10]+[.H120]*[.B$14]+[.I120]*[.B$18]+[.J120]*[.B$22]" office:value-type="float" office:value="2164" calcext:value-type="float">
            <text:p>216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5" calcext:value-type="float">
            <text:p>35</text:p>
          </table:table-cell>
          <table:table-cell table:style-name="ce2" table:formula="of:=[.A121]*[.B121]" office:value-type="float" office:value="1225" calcext:value-type="float">
            <text:p>12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121]*[.B$2]+[.F121]*[.B$6]+[.G121]*[.B$10]+[.H121]*[.B$14]+[.I121]*[.B$18]+[.J121]*[.B$22]" office:value-type="float" office:value="1263" calcext:value-type="float">
            <text:p>1263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22]*[.B122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122]*[.B$2]+[.F122]*[.B$6]+[.G122]*[.B$10]+[.H122]*[.B$14]+[.I122]*[.B$18]+[.J122]*[.B$22]" office:value-type="float" office:value="1280" calcext:value-type="float">
            <text:p>128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23]*[.B123]" office:value-type="float" office:value="2068" calcext:value-type="float">
            <text:p>2068</text:p>
          </table:table-cell>
          <table:table-cell table:style-name="ce2"/>
          <table:table-cell table:number-columns-repeated="2" table:style-name="ce2" office:value-type="float" office:value="51" calcext:value-type="float">
            <text:p>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123]*[.B$2]+[.F123]*[.B$6]+[.G123]*[.B$10]+[.H123]*[.B$14]+[.I123]*[.B$18]+[.J123]*[.B$22]" office:value-type="float" office:value="2112" calcext:value-type="float">
            <text:p>211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24]*[.B124]" office:value-type="float" office:value="1739" calcext:value-type="float">
            <text:p>1739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124]*[.B$2]+[.F124]*[.B$6]+[.G124]*[.B$10]+[.H124]*[.B$14]+[.I124]*[.B$18]+[.J124]*[.B$22]" office:value-type="float" office:value="1192" calcext:value-type="float">
            <text:p>1192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25]*[.B125]" office:value-type="float" office:value="1900" calcext:value-type="float">
            <text:p>1900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25]*[.B$2]+[.F125]*[.B$6]+[.G125]*[.B$10]+[.H125]*[.B$14]+[.I125]*[.B$18]+[.J125]*[.B$22]" office:value-type="float" office:value="1947" calcext:value-type="float">
            <text:p>194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126]*[.B126]" office:value-type="float" office:value="1482" calcext:value-type="float">
            <text:p>1482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126]*[.B$2]+[.F126]*[.B$6]+[.G126]*[.B$10]+[.H126]*[.B$14]+[.I126]*[.B$18]+[.J126]*[.B$22]" office:value-type="float" office:value="1033" calcext:value-type="float">
            <text:p>103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27]*[.B127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8" calcext:value-type="float">
            <text:p>68</text:p>
          </table:table-cell>
          <table:table-cell table:style-name="ce3" table:formula="of:=[.E127]*[.B$2]+[.F127]*[.B$6]+[.G127]*[.B$10]+[.H127]*[.B$14]+[.I127]*[.B$18]+[.J127]*[.B$22]" office:value-type="float" office:value="2185" calcext:value-type="float">
            <text:p>218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28]*[.B128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28]*[.B$2]+[.F128]*[.B$6]+[.G128]*[.B$10]+[.H128]*[.B$14]+[.I128]*[.B$18]+[.J128]*[.B$22]" office:value-type="float" office:value="1860" calcext:value-type="float">
            <text:p>186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29]*[.B129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129]*[.B$2]+[.F129]*[.B$6]+[.G129]*[.B$10]+[.H129]*[.B$14]+[.I129]*[.B$18]+[.J129]*[.B$22]" office:value-type="float" office:value="1221" calcext:value-type="float">
            <text:p>122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130]*[.B130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130]*[.B$2]+[.F130]*[.B$6]+[.G130]*[.B$10]+[.H130]*[.B$14]+[.I130]*[.B$18]+[.J130]*[.B$22]" office:value-type="float" office:value="1775" calcext:value-type="float">
            <text:p>177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8" calcext:value-type="float">
            <text:p>48</text:p>
          </table:table-cell>
          <table:table-cell table:style-name="ce2" table:formula="of:=[.A131]*[.B131]" office:value-type="float" office:value="2304" calcext:value-type="float">
            <text:p>2304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131]*[.B$2]+[.F131]*[.B$6]+[.G131]*[.B$10]+[.H131]*[.B$14]+[.I131]*[.B$18]+[.J131]*[.B$22]" office:value-type="float" office:value="2363" calcext:value-type="float">
            <text:p>2363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132]*[.B132]" office:value-type="float" office:value="1794" calcext:value-type="float">
            <text:p>1794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132]*[.B$2]+[.F132]*[.B$6]+[.G132]*[.B$10]+[.H132]*[.B$14]+[.I132]*[.B$18]+[.J132]*[.B$22]" office:value-type="float" office:value="1304" calcext:value-type="float">
            <text:p>1304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33]*[.B133]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133]*[.B$2]+[.F133]*[.B$6]+[.G133]*[.B$10]+[.H133]*[.B$14]+[.I133]*[.B$18]+[.J133]*[.B$22]" office:value-type="float" office:value="1399" calcext:value-type="float">
            <text:p>139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34]*[.B134]" office:value-type="float" office:value="2160" calcext:value-type="float">
            <text:p>2160</text:p>
          </table:table-cell>
          <table:table-cell table:style-name="ce2"/>
          <table:table-cell table:number-columns-repeated="2"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34]*[.B$2]+[.F134]*[.B$6]+[.G134]*[.B$10]+[.H134]*[.B$14]+[.I134]*[.B$18]+[.J134]*[.B$22]" office:value-type="float" office:value="1588" calcext:value-type="float">
            <text:p>158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135]*[.B135]" office:value-type="float" office:value="1640" calcext:value-type="float">
            <text:p>164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135]*[.B$2]+[.F135]*[.B$6]+[.G135]*[.B$10]+[.H135]*[.B$14]+[.I135]*[.B$18]+[.J135]*[.B$22]" office:value-type="float" office:value="1131" calcext:value-type="float">
            <text:p>1131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36]*[.B136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136]*[.B$2]+[.F136]*[.B$6]+[.G136]*[.B$10]+[.H136]*[.B$14]+[.I136]*[.B$18]+[.J136]*[.B$22]" office:value-type="float" office:value="1515" calcext:value-type="float">
            <text:p>1515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37]*[.B137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137]*[.B$2]+[.F137]*[.B$6]+[.G137]*[.B$10]+[.H137]*[.B$14]+[.I137]*[.B$18]+[.J137]*[.B$22]" office:value-type="float" office:value="2027" calcext:value-type="float">
            <text:p>2027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138]*[.B138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138]*[.B$2]+[.F138]*[.B$6]+[.G138]*[.B$10]+[.H138]*[.B$14]+[.I138]*[.B$18]+[.J138]*[.B$22]" office:value-type="float" office:value="1793" calcext:value-type="float">
            <text:p>1793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39]*[.B139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139]*[.B$2]+[.F139]*[.B$6]+[.G139]*[.B$10]+[.H139]*[.B$14]+[.I139]*[.B$18]+[.J139]*[.B$22]" office:value-type="float" office:value="1650" calcext:value-type="float">
            <text:p>165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9" calcext:value-type="float">
            <text:p>39</text:p>
          </table:table-cell>
          <table:table-cell table:style-name="ce2" table:formula="of:=[.A140]*[.B140]" office:value-type="float" office:value="1521" calcext:value-type="float">
            <text:p>1521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140]*[.B$2]+[.F140]*[.B$6]+[.G140]*[.B$10]+[.H140]*[.B$14]+[.I140]*[.B$18]+[.J140]*[.B$22]" office:value-type="float" office:value="1565" calcext:value-type="float">
            <text:p>1565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141]*[.B141]" office:value-type="float" office:value="2352" calcext:value-type="float">
            <text:p>2352</text:p>
          </table:table-cell>
          <table:table-cell table:style-name="ce2"/>
          <table:table-cell table:number-columns-repeated="2" table:style-name="ce2" office:value-type="float" office:value="58" calcext:value-type="float">
            <text:p>5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141]*[.B$2]+[.F141]*[.B$6]+[.G141]*[.B$10]+[.H141]*[.B$14]+[.I141]*[.B$18]+[.J141]*[.B$22]" office:value-type="float" office:value="2411" calcext:value-type="float">
            <text:p>241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142]*[.B142]" office:value-type="float" office:value="2208" calcext:value-type="float">
            <text:p>2208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142]*[.B$2]+[.F142]*[.B$6]+[.G142]*[.B$10]+[.H142]*[.B$14]+[.I142]*[.B$18]+[.J142]*[.B$22]" office:value-type="float" office:value="2268" calcext:value-type="float">
            <text:p>226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143]*[.B143]" office:value-type="float" office:value="2156" calcext:value-type="float">
            <text:p>215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143]*[.B$2]+[.F143]*[.B$6]+[.G143]*[.B$10]+[.H143]*[.B$14]+[.I143]*[.B$18]+[.J143]*[.B$22]" office:value-type="float" office:value="2214" calcext:value-type="float">
            <text:p>221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44]*[.B144]" office:value-type="float" office:value="2107" calcext:value-type="float">
            <text:p>2107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144]*[.B$2]+[.F144]*[.B$6]+[.G144]*[.B$10]+[.H144]*[.B$14]+[.I144]*[.B$18]+[.J144]*[.B$22]" office:value-type="float" office:value="2172" calcext:value-type="float">
            <text:p>217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45]*[.B145]" office:value-type="float" office:value="1833" calcext:value-type="float">
            <text:p>1833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145]*[.B$2]+[.F145]*[.B$6]+[.G145]*[.B$10]+[.H145]*[.B$14]+[.I145]*[.B$18]+[.J145]*[.B$22]" office:value-type="float" office:value="1884" calcext:value-type="float">
            <text:p>1884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46]*[.B146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146]*[.B$2]+[.F146]*[.B$6]+[.G146]*[.B$10]+[.H146]*[.B$14]+[.I146]*[.B$18]+[.J146]*[.B$22]" office:value-type="float" office:value="2178" calcext:value-type="float">
            <text:p>2178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47]*[.B147]" office:value-type="float" office:value="1638" calcext:value-type="float">
            <text:p>1638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147]*[.B$2]+[.F147]*[.B$6]+[.G147]*[.B$10]+[.H147]*[.B$14]+[.I147]*[.B$18]+[.J147]*[.B$22]" office:value-type="float" office:value="1682" calcext:value-type="float">
            <text:p>1682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48]*[.B148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148]*[.B$2]+[.F148]*[.B$6]+[.G148]*[.B$10]+[.H148]*[.B$14]+[.I148]*[.B$18]+[.J148]*[.B$22]" office:value-type="float" office:value="1111" calcext:value-type="float">
            <text:p>1111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49]*[.B149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149]*[.B$2]+[.F149]*[.B$6]+[.G149]*[.B$10]+[.H149]*[.B$14]+[.I149]*[.B$18]+[.J149]*[.B$22]" office:value-type="float" office:value="1903" calcext:value-type="float">
            <text:p>1903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50]*[.B150]" office:value-type="float" office:value="1517" calcext:value-type="float">
            <text:p>1517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number-columns-repeated="3"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150]*[.B$2]+[.F150]*[.B$6]+[.G150]*[.B$10]+[.H150]*[.B$14]+[.I150]*[.B$18]+[.J150]*[.B$22]" office:value-type="float" office:value="1032" calcext:value-type="float">
            <text:p>103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51]*[.B151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151]*[.B$2]+[.F151]*[.B$6]+[.G151]*[.B$10]+[.H151]*[.B$14]+[.I151]*[.B$18]+[.J151]*[.B$22]"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52]*[.B152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52]*[.B$2]+[.F152]*[.B$6]+[.G152]*[.B$10]+[.H152]*[.B$14]+[.I152]*[.B$18]+[.J152]*[.B$22]" office:value-type="float" office:value="1862" calcext:value-type="float">
            <text:p>1862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153]*[.B153]" office:value-type="float" office:value="2160" calcext:value-type="float">
            <text:p>2160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153]*[.B$2]+[.F153]*[.B$6]+[.G153]*[.B$10]+[.H153]*[.B$14]+[.I153]*[.B$18]+[.J153]*[.B$22]" office:value-type="float" office:value="2224" calcext:value-type="float">
            <text:p>222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9" calcext:value-type="float">
            <text:p>39</text:p>
          </table:table-cell>
          <table:table-cell table:style-name="ce2" table:formula="of:=[.A154]*[.B154]" office:value-type="float" office:value="1521" calcext:value-type="float">
            <text:p>1521</text:p>
          </table:table-cell>
          <table:table-cell table:style-name="ce2"/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54]*[.B$2]+[.F154]*[.B$6]+[.G154]*[.B$10]+[.H154]*[.B$14]+[.I154]*[.B$18]+[.J154]*[.B$22]" office:value-type="float" office:value="1569" calcext:value-type="float">
            <text:p>156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0" calcext:value-type="float">
            <text:p>40</text:p>
          </table:table-cell>
          <table:table-cell table:style-name="ce2" table:formula="of:=[.A155]*[.B155]" office:value-type="float" office:value="1600" calcext:value-type="float">
            <text:p>160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[.E155]*[.B$2]+[.F155]*[.B$6]+[.G155]*[.B$10]+[.H155]*[.B$14]+[.I155]*[.B$18]+[.J155]*[.B$22]" office:value-type="float" office:value="1124" calcext:value-type="float">
            <text:p>112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56]*[.B156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156]*[.B$2]+[.F156]*[.B$6]+[.G156]*[.B$10]+[.H156]*[.B$14]+[.I156]*[.B$18]+[.J156]*[.B$22]" office:value-type="float" office:value="1893" calcext:value-type="float">
            <text:p>1893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57]*[.B157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57]*[.B$2]+[.F157]*[.B$6]+[.G157]*[.B$10]+[.H157]*[.B$14]+[.I157]*[.B$18]+[.J157]*[.B$22]" office:value-type="float" office:value="1935" calcext:value-type="float">
            <text:p>193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58]*[.B158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58]*[.B$2]+[.F158]*[.B$6]+[.G158]*[.B$10]+[.H158]*[.B$14]+[.I158]*[.B$18]+[.J158]*[.B$22]" office:value-type="float" office:value="1632" calcext:value-type="float">
            <text:p>163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159]*[.B159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159]*[.B$2]+[.F159]*[.B$6]+[.G159]*[.B$10]+[.H159]*[.B$14]+[.I159]*[.B$18]+[.J159]*[.B$22]" office:value-type="float" office:value="1902" calcext:value-type="float">
            <text:p>1902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60]*[.B160]" office:value-type="float" office:value="1806" calcext:value-type="float">
            <text:p>1806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160]*[.B$2]+[.F160]*[.B$6]+[.G160]*[.B$10]+[.H160]*[.B$14]+[.I160]*[.B$18]+[.J160]*[.B$22]" office:value-type="float" office:value="1855" calcext:value-type="float">
            <text:p>185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1" calcext:value-type="float">
            <text:p>41</text:p>
          </table:table-cell>
          <table:table-cell table:style-name="ce2" table:formula="of:=[.A161]*[.B161]" office:value-type="float" office:value="1681" calcext:value-type="float">
            <text:p>1681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161]*[.B$2]+[.F161]*[.B$6]+[.G161]*[.B$10]+[.H161]*[.B$14]+[.I161]*[.B$18]+[.J161]*[.B$22]" office:value-type="float" office:value="1119" calcext:value-type="float">
            <text:p>111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62]*[.B162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162]*[.B$2]+[.F162]*[.B$6]+[.G162]*[.B$10]+[.H162]*[.B$14]+[.I162]*[.B$18]+[.J162]*[.B$22]" office:value-type="float" office:value="1891" calcext:value-type="float">
            <text:p>189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6" calcext:value-type="float">
            <text:p>46</text:p>
          </table:table-cell>
          <table:table-cell table:style-name="ce2" table:formula="of:=[.A163]*[.B163]" office:value-type="float" office:value="2116" calcext:value-type="float">
            <text:p>2116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63]*[.B$2]+[.F163]*[.B$6]+[.G163]*[.B$10]+[.H163]*[.B$14]+[.I163]*[.B$18]+[.J163]*[.B$22]" office:value-type="float" office:value="2163" calcext:value-type="float">
            <text:p>2163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164]*[.B164]" office:value-type="float" office:value="1610" calcext:value-type="float">
            <text:p>161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164]*[.B$2]+[.F164]*[.B$6]+[.G164]*[.B$10]+[.H164]*[.B$14]+[.I164]*[.B$18]+[.J164]*[.B$22]" office:value-type="float" office:value="1091" calcext:value-type="float">
            <text:p>1091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165]*[.B165]" office:value-type="float" office:value="1404" calcext:value-type="float">
            <text:p>1404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165]*[.B$2]+[.F165]*[.B$6]+[.G165]*[.B$10]+[.H165]*[.B$14]+[.I165]*[.B$18]+[.J165]*[.B$22]" office:value-type="float" office:value="1459" calcext:value-type="float">
            <text:p>145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66]*[.B166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166]*[.B$2]+[.F166]*[.B$6]+[.G166]*[.B$10]+[.H166]*[.B$14]+[.I166]*[.B$18]+[.J166]*[.B$22]" office:value-type="float" office:value="2245" calcext:value-type="float">
            <text:p>2245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67]*[.B167]" office:value-type="float" office:value="1517" calcext:value-type="float">
            <text:p>1517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167]*[.B$2]+[.F167]*[.B$6]+[.G167]*[.B$10]+[.H167]*[.B$14]+[.I167]*[.B$18]+[.J167]*[.B$22]" office:value-type="float" office:value="1038" calcext:value-type="float">
            <text:p>1038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168]*[.B168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68]*[.B$2]+[.F168]*[.B$6]+[.G168]*[.B$10]+[.H168]*[.B$14]+[.I168]*[.B$18]+[.J168]*[.B$22]" office:value-type="float" office:value="1871" calcext:value-type="float">
            <text:p>187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169]*[.B169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169]*[.B$2]+[.F169]*[.B$6]+[.G169]*[.B$10]+[.H169]*[.B$14]+[.I169]*[.B$18]+[.J169]*[.B$22]" office:value-type="float" office:value="1191" calcext:value-type="float">
            <text:p>119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170]*[.B170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170]*[.B$2]+[.F170]*[.B$6]+[.G170]*[.B$10]+[.H170]*[.B$14]+[.I170]*[.B$18]+[.J170]*[.B$22]" office:value-type="float" office:value="1192" calcext:value-type="float">
            <text:p>1192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171]*[.B171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171]*[.B$2]+[.F171]*[.B$6]+[.G171]*[.B$10]+[.H171]*[.B$14]+[.I171]*[.B$18]+[.J171]*[.B$22]" office:value-type="float" office:value="1684" calcext:value-type="float">
            <text:p>1684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172]*[.B172]" office:value-type="float" office:value="1476" calcext:value-type="float">
            <text:p>1476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172]*[.B$2]+[.F172]*[.B$6]+[.G172]*[.B$10]+[.H172]*[.B$14]+[.I172]*[.B$18]+[.J172]*[.B$22]" office:value-type="float" office:value="1041" calcext:value-type="float">
            <text:p>1041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73]*[.B173]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173]*[.B$2]+[.F173]*[.B$6]+[.G173]*[.B$10]+[.H173]*[.B$14]+[.I173]*[.B$18]+[.J173]*[.B$22]" office:value-type="float" office:value="1394" calcext:value-type="float">
            <text:p>1394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174]*[.B174]" office:value-type="float" office:value="1400" calcext:value-type="float">
            <text:p>140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174]*[.B$2]+[.F174]*[.B$6]+[.G174]*[.B$10]+[.H174]*[.B$14]+[.I174]*[.B$18]+[.J174]*[.B$22]" office:value-type="float" office:value="948" calcext:value-type="float">
            <text:p>948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75]*[.B175]" office:value-type="float" office:value="2162" calcext:value-type="float">
            <text:p>2162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175]*[.B$2]+[.F175]*[.B$6]+[.G175]*[.B$10]+[.H175]*[.B$14]+[.I175]*[.B$18]+[.J175]*[.B$22]" office:value-type="float" office:value="1495" calcext:value-type="float">
            <text:p>1495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176]*[.B176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176]*[.B$2]+[.F176]*[.B$6]+[.G176]*[.B$10]+[.H176]*[.B$14]+[.I176]*[.B$18]+[.J176]*[.B$22]" office:value-type="float" office:value="1280" calcext:value-type="float">
            <text:p>128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177]*[.B177]" office:value-type="float" office:value="1520" calcext:value-type="float">
            <text:p>1520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177]*[.B$2]+[.F177]*[.B$6]+[.G177]*[.B$10]+[.H177]*[.B$14]+[.I177]*[.B$18]+[.J177]*[.B$22]" office:value-type="float" office:value="1036" calcext:value-type="float">
            <text:p>1036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178]*[.B178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178]*[.B$2]+[.F178]*[.B$6]+[.G178]*[.B$10]+[.H178]*[.B$14]+[.I178]*[.B$18]+[.J178]*[.B$22]" office:value-type="float" office:value="1711" calcext:value-type="float">
            <text:p>1711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79]*[.B179]" office:value-type="float" office:value="2303" calcext:value-type="float">
            <text:p>2303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179]*[.B$2]+[.F179]*[.B$6]+[.G179]*[.B$10]+[.H179]*[.B$14]+[.I179]*[.B$18]+[.J179]*[.B$22]" office:value-type="float" office:value="2354" calcext:value-type="float">
            <text:p>2354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180]*[.B180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180]*[.B$2]+[.F180]*[.B$6]+[.G180]*[.B$10]+[.H180]*[.B$14]+[.I180]*[.B$18]+[.J180]*[.B$22]" office:value-type="float" office:value="1209" calcext:value-type="float">
            <text:p>120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81]*[.B181]" office:value-type="float" office:value="2450" calcext:value-type="float">
            <text:p>2450</text:p>
          </table:table-cell>
          <table:table-cell table:style-name="ce2"/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181]*[.B$2]+[.F181]*[.B$6]+[.G181]*[.B$10]+[.H181]*[.B$14]+[.I181]*[.B$18]+[.J181]*[.B$22]" office:value-type="float" office:value="1698" calcext:value-type="float">
            <text:p>169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182]*[.B182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182]*[.B$2]+[.F182]*[.B$6]+[.G182]*[.B$10]+[.H182]*[.B$14]+[.I182]*[.B$18]+[.J182]*[.B$22]" office:value-type="float" office:value="1203" calcext:value-type="float">
            <text:p>1203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83]*[.B183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183]*[.B$2]+[.F183]*[.B$6]+[.G183]*[.B$10]+[.H183]*[.B$14]+[.I183]*[.B$18]+[.J183]*[.B$22]" office:value-type="float" office:value="2259" calcext:value-type="float">
            <text:p>2259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84]*[.B184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184]*[.B$2]+[.F184]*[.B$6]+[.G184]*[.B$10]+[.H184]*[.B$14]+[.I184]*[.B$18]+[.J184]*[.B$22]" office:value-type="float" office:value="1982" calcext:value-type="float">
            <text:p>1982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185]*[.B185]" office:value-type="float" office:value="1330" calcext:value-type="float">
            <text:p>133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185]*[.B$2]+[.F185]*[.B$6]+[.G185]*[.B$10]+[.H185]*[.B$14]+[.I185]*[.B$18]+[.J185]*[.B$22]" office:value-type="float" office:value="1370" calcext:value-type="float">
            <text:p>137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0" calcext:value-type="float">
            <text:p>40</text:p>
          </table:table-cell>
          <table:table-cell table:style-name="ce2" table:formula="of:=[.A186]*[.B186]" office:value-type="float" office:value="1600" calcext:value-type="float">
            <text:p>160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86]*[.B$2]+[.F186]*[.B$6]+[.G186]*[.B$10]+[.H186]*[.B$14]+[.I186]*[.B$18]+[.J186]*[.B$22]" office:value-type="float" office:value="1642" calcext:value-type="float">
            <text:p>1642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187]*[.B187]" office:value-type="float" office:value="1476" calcext:value-type="float">
            <text:p>1476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187]*[.B$2]+[.F187]*[.B$6]+[.G187]*[.B$10]+[.H187]*[.B$14]+[.I187]*[.B$18]+[.J187]*[.B$22]" office:value-type="float" office:value="1519" calcext:value-type="float">
            <text:p>1519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188]*[.B188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188]*[.B$2]+[.F188]*[.B$6]+[.G188]*[.B$10]+[.H188]*[.B$14]+[.I188]*[.B$18]+[.J188]*[.B$22]" office:value-type="float" office:value="1594" calcext:value-type="float">
            <text:p>1594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89]*[.B189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3" table:formula="of:=[.E189]*[.B$2]+[.F189]*[.B$6]+[.G189]*[.B$10]+[.H189]*[.B$14]+[.I189]*[.B$18]+[.J189]*[.B$22]" office:value-type="float" office:value="1123" calcext:value-type="float">
            <text:p>112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90]*[.B190]" office:value-type="float" office:value="1665" calcext:value-type="float">
            <text:p>166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190]*[.B$2]+[.F190]*[.B$6]+[.G190]*[.B$10]+[.H190]*[.B$14]+[.I190]*[.B$18]+[.J190]*[.B$22]" office:value-type="float" office:value="1706" calcext:value-type="float">
            <text:p>170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2" calcext:value-type="float">
            <text:p>42</text:p>
          </table:table-cell>
          <table:table-cell table:style-name="ce2" table:formula="of:=[.A191]*[.B191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191]*[.B$2]+[.F191]*[.B$6]+[.G191]*[.B$10]+[.H191]*[.B$14]+[.I191]*[.B$18]+[.J191]*[.B$22]" office:value-type="float" office:value="1808" calcext:value-type="float">
            <text:p>180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92]*[.B192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192]*[.B$2]+[.F192]*[.B$6]+[.G192]*[.B$10]+[.H192]*[.B$14]+[.I192]*[.B$18]+[.J192]*[.B$22]" office:value-type="float" office:value="1494" calcext:value-type="float">
            <text:p>1494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193]*[.B193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193]*[.B$2]+[.F193]*[.B$6]+[.G193]*[.B$10]+[.H193]*[.B$14]+[.I193]*[.B$18]+[.J193]*[.B$22]" office:value-type="float" office:value="1291" calcext:value-type="float">
            <text:p>1291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94]*[.B194]" office:value-type="float" office:value="1739" calcext:value-type="float">
            <text:p>1739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194]*[.B$2]+[.F194]*[.B$6]+[.G194]*[.B$10]+[.H194]*[.B$14]+[.I194]*[.B$18]+[.J194]*[.B$22]" office:value-type="float" office:value="1792" calcext:value-type="float">
            <text:p>1792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95]*[.B195]" office:value-type="float" office:value="2000" calcext:value-type="float">
            <text:p>2000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195]*[.B$2]+[.F195]*[.B$6]+[.G195]*[.B$10]+[.H195]*[.B$14]+[.I195]*[.B$18]+[.J195]*[.B$22]" office:value-type="float" office:value="2057" calcext:value-type="float">
            <text:p>2057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96]*[.B196]" office:value-type="float" office:value="1833" calcext:value-type="float">
            <text:p>1833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196]*[.B$2]+[.F196]*[.B$6]+[.G196]*[.B$10]+[.H196]*[.B$14]+[.I196]*[.B$18]+[.J196]*[.B$22]" office:value-type="float" office:value="1887" calcext:value-type="float">
            <text:p>1887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97]*[.B197]" office:value-type="float" office:value="2350" calcext:value-type="float">
            <text:p>235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97]*[.B$2]+[.F197]*[.B$6]+[.G197]*[.B$10]+[.H197]*[.B$14]+[.I197]*[.B$18]+[.J197]*[.B$22]" office:value-type="float" office:value="1595" calcext:value-type="float">
            <text:p>1595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98]*[.B198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" calcext:value-type="float">
            <text:p>19</text:p>
          </table:table-cell>
          <table:table-cell table:style-name="ce3" table:formula="of:=[.E198]*[.B$2]+[.F198]*[.B$6]+[.G198]*[.B$10]+[.H198]*[.B$14]+[.I198]*[.B$18]+[.J198]*[.B$22]" office:value-type="float" office:value="1207" calcext:value-type="float">
            <text:p>1207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199]*[.B199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199]*[.B$2]+[.F199]*[.B$6]+[.G199]*[.B$10]+[.H199]*[.B$14]+[.I199]*[.B$18]+[.J199]*[.B$22]" office:value-type="float" office:value="1676" calcext:value-type="float">
            <text:p>1676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00]*[.B200]" office:value-type="float" office:value="2064" calcext:value-type="float">
            <text:p>2064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2" calcext:value-type="float">
            <text:p>72</text:p>
          </table:table-cell>
          <table:table-cell table:style-name="ce3" table:formula="of:=[.E200]*[.B$2]+[.F200]*[.B$6]+[.G200]*[.B$10]+[.H200]*[.B$14]+[.I200]*[.B$18]+[.J200]*[.B$22]" office:value-type="float" office:value="2139" calcext:value-type="float">
            <text:p>2139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201]*[.B201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201]*[.B$2]+[.F201]*[.B$6]+[.G201]*[.B$10]+[.H201]*[.B$14]+[.I201]*[.B$18]+[.J201]*[.B$22]" office:value-type="float" office:value="1604" calcext:value-type="float">
            <text:p>1604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202]*[.B202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202]*[.B$2]+[.F202]*[.B$6]+[.G202]*[.B$10]+[.H202]*[.B$14]+[.I202]*[.B$18]+[.J202]*[.B$22]" office:value-type="float" office:value="1124" calcext:value-type="float">
            <text:p>112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203]*[.B203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203]*[.B$2]+[.F203]*[.B$6]+[.G203]*[.B$10]+[.H203]*[.B$14]+[.I203]*[.B$18]+[.J203]*[.B$22]" office:value-type="float" office:value="1288" calcext:value-type="float">
            <text:p>1288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204]*[.B204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204]*[.B$2]+[.F204]*[.B$6]+[.G204]*[.B$10]+[.H204]*[.B$14]+[.I204]*[.B$18]+[.J204]*[.B$22]" office:value-type="float" office:value="1695" calcext:value-type="float">
            <text:p>1695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05]*[.B205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205]*[.B$2]+[.F205]*[.B$6]+[.G205]*[.B$10]+[.H205]*[.B$14]+[.I205]*[.B$18]+[.J205]*[.B$22]" office:value-type="float" office:value="1201" calcext:value-type="float">
            <text:p>120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06]*[.B206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206]*[.B$2]+[.F206]*[.B$6]+[.G206]*[.B$10]+[.H206]*[.B$14]+[.I206]*[.B$18]+[.J206]*[.B$22]" office:value-type="float" office:value="1283" calcext:value-type="float">
            <text:p>128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207]*[.B207]" office:value-type="float" office:value="1935" calcext:value-type="float">
            <text:p>1935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207]*[.B$2]+[.F207]*[.B$6]+[.G207]*[.B$10]+[.H207]*[.B$14]+[.I207]*[.B$18]+[.J207]*[.B$22]"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08]*[.B208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208]*[.B$2]+[.F208]*[.B$6]+[.G208]*[.B$10]+[.H208]*[.B$14]+[.I208]*[.B$18]+[.J208]*[.B$22]" office:value-type="float" office:value="1265" calcext:value-type="float">
            <text:p>1265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09]*[.B209]" office:value-type="float" office:value="1476" calcext:value-type="float">
            <text:p>1476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209]*[.B$2]+[.F209]*[.B$6]+[.G209]*[.B$10]+[.H209]*[.B$14]+[.I209]*[.B$18]+[.J209]*[.B$22]" office:value-type="float" office:value="1033" calcext:value-type="float">
            <text:p>1033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210]*[.B210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210]*[.B$2]+[.F210]*[.B$6]+[.G210]*[.B$10]+[.H210]*[.B$14]+[.I210]*[.B$18]+[.J210]*[.B$22]" office:value-type="float" office:value="1596" calcext:value-type="float">
            <text:p>159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211]*[.B211]" office:value-type="float" office:value="2254" calcext:value-type="float">
            <text:p>2254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211]*[.B$2]+[.F211]*[.B$6]+[.G211]*[.B$10]+[.H211]*[.B$14]+[.I211]*[.B$18]+[.J211]*[.B$22]" office:value-type="float" office:value="1586" calcext:value-type="float">
            <text:p>158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12]*[.B212]" office:value-type="float" office:value="1980" calcext:value-type="float">
            <text:p>1980</text:p>
          </table:table-cell>
          <table:table-cell table:style-name="ce2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212]*[.B$2]+[.F212]*[.B$6]+[.G212]*[.B$10]+[.H212]*[.B$14]+[.I212]*[.B$18]+[.J212]*[.B$22]" office:value-type="float" office:value="1399" calcext:value-type="float">
            <text:p>1399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213]*[.B213]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213]*[.B$2]+[.F213]*[.B$6]+[.G213]*[.B$10]+[.H213]*[.B$14]+[.I213]*[.B$18]+[.J213]*[.B$22]" office:value-type="float" office:value="1954" calcext:value-type="float">
            <text:p>195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214]*[.B214]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214]*[.B$2]+[.F214]*[.B$6]+[.G214]*[.B$10]+[.H214]*[.B$14]+[.I214]*[.B$18]+[.J214]*[.B$22]" office:value-type="float" office:value="1956" calcext:value-type="float">
            <text:p>1956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215]*[.B215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215]*[.B$2]+[.F215]*[.B$6]+[.G215]*[.B$10]+[.H215]*[.B$14]+[.I215]*[.B$18]+[.J215]*[.B$22]" office:value-type="float" office:value="1562" calcext:value-type="float">
            <text:p>1562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216]*[.B216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216]*[.B$2]+[.F216]*[.B$6]+[.G216]*[.B$10]+[.H216]*[.B$14]+[.I216]*[.B$18]+[.J216]*[.B$22]" office:value-type="float" office:value="1506" calcext:value-type="float">
            <text:p>150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217]*[.B217]" office:value-type="float" office:value="1840" calcext:value-type="float">
            <text:p>184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217]*[.B$2]+[.F217]*[.B$6]+[.G217]*[.B$10]+[.H217]*[.B$14]+[.I217]*[.B$18]+[.J217]*[.B$22]" office:value-type="float" office:value="1308" calcext:value-type="float">
            <text:p>1308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18]*[.B218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218]*[.B$2]+[.F218]*[.B$6]+[.G218]*[.B$10]+[.H218]*[.B$14]+[.I218]*[.B$18]+[.J218]*[.B$22]" office:value-type="float" office:value="1116" calcext:value-type="float">
            <text:p>1116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19]*[.B219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219]*[.B$2]+[.F219]*[.B$6]+[.G219]*[.B$10]+[.H219]*[.B$14]+[.I219]*[.B$18]+[.J219]*[.B$22]" office:value-type="float" office:value="1203" calcext:value-type="float">
            <text:p>1203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20]*[.B220]" office:value-type="float" office:value="1540" calcext:value-type="float">
            <text:p>1540</text:p>
          </table:table-cell>
          <table:table-cell table:style-name="ce2"/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220]*[.B$2]+[.F220]*[.B$6]+[.G220]*[.B$10]+[.H220]*[.B$14]+[.I220]*[.B$18]+[.J220]*[.B$22]" office:value-type="float" office:value="1579" calcext:value-type="float">
            <text:p>1579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221]*[.B221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221]*[.B$2]+[.F221]*[.B$6]+[.G221]*[.B$10]+[.H221]*[.B$14]+[.I221]*[.B$18]+[.J221]*[.B$22]" office:value-type="float" office:value="1309" calcext:value-type="float">
            <text:p>130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22]*[.B222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2" calcext:value-type="float">
            <text:p>72</text:p>
          </table:table-cell>
          <table:table-cell table:style-name="ce3" table:formula="of:=[.E222]*[.B$2]+[.F222]*[.B$6]+[.G222]*[.B$10]+[.H222]*[.B$14]+[.I222]*[.B$18]+[.J222]*[.B$22]" office:value-type="float" office:value="2185" calcext:value-type="float">
            <text:p>2185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223]*[.B223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223]*[.B$2]+[.F223]*[.B$6]+[.G223]*[.B$10]+[.H223]*[.B$14]+[.I223]*[.B$18]+[.J223]*[.B$22]" office:value-type="float" office:value="1518" calcext:value-type="float">
            <text:p>1518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224]*[.B224]" office:value-type="float" office:value="2256" calcext:value-type="float">
            <text:p>2256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224]*[.B$2]+[.F224]*[.B$6]+[.G224]*[.B$10]+[.H224]*[.B$14]+[.I224]*[.B$18]+[.J224]*[.B$22]" office:value-type="float" office:value="1587" calcext:value-type="float">
            <text:p>158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225]*[.B225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225]*[.B$2]+[.F225]*[.B$6]+[.G225]*[.B$10]+[.H225]*[.B$14]+[.I225]*[.B$18]+[.J225]*[.B$22]" office:value-type="float" office:value="1838" calcext:value-type="float">
            <text:p>1838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226]*[.B226]" office:value-type="float" office:value="1800" calcext:value-type="float">
            <text:p>1800</text:p>
          </table:table-cell>
          <table:table-cell table:style-name="ce2"/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226]*[.B$2]+[.F226]*[.B$6]+[.G226]*[.B$10]+[.H226]*[.B$14]+[.I226]*[.B$18]+[.J226]*[.B$22]" office:value-type="float" office:value="1272" calcext:value-type="float">
            <text:p>1272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227]*[.B227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227]*[.B$2]+[.F227]*[.B$6]+[.G227]*[.B$10]+[.H227]*[.B$14]+[.I227]*[.B$18]+[.J227]*[.B$22]" office:value-type="float" office:value="2347" calcext:value-type="float">
            <text:p>2347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228]*[.B228]" office:value-type="float" office:value="2350" calcext:value-type="float">
            <text:p>2350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228]*[.B$2]+[.F228]*[.B$6]+[.G228]*[.B$10]+[.H228]*[.B$14]+[.I228]*[.B$18]+[.J228]*[.B$22]" office:value-type="float" office:value="2412" calcext:value-type="float">
            <text:p>241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229]*[.B229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229]*[.B$2]+[.F229]*[.B$6]+[.G229]*[.B$10]+[.H229]*[.B$14]+[.I229]*[.B$18]+[.J229]*[.B$22]" office:value-type="float" office:value="1110" calcext:value-type="float">
            <text:p>1110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230]*[.B230]" office:value-type="float" office:value="1645" calcext:value-type="float">
            <text:p>1645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230]*[.B$2]+[.F230]*[.B$6]+[.G230]*[.B$10]+[.H230]*[.B$14]+[.I230]*[.B$18]+[.J230]*[.B$22]" office:value-type="float" office:value="1691" calcext:value-type="float">
            <text:p>169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31]*[.B231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231]*[.B$2]+[.F231]*[.B$6]+[.G231]*[.B$10]+[.H231]*[.B$14]+[.I231]*[.B$18]+[.J231]*[.B$22]" office:value-type="float" office:value="2037" calcext:value-type="float">
            <text:p>2037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32]*[.B232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232]*[.B$2]+[.F232]*[.B$6]+[.G232]*[.B$10]+[.H232]*[.B$14]+[.I232]*[.B$18]+[.J232]*[.B$22]" office:value-type="float" office:value="1381" calcext:value-type="float">
            <text:p>138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233]*[.B233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233]*[.B$2]+[.F233]*[.B$6]+[.G233]*[.B$10]+[.H233]*[.B$14]+[.I233]*[.B$18]+[.J233]*[.B$22]" office:value-type="float" office:value="1673" calcext:value-type="float">
            <text:p>167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4" calcext:value-type="float">
            <text:p>44</text:p>
          </table:table-cell>
          <table:table-cell table:style-name="ce2" table:formula="of:=[.A234]*[.B234]" office:value-type="float" office:value="1936" calcext:value-type="float">
            <text:p>1936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234]*[.B$2]+[.F234]*[.B$6]+[.G234]*[.B$10]+[.H234]*[.B$14]+[.I234]*[.B$18]+[.J234]*[.B$22]" office:value-type="float" office:value="1301" calcext:value-type="float">
            <text:p>130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35]*[.B235]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235]*[.B$2]+[.F235]*[.B$6]+[.G235]*[.B$10]+[.H235]*[.B$14]+[.I235]*[.B$18]+[.J235]*[.B$22]" office:value-type="float" office:value="1388" calcext:value-type="float">
            <text:p>138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236]*[.B236]" office:value-type="float" office:value="2058" calcext:value-type="float">
            <text:p>2058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236]*[.B$2]+[.F236]*[.B$6]+[.G236]*[.B$10]+[.H236]*[.B$14]+[.I236]*[.B$18]+[.J236]*[.B$22]" office:value-type="float" office:value="1476" calcext:value-type="float">
            <text:p>1476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37]*[.B237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237]*[.B$2]+[.F237]*[.B$6]+[.G237]*[.B$10]+[.H237]*[.B$14]+[.I237]*[.B$18]+[.J237]*[.B$22]" office:value-type="float" office:value="1105" calcext:value-type="float">
            <text:p>1105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238]*[.B238]" office:value-type="float" office:value="1520" calcext:value-type="float">
            <text:p>152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238]*[.B$2]+[.F238]*[.B$6]+[.G238]*[.B$10]+[.H238]*[.B$14]+[.I238]*[.B$18]+[.J238]*[.B$22]" office:value-type="float" office:value="1046" calcext:value-type="float">
            <text:p>1046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239]*[.B239]" office:value-type="float" office:value="1400" calcext:value-type="float">
            <text:p>140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239]*[.B$2]+[.F239]*[.B$6]+[.G239]*[.B$10]+[.H239]*[.B$14]+[.I239]*[.B$18]+[.J239]*[.B$22]" office:value-type="float" office:value="1442" calcext:value-type="float">
            <text:p>144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240]*[.B240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240]*[.B$2]+[.F240]*[.B$6]+[.G240]*[.B$10]+[.H240]*[.B$14]+[.I240]*[.B$18]+[.J240]*[.B$22]" office:value-type="float" office:value="1866" calcext:value-type="float">
            <text:p>186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241]*[.B241]" office:value-type="float" office:value="1645" calcext:value-type="float">
            <text:p>1645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241]*[.B$2]+[.F241]*[.B$6]+[.G241]*[.B$10]+[.H241]*[.B$14]+[.I241]*[.B$18]+[.J241]*[.B$22]" office:value-type="float" office:value="1687" calcext:value-type="float">
            <text:p>1687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42]*[.B242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3" table:formula="of:=[.E242]*[.B$2]+[.F242]*[.B$6]+[.G242]*[.B$10]+[.H242]*[.B$14]+[.I242]*[.B$18]+[.J242]*[.B$22]" office:value-type="float" office:value="887" calcext:value-type="float">
            <text:p>887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243]*[.B243]" office:value-type="float" office:value="1645" calcext:value-type="float">
            <text:p>1645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243]*[.B$2]+[.F243]*[.B$6]+[.G243]*[.B$10]+[.H243]*[.B$14]+[.I243]*[.B$18]+[.J243]*[.B$22]" office:value-type="float" office:value="1099" calcext:value-type="float">
            <text:p>1099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44]*[.B244]" office:value-type="float" office:value="1406" calcext:value-type="float">
            <text:p>140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244]*[.B$2]+[.F244]*[.B$6]+[.G244]*[.B$10]+[.H244]*[.B$14]+[.I244]*[.B$18]+[.J244]*[.B$22]" office:value-type="float" office:value="1452" calcext:value-type="float">
            <text:p>145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245]*[.B245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245]*[.B$2]+[.F245]*[.B$6]+[.G245]*[.B$10]+[.H245]*[.B$14]+[.I245]*[.B$18]+[.J245]*[.B$22]" office:value-type="float" office:value="1617" calcext:value-type="float">
            <text:p>1617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246]*[.B246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246]*[.B$2]+[.F246]*[.B$6]+[.G246]*[.B$10]+[.H246]*[.B$14]+[.I246]*[.B$18]+[.J246]*[.B$22]" office:value-type="float" office:value="1803" calcext:value-type="float">
            <text:p>180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247]*[.B247]" office:value-type="float" office:value="1840" calcext:value-type="float">
            <text:p>184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247]*[.B$2]+[.F247]*[.B$6]+[.G247]*[.B$10]+[.H247]*[.B$14]+[.I247]*[.B$18]+[.J247]*[.B$22]" office:value-type="float" office:value="1887" calcext:value-type="float">
            <text:p>188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48]*[.B248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248]*[.B$2]+[.F248]*[.B$6]+[.G248]*[.B$10]+[.H248]*[.B$14]+[.I248]*[.B$18]+[.J248]*[.B$22]" office:value-type="float" office:value="1715" calcext:value-type="float">
            <text:p>1715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249]*[.B249]" office:value-type="float" office:value="1610" calcext:value-type="float">
            <text:p>161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249]*[.B$2]+[.F249]*[.B$6]+[.G249]*[.B$10]+[.H249]*[.B$14]+[.I249]*[.B$18]+[.J249]*[.B$22]" office:value-type="float" office:value="1663" calcext:value-type="float">
            <text:p>166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250]*[.B250]" office:value-type="float" office:value="1520" calcext:value-type="float">
            <text:p>1520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250]*[.B$2]+[.F250]*[.B$6]+[.G250]*[.B$10]+[.H250]*[.B$14]+[.I250]*[.B$18]+[.J250]*[.B$22]" office:value-type="float" office:value="1570" calcext:value-type="float">
            <text:p>1570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251]*[.B251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251]*[.B$2]+[.F251]*[.B$6]+[.G251]*[.B$10]+[.H251]*[.B$14]+[.I251]*[.B$18]+[.J251]*[.B$22]" office:value-type="float" office:value="1992" calcext:value-type="float">
            <text:p>1992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52]*[.B252]" office:value-type="float" office:value="1540" calcext:value-type="float">
            <text:p>154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252]*[.B$2]+[.F252]*[.B$6]+[.G252]*[.B$10]+[.H252]*[.B$14]+[.I252]*[.B$18]+[.J252]*[.B$22]" office:value-type="float" office:value="1583" calcext:value-type="float">
            <text:p>1583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253]*[.B253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253]*[.B$2]+[.F253]*[.B$6]+[.G253]*[.B$10]+[.H253]*[.B$14]+[.I253]*[.B$18]+[.J253]*[.B$22]" office:value-type="float" office:value="1196" calcext:value-type="float">
            <text:p>1196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254]*[.B254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254]*[.B$2]+[.F254]*[.B$6]+[.G254]*[.B$10]+[.H254]*[.B$14]+[.I254]*[.B$18]+[.J254]*[.B$22]" office:value-type="float" office:value="1562" calcext:value-type="float">
            <text:p>156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55]*[.B255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255]*[.B$2]+[.F255]*[.B$6]+[.G255]*[.B$10]+[.H255]*[.B$14]+[.I255]*[.B$18]+[.J255]*[.B$22]" office:value-type="float" office:value="2018" calcext:value-type="float">
            <text:p>2018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256]*[.B256]" office:value-type="float" office:value="1692" calcext:value-type="float">
            <text:p>1692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256]*[.B$2]+[.F256]*[.B$6]+[.G256]*[.B$10]+[.H256]*[.B$14]+[.I256]*[.B$18]+[.J256]*[.B$22]" office:value-type="float" office:value="1748" calcext:value-type="float">
            <text:p>174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257]*[.B257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257]*[.B$2]+[.F257]*[.B$6]+[.G257]*[.B$10]+[.H257]*[.B$14]+[.I257]*[.B$18]+[.J257]*[.B$22]" office:value-type="float" office:value="1496" calcext:value-type="float">
            <text:p>149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258]*[.B258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258]*[.B$2]+[.F258]*[.B$6]+[.G258]*[.B$10]+[.H258]*[.B$14]+[.I258]*[.B$18]+[.J258]*[.B$22]" office:value-type="float" office:value="1192" calcext:value-type="float">
            <text:p>119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59]*[.B259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259]*[.B$2]+[.F259]*[.B$6]+[.G259]*[.B$10]+[.H259]*[.B$14]+[.I259]*[.B$18]+[.J259]*[.B$22]" office:value-type="float" office:value="2026" calcext:value-type="float">
            <text:p>202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60]*[.B260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260]*[.B$2]+[.F260]*[.B$6]+[.G260]*[.B$10]+[.H260]*[.B$14]+[.I260]*[.B$18]+[.J260]*[.B$22]" office:value-type="float" office:value="1406" calcext:value-type="float">
            <text:p>1406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61]*[.B261]" office:value-type="float" office:value="2016" calcext:value-type="float">
            <text:p>2016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261]*[.B$2]+[.F261]*[.B$6]+[.G261]*[.B$10]+[.H261]*[.B$14]+[.I261]*[.B$18]+[.J261]*[.B$22]" office:value-type="float" office:value="2075" calcext:value-type="float">
            <text:p>2075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262]*[.B262]" office:value-type="float" office:value="1368" calcext:value-type="float">
            <text:p>1368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262]*[.B$2]+[.F262]*[.B$6]+[.G262]*[.B$10]+[.H262]*[.B$14]+[.I262]*[.B$18]+[.J262]*[.B$22]" office:value-type="float" office:value="1405" calcext:value-type="float">
            <text:p>1405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63]*[.B263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263]*[.B$2]+[.F263]*[.B$6]+[.G263]*[.B$10]+[.H263]*[.B$14]+[.I263]*[.B$18]+[.J263]*[.B$22]" office:value-type="float" office:value="2266" calcext:value-type="float">
            <text:p>2266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264]*[.B264]" office:value-type="float" office:value="2009" calcext:value-type="float">
            <text:p>2009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264]*[.B$2]+[.F264]*[.B$6]+[.G264]*[.B$10]+[.H264]*[.B$14]+[.I264]*[.B$18]+[.J264]*[.B$22]" office:value-type="float" office:value="2069" calcext:value-type="float">
            <text:p>2069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65]*[.B265]" office:value-type="float" office:value="2070" calcext:value-type="float">
            <text:p>2070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265]*[.B$2]+[.F265]*[.B$6]+[.G265]*[.B$10]+[.H265]*[.B$14]+[.I265]*[.B$18]+[.J265]*[.B$22]" office:value-type="float" office:value="2126" calcext:value-type="float">
            <text:p>2126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266]*[.B266]" office:value-type="float" office:value="1435" calcext:value-type="float">
            <text:p>1435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266]*[.B$2]+[.F266]*[.B$6]+[.G266]*[.B$10]+[.H266]*[.B$14]+[.I266]*[.B$18]+[.J266]*[.B$22]" office:value-type="float" office:value="1467" calcext:value-type="float">
            <text:p>146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[.A267]*[.B267]" office:value-type="float" office:value="2025" calcext:value-type="float">
            <text:p>2025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267]*[.B$2]+[.F267]*[.B$6]+[.G267]*[.B$10]+[.H267]*[.B$14]+[.I267]*[.B$18]+[.J267]*[.B$22]" office:value-type="float" office:value="2078" calcext:value-type="float">
            <text:p>207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68]*[.B268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268]*[.B$2]+[.F268]*[.B$6]+[.G268]*[.B$10]+[.H268]*[.B$14]+[.I268]*[.B$18]+[.J268]*[.B$22]" office:value-type="float" office:value="2028" calcext:value-type="float">
            <text:p>202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269]*[.B269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269]*[.B$2]+[.F269]*[.B$6]+[.G269]*[.B$10]+[.H269]*[.B$14]+[.I269]*[.B$18]+[.J269]*[.B$22]" office:value-type="float" office:value="1932" calcext:value-type="float">
            <text:p>1932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270]*[.B270]" office:value-type="float" office:value="1520" calcext:value-type="float">
            <text:p>152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270]*[.B$2]+[.F270]*[.B$6]+[.G270]*[.B$10]+[.H270]*[.B$14]+[.I270]*[.B$18]+[.J270]*[.B$22]" office:value-type="float" office:value="1563" calcext:value-type="float">
            <text:p>1563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71]*[.B271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271]*[.B$2]+[.F271]*[.B$6]+[.G271]*[.B$10]+[.H271]*[.B$14]+[.I271]*[.B$18]+[.J271]*[.B$22]" office:value-type="float" office:value="1277" calcext:value-type="float">
            <text:p>1277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272]*[.B272]" office:value-type="float" office:value="1840" calcext:value-type="float">
            <text:p>184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272]*[.B$2]+[.F272]*[.B$6]+[.G272]*[.B$10]+[.H272]*[.B$14]+[.I272]*[.B$18]+[.J272]*[.B$22]" office:value-type="float" office:value="1889" calcext:value-type="float">
            <text:p>1889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273]*[.B273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273]*[.B$2]+[.F273]*[.B$6]+[.G273]*[.B$10]+[.H273]*[.B$14]+[.I273]*[.B$18]+[.J273]*[.B$22]" office:value-type="float" office:value="1987" calcext:value-type="float">
            <text:p>1987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74]*[.B274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274]*[.B$2]+[.F274]*[.B$6]+[.G274]*[.B$10]+[.H274]*[.B$14]+[.I274]*[.B$18]+[.J274]*[.B$22]" office:value-type="float" office:value="2171" calcext:value-type="float">
            <text:p>2171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275]*[.B275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275]*[.B$2]+[.F275]*[.B$6]+[.G275]*[.B$10]+[.H275]*[.B$14]+[.I275]*[.B$18]+[.J275]*[.B$22]" office:value-type="float" office:value="2032" calcext:value-type="float">
            <text:p>2032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76]*[.B276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276]*[.B$2]+[.F276]*[.B$6]+[.G276]*[.B$10]+[.H276]*[.B$14]+[.I276]*[.B$18]+[.J276]*[.B$22]" office:value-type="float" office:value="1666" calcext:value-type="float">
            <text:p>1666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277]*[.B277]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3" table:formula="of:=[.E277]*[.B$2]+[.F277]*[.B$6]+[.G277]*[.B$10]+[.H277]*[.B$14]+[.I277]*[.B$18]+[.J277]*[.B$22]" office:value-type="float" office:value="1393" calcext:value-type="float">
            <text:p>139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78]*[.B278]" office:value-type="float" office:value="1517" calcext:value-type="float">
            <text:p>1517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278]*[.B$2]+[.F278]*[.B$6]+[.G278]*[.B$10]+[.H278]*[.B$14]+[.I278]*[.B$18]+[.J278]*[.B$22]" office:value-type="float" office:value="1561" calcext:value-type="float">
            <text:p>156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79]*[.B279]" office:value-type="float" office:value="1763" calcext:value-type="float">
            <text:p>1763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279]*[.B$2]+[.F279]*[.B$6]+[.G279]*[.B$10]+[.H279]*[.B$14]+[.I279]*[.B$18]+[.J279]*[.B$22]" office:value-type="float" office:value="1811" calcext:value-type="float">
            <text:p>181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280]*[.B280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280]*[.B$2]+[.F280]*[.B$6]+[.G280]*[.B$10]+[.H280]*[.B$14]+[.I280]*[.B$18]+[.J280]*[.B$22]" office:value-type="float" office:value="1309" calcext:value-type="float">
            <text:p>130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281]*[.B281]" office:value-type="float" office:value="1728" calcext:value-type="float">
            <text:p>1728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281]*[.B$2]+[.F281]*[.B$6]+[.G281]*[.B$10]+[.H281]*[.B$14]+[.I281]*[.B$18]+[.J281]*[.B$22]" office:value-type="float" office:value="1286" calcext:value-type="float">
            <text:p>1286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282]*[.B282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282]*[.B$2]+[.F282]*[.B$6]+[.G282]*[.B$10]+[.H282]*[.B$14]+[.I282]*[.B$18]+[.J282]*[.B$22]" office:value-type="float" office:value="1896" calcext:value-type="float">
            <text:p>1896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83]*[.B283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283]*[.B$2]+[.F283]*[.B$6]+[.G283]*[.B$10]+[.H283]*[.B$14]+[.I283]*[.B$18]+[.J283]*[.B$22]" office:value-type="float" office:value="2103" calcext:value-type="float">
            <text:p>210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9" calcext:value-type="float">
            <text:p>49</text:p>
          </table:table-cell>
          <table:table-cell table:style-name="ce2" table:formula="of:=[.A284]*[.B284]" office:value-type="float" office:value="2401" calcext:value-type="float">
            <text:p>2401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284]*[.B$2]+[.F284]*[.B$6]+[.G284]*[.B$10]+[.H284]*[.B$14]+[.I284]*[.B$18]+[.J284]*[.B$22]" office:value-type="float" office:value="2456" calcext:value-type="float">
            <text:p>245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85]*[.B285]" office:value-type="float" office:value="2256" calcext:value-type="float">
            <text:p>2256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285]*[.B$2]+[.F285]*[.B$6]+[.G285]*[.B$10]+[.H285]*[.B$14]+[.I285]*[.B$18]+[.J285]*[.B$22]" office:value-type="float" office:value="2311" calcext:value-type="float">
            <text:p>2311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286]*[.B286]" office:value-type="float" office:value="1404" calcext:value-type="float">
            <text:p>1404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286]*[.B$2]+[.F286]*[.B$6]+[.G286]*[.B$10]+[.H286]*[.B$14]+[.I286]*[.B$18]+[.J286]*[.B$22]" office:value-type="float" office:value="1441" calcext:value-type="float">
            <text:p>1441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87]*[.B287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287]*[.B$2]+[.F287]*[.B$6]+[.G287]*[.B$10]+[.H287]*[.B$14]+[.I287]*[.B$18]+[.J287]*[.B$22]" office:value-type="float" office:value="2174" calcext:value-type="float">
            <text:p>217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288]*[.B288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288]*[.B$2]+[.F288]*[.B$6]+[.G288]*[.B$10]+[.H288]*[.B$14]+[.I288]*[.B$18]+[.J288]*[.B$22]" office:value-type="float" office:value="1112" calcext:value-type="float">
            <text:p>111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289]*[.B289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289]*[.B$2]+[.F289]*[.B$6]+[.G289]*[.B$10]+[.H289]*[.B$14]+[.I289]*[.B$18]+[.J289]*[.B$22]" office:value-type="float" office:value="1208" calcext:value-type="float">
            <text:p>120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90]*[.B290]" office:value-type="float" office:value="1845" calcext:value-type="float">
            <text:p>184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290]*[.B$2]+[.F290]*[.B$6]+[.G290]*[.B$10]+[.H290]*[.B$14]+[.I290]*[.B$18]+[.J290]*[.B$22]" office:value-type="float" office:value="1294" calcext:value-type="float">
            <text:p>1294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291]*[.B291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291]*[.B$2]+[.F291]*[.B$6]+[.G291]*[.B$10]+[.H291]*[.B$14]+[.I291]*[.B$18]+[.J291]*[.B$22]" office:value-type="float" office:value="1276" calcext:value-type="float">
            <text:p>1276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92]*[.B292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292]*[.B$2]+[.F292]*[.B$6]+[.G292]*[.B$10]+[.H292]*[.B$14]+[.I292]*[.B$18]+[.J292]*[.B$22]" office:value-type="float" office:value="1278" calcext:value-type="float">
            <text:p>127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293]*[.B293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293]*[.B$2]+[.F293]*[.B$6]+[.G293]*[.B$10]+[.H293]*[.B$14]+[.I293]*[.B$18]+[.J293]*[.B$22]" office:value-type="float" office:value="1604" calcext:value-type="float">
            <text:p>160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294]*[.B294]" office:value-type="float" office:value="1330" calcext:value-type="float">
            <text:p>133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294]*[.B$2]+[.F294]*[.B$6]+[.G294]*[.B$10]+[.H294]*[.B$14]+[.I294]*[.B$18]+[.J294]*[.B$22]" office:value-type="float" office:value="1373" calcext:value-type="float">
            <text:p>137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295]*[.B295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295]*[.B$2]+[.F295]*[.B$6]+[.G295]*[.B$10]+[.H295]*[.B$14]+[.I295]*[.B$18]+[.J295]*[.B$22]" office:value-type="float" office:value="1980" calcext:value-type="float">
            <text:p>198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296]*[.B296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296]*[.B$2]+[.F296]*[.B$6]+[.G296]*[.B$10]+[.H296]*[.B$14]+[.I296]*[.B$18]+[.J296]*[.B$22]" office:value-type="float" office:value="1280" calcext:value-type="float">
            <text:p>1280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297]*[.B297]" office:value-type="float" office:value="1728" calcext:value-type="float">
            <text:p>1728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297]*[.B$2]+[.F297]*[.B$6]+[.G297]*[.B$10]+[.H297]*[.B$14]+[.I297]*[.B$18]+[.J297]*[.B$22]" office:value-type="float" office:value="1286" calcext:value-type="float">
            <text:p>1286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298]*[.B298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298]*[.B$2]+[.F298]*[.B$6]+[.G298]*[.B$10]+[.H298]*[.B$14]+[.I298]*[.B$18]+[.J298]*[.B$22]" office:value-type="float" office:value="1278" calcext:value-type="float">
            <text:p>1278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299]*[.B299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299]*[.B$2]+[.F299]*[.B$6]+[.G299]*[.B$10]+[.H299]*[.B$14]+[.I299]*[.B$18]+[.J299]*[.B$22]" office:value-type="float" office:value="1844" calcext:value-type="float">
            <text:p>184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300]*[.B300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300]*[.B$2]+[.F300]*[.B$6]+[.G300]*[.B$10]+[.H300]*[.B$14]+[.I300]*[.B$18]+[.J300]*[.B$22]" office:value-type="float" office:value="1168" calcext:value-type="float">
            <text:p>1168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301]*[.B301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301]*[.B$2]+[.F301]*[.B$6]+[.G301]*[.B$10]+[.H301]*[.B$14]+[.I301]*[.B$18]+[.J301]*[.B$22]" office:value-type="float" office:value="1370" calcext:value-type="float">
            <text:p>137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0" calcext:value-type="float">
            <text:p>40</text:p>
          </table:table-cell>
          <table:table-cell table:style-name="ce2" table:formula="of:=[.A302]*[.B302]" office:value-type="float" office:value="1600" calcext:value-type="float">
            <text:p>160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302]*[.B$2]+[.F302]*[.B$6]+[.G302]*[.B$10]+[.H302]*[.B$14]+[.I302]*[.B$18]+[.J302]*[.B$22]" office:value-type="float" office:value="1118" calcext:value-type="float">
            <text:p>111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303]*[.B303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303]*[.B$2]+[.F303]*[.B$6]+[.G303]*[.B$10]+[.H303]*[.B$14]+[.I303]*[.B$18]+[.J303]*[.B$22]" office:value-type="float" office:value="1288" calcext:value-type="float">
            <text:p>128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04]*[.B304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304]*[.B$2]+[.F304]*[.B$6]+[.G304]*[.B$10]+[.H304]*[.B$14]+[.I304]*[.B$18]+[.J304]*[.B$22]" office:value-type="float" office:value="2512" calcext:value-type="float">
            <text:p>2512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305]*[.B305]" office:value-type="float" office:value="1610" calcext:value-type="float">
            <text:p>161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305]*[.B$2]+[.F305]*[.B$6]+[.G305]*[.B$10]+[.H305]*[.B$14]+[.I305]*[.B$18]+[.J305]*[.B$22]" office:value-type="float" office:value="1107" calcext:value-type="float">
            <text:p>110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06]*[.B306]" office:value-type="float" office:value="2107" calcext:value-type="float">
            <text:p>2107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306]*[.B$2]+[.F306]*[.B$6]+[.G306]*[.B$10]+[.H306]*[.B$14]+[.I306]*[.B$18]+[.J306]*[.B$22]" office:value-type="float" office:value="1501" calcext:value-type="float">
            <text:p>150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307]*[.B307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307]*[.B$2]+[.F307]*[.B$6]+[.G307]*[.B$10]+[.H307]*[.B$14]+[.I307]*[.B$18]+[.J307]*[.B$22]" office:value-type="float" office:value="1760" calcext:value-type="float">
            <text:p>176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308]*[.B308]" office:value-type="float" office:value="1755" calcext:value-type="float">
            <text:p>1755</text:p>
          </table:table-cell>
          <table:table-cell table:style-name="ce2"/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308]*[.B$2]+[.F308]*[.B$6]+[.G308]*[.B$10]+[.H308]*[.B$14]+[.I308]*[.B$18]+[.J308]*[.B$22]" office:value-type="float" office:value="1792" calcext:value-type="float">
            <text:p>179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309]*[.B309]" office:value-type="float" office:value="1978" calcext:value-type="float">
            <text:p>1978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309]*[.B$2]+[.F309]*[.B$6]+[.G309]*[.B$10]+[.H309]*[.B$14]+[.I309]*[.B$18]+[.J309]*[.B$22]" office:value-type="float" office:value="1394" calcext:value-type="float">
            <text:p>1394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310]*[.B310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310]*[.B$2]+[.F310]*[.B$6]+[.G310]*[.B$10]+[.H310]*[.B$14]+[.I310]*[.B$18]+[.J310]*[.B$22]" office:value-type="float" office:value="1102" calcext:value-type="float">
            <text:p>110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11]*[.B311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311]*[.B$2]+[.F311]*[.B$6]+[.G311]*[.B$10]+[.H311]*[.B$14]+[.I311]*[.B$18]+[.J311]*[.B$22]" office:value-type="float" office:value="1698" calcext:value-type="float">
            <text:p>1698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312]*[.B312]" office:value-type="float" office:value="1610" calcext:value-type="float">
            <text:p>161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312]*[.B$2]+[.F312]*[.B$6]+[.G312]*[.B$10]+[.H312]*[.B$14]+[.I312]*[.B$18]+[.J312]*[.B$22]" office:value-type="float" office:value="1094" calcext:value-type="float">
            <text:p>109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313]*[.B313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313]*[.B$2]+[.F313]*[.B$6]+[.G313]*[.B$10]+[.H313]*[.B$14]+[.I313]*[.B$18]+[.J313]*[.B$22]" office:value-type="float" office:value="2094" calcext:value-type="float">
            <text:p>2094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14]*[.B314]" office:value-type="float" office:value="1702" calcext:value-type="float">
            <text:p>1702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314]*[.B$2]+[.F314]*[.B$6]+[.G314]*[.B$10]+[.H314]*[.B$14]+[.I314]*[.B$18]+[.J314]*[.B$22]" office:value-type="float" office:value="1210" calcext:value-type="float">
            <text:p>1210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315]*[.B315]" office:value-type="float" office:value="1890" calcext:value-type="float">
            <text:p>189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315]*[.B$2]+[.F315]*[.B$6]+[.G315]*[.B$10]+[.H315]*[.B$14]+[.I315]*[.B$18]+[.J315]*[.B$22]" office:value-type="float" office:value="1398" calcext:value-type="float">
            <text:p>1398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316]*[.B316]" office:value-type="float" office:value="1575" calcext:value-type="float">
            <text:p>1575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316]*[.B$2]+[.F316]*[.B$6]+[.G316]*[.B$10]+[.H316]*[.B$14]+[.I316]*[.B$18]+[.J316]*[.B$22]" office:value-type="float" office:value="1088" calcext:value-type="float">
            <text:p>108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317]*[.B317]" office:value-type="float" office:value="1400" calcext:value-type="float">
            <text:p>1400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317]*[.B$2]+[.F317]*[.B$6]+[.G317]*[.B$10]+[.H317]*[.B$14]+[.I317]*[.B$18]+[.J317]*[.B$22]" office:value-type="float" office:value="946" calcext:value-type="float">
            <text:p>94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18]*[.B318]" office:value-type="float" office:value="1665" calcext:value-type="float">
            <text:p>1665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318]*[.B$2]+[.F318]*[.B$6]+[.G318]*[.B$10]+[.H318]*[.B$14]+[.I318]*[.B$18]+[.J318]*[.B$22]" office:value-type="float" office:value="1701" calcext:value-type="float">
            <text:p>170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319]*[.B319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3" table:style-name="ce2" office:value-type="float" office:value="42" calcext:value-type="float">
            <text:p>42</text:p>
          </table:table-cell>
          <table:table-cell table:style-name="ce3" table:formula="of:=[.E319]*[.B$2]+[.F319]*[.B$6]+[.G319]*[.B$10]+[.H319]*[.B$14]+[.I319]*[.B$18]+[.J319]*[.B$22]" office:value-type="float" office:value="1590" calcext:value-type="float">
            <text:p>1590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320]*[.B320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320]*[.B$2]+[.F320]*[.B$6]+[.G320]*[.B$10]+[.H320]*[.B$14]+[.I320]*[.B$18]+[.J320]*[.B$22]" office:value-type="float" office:value="1944" calcext:value-type="float">
            <text:p>1944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321]*[.B321]" office:value-type="float" office:value="1710" calcext:value-type="float">
            <text:p>171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321]*[.B$2]+[.F321]*[.B$6]+[.G321]*[.B$10]+[.H321]*[.B$14]+[.I321]*[.B$18]+[.J321]*[.B$22]" office:value-type="float" office:value="1199" calcext:value-type="float">
            <text:p>119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7" calcext:value-type="float">
            <text:p>47</text:p>
          </table:table-cell>
          <table:table-cell table:style-name="ce2" table:formula="of:=[.A322]*[.B322]" office:value-type="float" office:value="2209" calcext:value-type="float">
            <text:p>2209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6" calcext:value-type="float">
            <text:p>66</text:p>
          </table:table-cell>
          <table:table-cell table:style-name="ce3" table:formula="of:=[.E322]*[.B$2]+[.F322]*[.B$6]+[.G322]*[.B$10]+[.H322]*[.B$14]+[.I322]*[.B$18]+[.J322]*[.B$22]" office:value-type="float" office:value="2277" calcext:value-type="float">
            <text:p>2277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23]*[.B323]" office:value-type="float" office:value="1750" calcext:value-type="float">
            <text:p>175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52" calcext:value-type="float">
            <text:p>5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323]*[.B$2]+[.F323]*[.B$6]+[.G323]*[.B$10]+[.H323]*[.B$14]+[.I323]*[.B$18]+[.J323]*[.B$22]" office:value-type="float" office:value="1795" calcext:value-type="float">
            <text:p>1795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24]*[.B324]" office:value-type="float" office:value="1900" calcext:value-type="float">
            <text:p>190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324]*[.B$2]+[.F324]*[.B$6]+[.G324]*[.B$10]+[.H324]*[.B$14]+[.I324]*[.B$18]+[.J324]*[.B$22]" office:value-type="float" office:value="1955" calcext:value-type="float">
            <text:p>195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325]*[.B325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325]*[.B$2]+[.F325]*[.B$6]+[.G325]*[.B$10]+[.H325]*[.B$14]+[.I325]*[.B$18]+[.J325]*[.B$22]" office:value-type="float" office:value="1629" calcext:value-type="float">
            <text:p>162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26]*[.B326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326]*[.B$2]+[.F326]*[.B$6]+[.G326]*[.B$10]+[.H326]*[.B$14]+[.I326]*[.B$18]+[.J326]*[.B$22]" office:value-type="float" office:value="1384" calcext:value-type="float">
            <text:p>1384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27]*[.B327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327]*[.B$2]+[.F327]*[.B$6]+[.G327]*[.B$10]+[.H327]*[.B$14]+[.I327]*[.B$18]+[.J327]*[.B$22]" office:value-type="float" office:value="1984" calcext:value-type="float">
            <text:p>198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328]*[.B328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328]*[.B$2]+[.F328]*[.B$6]+[.G328]*[.B$10]+[.H328]*[.B$14]+[.I328]*[.B$18]+[.J328]*[.B$22]" office:value-type="float" office:value="1716" calcext:value-type="float">
            <text:p>1716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329]*[.B329]" office:value-type="float" office:value="1558" calcext:value-type="float">
            <text:p>1558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329]*[.B$2]+[.F329]*[.B$6]+[.G329]*[.B$10]+[.H329]*[.B$14]+[.I329]*[.B$18]+[.J329]*[.B$22]" office:value-type="float" office:value="1604" calcext:value-type="float">
            <text:p>1604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330]*[.B330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330]*[.B$2]+[.F330]*[.B$6]+[.G330]*[.B$10]+[.H330]*[.B$14]+[.I330]*[.B$18]+[.J330]*[.B$22]" office:value-type="float" office:value="1675" calcext:value-type="float">
            <text:p>167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9" calcext:value-type="float">
            <text:p>49</text:p>
          </table:table-cell>
          <table:table-cell table:style-name="ce2" table:formula="of:=[.A331]*[.B331]" office:value-type="float" office:value="2401" calcext:value-type="float">
            <text:p>2401</text:p>
          </table:table-cell>
          <table:table-cell table:style-name="ce2"/>
          <table:table-cell table:style-name="ce2" office:value-type="float" office:value="71" calcext:value-type="float">
            <text:p>7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6" calcext:value-type="float">
            <text:p>66</text:p>
          </table:table-cell>
          <table:table-cell table:style-name="ce3" table:formula="of:=[.E331]*[.B$2]+[.F331]*[.B$6]+[.G331]*[.B$10]+[.H331]*[.B$14]+[.I331]*[.B$18]+[.J331]*[.B$22]" office:value-type="float" office:value="2470" calcext:value-type="float">
            <text:p>2470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332]*[.B332]" office:value-type="float" office:value="1435" calcext:value-type="float">
            <text:p>1435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332]*[.B$2]+[.F332]*[.B$6]+[.G332]*[.B$10]+[.H332]*[.B$14]+[.I332]*[.B$18]+[.J332]*[.B$22]" office:value-type="float" office:value="1459" calcext:value-type="float">
            <text:p>1459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333]*[.B333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333]*[.B$2]+[.F333]*[.B$6]+[.G333]*[.B$10]+[.H333]*[.B$14]+[.I333]*[.B$18]+[.J333]*[.B$22]" office:value-type="float" office:value="1735" calcext:value-type="float">
            <text:p>1735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34]*[.B334]" office:value-type="float" office:value="1480" calcext:value-type="float">
            <text:p>148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E334]*[.B$2]+[.F334]*[.B$6]+[.G334]*[.B$10]+[.H334]*[.B$14]+[.I334]*[.B$18]+[.J334]*[.B$22]" office:value-type="float" office:value="1051" calcext:value-type="float">
            <text:p>105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35]*[.B335]" office:value-type="float" office:value="1702" calcext:value-type="float">
            <text:p>1702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335]*[.B$2]+[.F335]*[.B$6]+[.G335]*[.B$10]+[.H335]*[.B$14]+[.I335]*[.B$18]+[.J335]*[.B$22]" office:value-type="float" office:value="1209" calcext:value-type="float">
            <text:p>1209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36]*[.B336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336]*[.B$2]+[.F336]*[.B$6]+[.G336]*[.B$10]+[.H336]*[.B$14]+[.I336]*[.B$18]+[.J336]*[.B$22]" office:value-type="float" office:value="2515" calcext:value-type="float">
            <text:p>2515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37]*[.B337]" office:value-type="float" office:value="2107" calcext:value-type="float">
            <text:p>2107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337]*[.B$2]+[.F337]*[.B$6]+[.G337]*[.B$10]+[.H337]*[.B$14]+[.I337]*[.B$18]+[.J337]*[.B$22]" office:value-type="float" office:value="2163" calcext:value-type="float">
            <text:p>216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38]*[.B338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338]*[.B$2]+[.F338]*[.B$6]+[.G338]*[.B$10]+[.H338]*[.B$14]+[.I338]*[.B$18]+[.J338]*[.B$22]" office:value-type="float" office:value="1856" calcext:value-type="float">
            <text:p>1856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39]*[.B339]" office:value-type="float" office:value="1406" calcext:value-type="float">
            <text:p>1406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formula="of:=[.E339]*[.B$2]+[.F339]*[.B$6]+[.G339]*[.B$10]+[.H339]*[.B$14]+[.I339]*[.B$18]+[.J339]*[.B$22]" office:value-type="float" office:value="966" calcext:value-type="float">
            <text:p>966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40]*[.B340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340]*[.B$2]+[.F340]*[.B$6]+[.G340]*[.B$10]+[.H340]*[.B$14]+[.I340]*[.B$18]+[.J340]*[.B$22]" office:value-type="float" office:value="1374" calcext:value-type="float">
            <text:p>137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341]*[.B341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341]*[.B$2]+[.F341]*[.B$6]+[.G341]*[.B$10]+[.H341]*[.B$14]+[.I341]*[.B$18]+[.J341]*[.B$22]" office:value-type="float" office:value="2455" calcext:value-type="float">
            <text:p>2455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342]*[.B342]" office:value-type="float" office:value="1710" calcext:value-type="float">
            <text:p>1710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342]*[.B$2]+[.F342]*[.B$6]+[.G342]*[.B$10]+[.H342]*[.B$14]+[.I342]*[.B$18]+[.J342]*[.B$22]" office:value-type="float" office:value="1205" calcext:value-type="float">
            <text:p>1205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43]*[.B343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3" calcext:value-type="float">
            <text:p>73</text:p>
          </table:table-cell>
          <table:table-cell table:style-name="ce3" table:formula="of:=[.E343]*[.B$2]+[.F343]*[.B$6]+[.G343]*[.B$10]+[.H343]*[.B$14]+[.I343]*[.B$18]+[.J343]*[.B$22]" office:value-type="float" office:value="2524" calcext:value-type="float">
            <text:p>2524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44]*[.B344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344]*[.B$2]+[.F344]*[.B$6]+[.G344]*[.B$10]+[.H344]*[.B$14]+[.I344]*[.B$18]+[.J344]*[.B$22]" office:value-type="float" office:value="1277" calcext:value-type="float">
            <text:p>1277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45]*[.B345]" office:value-type="float" office:value="1443" calcext:value-type="float">
            <text:p>1443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345]*[.B$2]+[.F345]*[.B$6]+[.G345]*[.B$10]+[.H345]*[.B$14]+[.I345]*[.B$18]+[.J345]*[.B$22]" office:value-type="float" office:value="1043" calcext:value-type="float">
            <text:p>1043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346]*[.B346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346]*[.B$2]+[.F346]*[.B$6]+[.G346]*[.B$10]+[.H346]*[.B$14]+[.I346]*[.B$18]+[.J346]*[.B$22]" office:value-type="float" office:value="2036" calcext:value-type="float">
            <text:p>2036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47]*[.B347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347]*[.B$2]+[.F347]*[.B$6]+[.G347]*[.B$10]+[.H347]*[.B$14]+[.I347]*[.B$18]+[.J347]*[.B$22]" office:value-type="float" office:value="1853" calcext:value-type="float">
            <text:p>1853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48]*[.B348]" office:value-type="float" office:value="2058" calcext:value-type="float">
            <text:p>2058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348]*[.B$2]+[.F348]*[.B$6]+[.G348]*[.B$10]+[.H348]*[.B$14]+[.I348]*[.B$18]+[.J348]*[.B$22]" office:value-type="float" office:value="2108" calcext:value-type="float">
            <text:p>210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349]*[.B349]" office:value-type="float" office:value="1440" calcext:value-type="float">
            <text:p>144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3" table:formula="of:=[.E349]*[.B$2]+[.F349]*[.B$6]+[.G349]*[.B$10]+[.H349]*[.B$14]+[.I349]*[.B$18]+[.J349]*[.B$22]" office:value-type="float" office:value="1473" calcext:value-type="float">
            <text:p>1473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350]*[.B350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350]*[.B$2]+[.F350]*[.B$6]+[.G350]*[.B$10]+[.H350]*[.B$14]+[.I350]*[.B$18]+[.J350]*[.B$22]" office:value-type="float" office:value="1333" calcext:value-type="float">
            <text:p>1333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351]*[.B351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351]*[.B$2]+[.F351]*[.B$6]+[.G351]*[.B$10]+[.H351]*[.B$14]+[.I351]*[.B$18]+[.J351]*[.B$22]" office:value-type="float" office:value="1723" calcext:value-type="float">
            <text:p>172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7" calcext:value-type="float">
            <text:p>37</text:p>
          </table:table-cell>
          <table:table-cell table:style-name="ce2" table:formula="of:=[.A352]*[.B352]" office:value-type="float" office:value="1369" calcext:value-type="float">
            <text:p>1369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352]*[.B$2]+[.F352]*[.B$6]+[.G352]*[.B$10]+[.H352]*[.B$14]+[.I352]*[.B$18]+[.J352]*[.B$22]" office:value-type="float" office:value="1408" calcext:value-type="float">
            <text:p>1408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353]*[.B353]" office:value-type="float" office:value="2000" calcext:value-type="float">
            <text:p>200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353]*[.B$2]+[.F353]*[.B$6]+[.G353]*[.B$10]+[.H353]*[.B$14]+[.I353]*[.B$18]+[.J353]*[.B$22]" office:value-type="float" office:value="2057" calcext:value-type="float">
            <text:p>205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54]*[.B354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354]*[.B$2]+[.F354]*[.B$6]+[.G354]*[.B$10]+[.H354]*[.B$14]+[.I354]*[.B$18]+[.J354]*[.B$22]" office:value-type="float" office:value="1728" calcext:value-type="float">
            <text:p>172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6" calcext:value-type="float">
            <text:p>46</text:p>
          </table:table-cell>
          <table:table-cell table:style-name="ce2" table:formula="of:=[.A355]*[.B355]" office:value-type="float" office:value="2116" calcext:value-type="float">
            <text:p>2116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355]*[.B$2]+[.F355]*[.B$6]+[.G355]*[.B$10]+[.H355]*[.B$14]+[.I355]*[.B$18]+[.J355]*[.B$22]" office:value-type="float" office:value="2175" calcext:value-type="float">
            <text:p>2175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356]*[.B356]" office:value-type="float" office:value="1656" calcext:value-type="float">
            <text:p>1656</text:p>
          </table:table-cell>
          <table:table-cell table:style-name="ce2"/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356]*[.B$2]+[.F356]*[.B$6]+[.G356]*[.B$10]+[.H356]*[.B$14]+[.I356]*[.B$18]+[.J356]*[.B$22]" office:value-type="float" office:value="1192" calcext:value-type="float">
            <text:p>119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57]*[.B357]" office:value-type="float" office:value="2016" calcext:value-type="float">
            <text:p>2016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357]*[.B$2]+[.F357]*[.B$6]+[.G357]*[.B$10]+[.H357]*[.B$14]+[.I357]*[.B$18]+[.J357]*[.B$22]" office:value-type="float" office:value="2065" calcext:value-type="float">
            <text:p>2065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358]*[.B358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358]*[.B$2]+[.F358]*[.B$6]+[.G358]*[.B$10]+[.H358]*[.B$14]+[.I358]*[.B$18]+[.J358]*[.B$22]" office:value-type="float" office:value="1928" calcext:value-type="float">
            <text:p>192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59]*[.B359]" office:value-type="float" office:value="2058" calcext:value-type="float">
            <text:p>2058</text:p>
          </table:table-cell>
          <table:table-cell table:style-name="ce2"/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359]*[.B$2]+[.F359]*[.B$6]+[.G359]*[.B$10]+[.H359]*[.B$14]+[.I359]*[.B$18]+[.J359]*[.B$22]" office:value-type="float" office:value="1483" calcext:value-type="float">
            <text:p>1483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360]*[.B360]" office:value-type="float" office:value="1640" calcext:value-type="float">
            <text:p>164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360]*[.B$2]+[.F360]*[.B$6]+[.G360]*[.B$10]+[.H360]*[.B$14]+[.I360]*[.B$18]+[.J360]*[.B$22]" office:value-type="float" office:value="1132" calcext:value-type="float">
            <text:p>1132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61]*[.B361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361]*[.B$2]+[.F361]*[.B$6]+[.G361]*[.B$10]+[.H361]*[.B$14]+[.I361]*[.B$18]+[.J361]*[.B$22]" office:value-type="float" office:value="1799" calcext:value-type="float">
            <text:p>1799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362]*[.B362]" office:value-type="float" office:value="1260" calcext:value-type="float">
            <text:p>126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362]*[.B$2]+[.F362]*[.B$6]+[.G362]*[.B$10]+[.H362]*[.B$14]+[.I362]*[.B$18]+[.J362]*[.B$22]" office:value-type="float" office:value="1295" calcext:value-type="float">
            <text:p>1295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363]*[.B363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363]*[.B$2]+[.F363]*[.B$6]+[.G363]*[.B$10]+[.H363]*[.B$14]+[.I363]*[.B$18]+[.J363]*[.B$22]" office:value-type="float" office:value="1184" calcext:value-type="float">
            <text:p>1184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364]*[.B364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364]*[.B$2]+[.F364]*[.B$6]+[.G364]*[.B$10]+[.H364]*[.B$14]+[.I364]*[.B$18]+[.J364]*[.B$22]" office:value-type="float" office:value="954" calcext:value-type="float">
            <text:p>954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365]*[.B365]" office:value-type="float" office:value="1978" calcext:value-type="float">
            <text:p>1978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365]*[.B$2]+[.F365]*[.B$6]+[.G365]*[.B$10]+[.H365]*[.B$14]+[.I365]*[.B$18]+[.J365]*[.B$22]" office:value-type="float" office:value="1406" calcext:value-type="float">
            <text:p>1406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366]*[.B366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366]*[.B$2]+[.F366]*[.B$6]+[.G366]*[.B$10]+[.H366]*[.B$14]+[.I366]*[.B$18]+[.J366]*[.B$22]" office:value-type="float" office:value="2098" calcext:value-type="float">
            <text:p>209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6" calcext:value-type="float">
            <text:p>46</text:p>
          </table:table-cell>
          <table:table-cell table:style-name="ce2" table:formula="of:=[.A367]*[.B367]" office:value-type="float" office:value="2116" calcext:value-type="float">
            <text:p>2116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3" calcext:value-type="float">
            <text:p>63</text:p>
          </table:table-cell>
          <table:table-cell table:style-name="ce3" table:formula="of:=[.E367]*[.B$2]+[.F367]*[.B$6]+[.G367]*[.B$10]+[.H367]*[.B$14]+[.I367]*[.B$18]+[.J367]*[.B$22]" office:value-type="float" office:value="2181" calcext:value-type="float">
            <text:p>2181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368]*[.B368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368]*[.B$2]+[.F368]*[.B$6]+[.G368]*[.B$10]+[.H368]*[.B$14]+[.I368]*[.B$18]+[.J368]*[.B$22]" office:value-type="float" office:value="1118" calcext:value-type="float">
            <text:p>1118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69]*[.B369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369]*[.B$2]+[.F369]*[.B$6]+[.G369]*[.B$10]+[.H369]*[.B$14]+[.I369]*[.B$18]+[.J369]*[.B$22]" office:value-type="float" office:value="2160" calcext:value-type="float">
            <text:p>216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370]*[.B370]" office:value-type="float" office:value="1440" calcext:value-type="float">
            <text:p>144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370]*[.B$2]+[.F370]*[.B$6]+[.G370]*[.B$10]+[.H370]*[.B$14]+[.I370]*[.B$18]+[.J370]*[.B$22]" office:value-type="float" office:value="1470" calcext:value-type="float">
            <text:p>1470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71]*[.B371]" office:value-type="float" office:value="1404" calcext:value-type="float">
            <text:p>1404</text:p>
          </table:table-cell>
          <table:table-cell table:style-name="ce2"/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371]*[.B$2]+[.F371]*[.B$6]+[.G371]*[.B$10]+[.H371]*[.B$14]+[.I371]*[.B$18]+[.J371]*[.B$22]" office:value-type="float" office:value="1036" calcext:value-type="float">
            <text:p>103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372]*[.B372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372]*[.B$2]+[.F372]*[.B$6]+[.G372]*[.B$10]+[.H372]*[.B$14]+[.I372]*[.B$18]+[.J372]*[.B$22]" office:value-type="float" office:value="1289" calcext:value-type="float">
            <text:p>1289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373]*[.B373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373]*[.B$2]+[.F373]*[.B$6]+[.G373]*[.B$10]+[.H373]*[.B$14]+[.I373]*[.B$18]+[.J373]*[.B$22]" office:value-type="float" office:value="1373" calcext:value-type="float">
            <text:p>1373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374]*[.B374]" office:value-type="float" office:value="1692" calcext:value-type="float">
            <text:p>1692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374]*[.B$2]+[.F374]*[.B$6]+[.G374]*[.B$10]+[.H374]*[.B$14]+[.I374]*[.B$18]+[.J374]*[.B$22]" office:value-type="float" office:value="1732" calcext:value-type="float">
            <text:p>173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375]*[.B375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3" table:style-name="ce2" office:value-type="float" office:value="33" calcext:value-type="float">
            <text:p>33</text:p>
          </table:table-cell>
          <table:table-cell table:style-name="ce3" table:formula="of:=[.E375]*[.B$2]+[.F375]*[.B$6]+[.G375]*[.B$10]+[.H375]*[.B$14]+[.I375]*[.B$18]+[.J375]*[.B$22]" office:value-type="float" office:value="1329" calcext:value-type="float">
            <text:p>1329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376]*[.B376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376]*[.B$2]+[.F376]*[.B$6]+[.G376]*[.B$10]+[.H376]*[.B$14]+[.I376]*[.B$18]+[.J376]*[.B$22]" office:value-type="float" office:value="1796" calcext:value-type="float">
            <text:p>179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377]*[.B377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377]*[.B$2]+[.F377]*[.B$6]+[.G377]*[.B$10]+[.H377]*[.B$14]+[.I377]*[.B$18]+[.J377]*[.B$22]" office:value-type="float" office:value="1284" calcext:value-type="float">
            <text:p>1284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378]*[.B378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378]*[.B$2]+[.F378]*[.B$6]+[.G378]*[.B$10]+[.H378]*[.B$14]+[.I378]*[.B$18]+[.J378]*[.B$22]" office:value-type="float" office:value="1300" calcext:value-type="float">
            <text:p>130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79]*[.B379]" office:value-type="float" office:value="1638" calcext:value-type="float">
            <text:p>1638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379]*[.B$2]+[.F379]*[.B$6]+[.G379]*[.B$10]+[.H379]*[.B$14]+[.I379]*[.B$18]+[.J379]*[.B$22]" office:value-type="float" office:value="1202" calcext:value-type="float">
            <text:p>120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380]*[.B380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380]*[.B$2]+[.F380]*[.B$6]+[.G380]*[.B$10]+[.H380]*[.B$14]+[.I380]*[.B$18]+[.J380]*[.B$22]" office:value-type="float" office:value="1111" calcext:value-type="float">
            <text:p>111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381]*[.B381]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381]*[.B$2]+[.F381]*[.B$6]+[.G381]*[.B$10]+[.H381]*[.B$14]+[.I381]*[.B$18]+[.J381]*[.B$22]" office:value-type="float" office:value="2068" calcext:value-type="float">
            <text:p>206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382]*[.B382]" office:value-type="float" office:value="1710" calcext:value-type="float">
            <text:p>171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382]*[.B$2]+[.F382]*[.B$6]+[.G382]*[.B$10]+[.H382]*[.B$14]+[.I382]*[.B$18]+[.J382]*[.B$22]" office:value-type="float" office:value="1755" calcext:value-type="float">
            <text:p>1755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383]*[.B383]" office:value-type="float" office:value="1404" calcext:value-type="float">
            <text:p>1404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383]*[.B$2]+[.F383]*[.B$6]+[.G383]*[.B$10]+[.H383]*[.B$14]+[.I383]*[.B$18]+[.J383]*[.B$22]" office:value-type="float" office:value="1030" calcext:value-type="float">
            <text:p>1030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384]*[.B384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384]*[.B$2]+[.F384]*[.B$6]+[.G384]*[.B$10]+[.H384]*[.B$14]+[.I384]*[.B$18]+[.J384]*[.B$22]" office:value-type="float" office:value="1290" calcext:value-type="float">
            <text:p>1290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385]*[.B385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3" table:formula="of:=[.E385]*[.B$2]+[.F385]*[.B$6]+[.G385]*[.B$10]+[.H385]*[.B$14]+[.I385]*[.B$18]+[.J385]*[.B$22]" office:value-type="float" office:value="1203" calcext:value-type="float">
            <text:p>1203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386]*[.B386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386]*[.B$2]+[.F386]*[.B$6]+[.G386]*[.B$10]+[.H386]*[.B$14]+[.I386]*[.B$18]+[.J386]*[.B$22]" office:value-type="float" office:value="1800" calcext:value-type="float">
            <text:p>180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387]*[.B387]" office:value-type="float" office:value="2156" calcext:value-type="float">
            <text:p>2156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387]*[.B$2]+[.F387]*[.B$6]+[.G387]*[.B$10]+[.H387]*[.B$14]+[.I387]*[.B$18]+[.J387]*[.B$22]" office:value-type="float" office:value="1474" calcext:value-type="float">
            <text:p>147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88]*[.B388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388]*[.B$2]+[.F388]*[.B$6]+[.G388]*[.B$10]+[.H388]*[.B$14]+[.I388]*[.B$18]+[.J388]*[.B$22]" office:value-type="float" office:value="2512" calcext:value-type="float">
            <text:p>251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389]*[.B389]" office:value-type="float" office:value="1645" calcext:value-type="float">
            <text:p>1645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3" table:formula="of:=[.E389]*[.B$2]+[.F389]*[.B$6]+[.G389]*[.B$10]+[.H389]*[.B$14]+[.I389]*[.B$18]+[.J389]*[.B$22]" office:value-type="float" office:value="1097" calcext:value-type="float">
            <text:p>1097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90]*[.B390]" office:value-type="float" office:value="1722" calcext:value-type="float">
            <text:p>1722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390]*[.B$2]+[.F390]*[.B$6]+[.G390]*[.B$10]+[.H390]*[.B$14]+[.I390]*[.B$18]+[.J390]*[.B$22]" office:value-type="float" office:value="1770" calcext:value-type="float">
            <text:p>1770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391]*[.B391]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391]*[.B$2]+[.F391]*[.B$6]+[.G391]*[.B$10]+[.H391]*[.B$14]+[.I391]*[.B$18]+[.J391]*[.B$22]" office:value-type="float" office:value="1394" calcext:value-type="float">
            <text:p>1394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92]*[.B392]" office:value-type="float" office:value="1960" calcext:value-type="float">
            <text:p>196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392]*[.B$2]+[.F392]*[.B$6]+[.G392]*[.B$10]+[.H392]*[.B$14]+[.I392]*[.B$18]+[.J392]*[.B$22]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93]*[.B393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9" calcext:value-type="float">
            <text:p>69</text:p>
          </table:table-cell>
          <table:table-cell table:style-name="ce3" table:formula="of:=[.E393]*[.B$2]+[.F393]*[.B$6]+[.G393]*[.B$10]+[.H393]*[.B$14]+[.I393]*[.B$18]+[.J393]*[.B$22]" office:value-type="float" office:value="2275" calcext:value-type="float">
            <text:p>2275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394]*[.B394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394]*[.B$2]+[.F394]*[.B$6]+[.G394]*[.B$10]+[.H394]*[.B$14]+[.I394]*[.B$18]+[.J394]*[.B$22]" office:value-type="float" office:value="1702" calcext:value-type="float">
            <text:p>1702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395]*[.B395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395]*[.B$2]+[.F395]*[.B$6]+[.G395]*[.B$10]+[.H395]*[.B$14]+[.I395]*[.B$18]+[.J395]*[.B$22]" office:value-type="float" office:value="1267" calcext:value-type="float">
            <text:p>126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7" calcext:value-type="float">
            <text:p>47</text:p>
          </table:table-cell>
          <table:table-cell table:style-name="ce2" table:formula="of:=[.A396]*[.B396]" office:value-type="float" office:value="2209" calcext:value-type="float">
            <text:p>2209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396]*[.B$2]+[.F396]*[.B$6]+[.G396]*[.B$10]+[.H396]*[.B$14]+[.I396]*[.B$18]+[.J396]*[.B$22]" office:value-type="float" office:value="1490" calcext:value-type="float">
            <text:p>1490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397]*[.B397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397]*[.B$2]+[.F397]*[.B$6]+[.G397]*[.B$10]+[.H397]*[.B$14]+[.I397]*[.B$18]+[.J397]*[.B$22]" office:value-type="float" office:value="1277" calcext:value-type="float">
            <text:p>127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398]*[.B398]" office:value-type="float" office:value="2350" calcext:value-type="float">
            <text:p>235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398]*[.B$2]+[.F398]*[.B$6]+[.G398]*[.B$10]+[.H398]*[.B$14]+[.I398]*[.B$18]+[.J398]*[.B$22]" office:value-type="float" office:value="1603" calcext:value-type="float">
            <text:p>160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399]*[.B399]" office:value-type="float" office:value="1554" calcext:value-type="float">
            <text:p>1554</text:p>
          </table:table-cell>
          <table:table-cell table:style-name="ce2"/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399]*[.B$2]+[.F399]*[.B$6]+[.G399]*[.B$10]+[.H399]*[.B$14]+[.I399]*[.B$18]+[.J399]*[.B$22]" office:value-type="float" office:value="1604" calcext:value-type="float">
            <text:p>160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400]*[.B400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400]*[.B$2]+[.F400]*[.B$6]+[.G400]*[.B$10]+[.H400]*[.B$14]+[.I400]*[.B$18]+[.J400]*[.B$22]" office:value-type="float" office:value="2023" calcext:value-type="float">
            <text:p>2023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401]*[.B401]" office:value-type="float" office:value="1554" calcext:value-type="float">
            <text:p>155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401]*[.B$2]+[.F401]*[.B$6]+[.G401]*[.B$10]+[.H401]*[.B$14]+[.I401]*[.B$18]+[.J401]*[.B$22]" office:value-type="float" office:value="1122" calcext:value-type="float">
            <text:p>112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402]*[.B402]" office:value-type="float" office:value="2070" calcext:value-type="float">
            <text:p>207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402]*[.B$2]+[.F402]*[.B$6]+[.G402]*[.B$10]+[.H402]*[.B$14]+[.I402]*[.B$18]+[.J402]*[.B$22]" office:value-type="float" office:value="1500" calcext:value-type="float">
            <text:p>150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403]*[.B403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403]*[.B$2]+[.F403]*[.B$6]+[.G403]*[.B$10]+[.H403]*[.B$14]+[.I403]*[.B$18]+[.J403]*[.B$22]" office:value-type="float" office:value="1122" calcext:value-type="float">
            <text:p>112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404]*[.B404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404]*[.B$2]+[.F404]*[.B$6]+[.G404]*[.B$10]+[.H404]*[.B$14]+[.I404]*[.B$18]+[.J404]*[.B$22]" office:value-type="float" office:value="1121" calcext:value-type="float">
            <text:p>1121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05]*[.B405]" office:value-type="float" office:value="1845" calcext:value-type="float">
            <text:p>1845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405]*[.B$2]+[.F405]*[.B$6]+[.G405]*[.B$10]+[.H405]*[.B$14]+[.I405]*[.B$18]+[.J405]*[.B$22]" office:value-type="float" office:value="1898" calcext:value-type="float">
            <text:p>1898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06]*[.B406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406]*[.B$2]+[.F406]*[.B$6]+[.G406]*[.B$10]+[.H406]*[.B$14]+[.I406]*[.B$18]+[.J406]*[.B$22]" office:value-type="float" office:value="1861" calcext:value-type="float">
            <text:p>1861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407]*[.B407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407]*[.B$2]+[.F407]*[.B$6]+[.G407]*[.B$10]+[.H407]*[.B$14]+[.I407]*[.B$18]+[.J407]*[.B$22]" office:value-type="float" office:value="1498" calcext:value-type="float">
            <text:p>149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408]*[.B408]" office:value-type="float" office:value="1554" calcext:value-type="float">
            <text:p>1554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408]*[.B$2]+[.F408]*[.B$6]+[.G408]*[.B$10]+[.H408]*[.B$14]+[.I408]*[.B$18]+[.J408]*[.B$22]" office:value-type="float" office:value="1607" calcext:value-type="float">
            <text:p>160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09]*[.B409]" office:value-type="float" office:value="2064" calcext:value-type="float">
            <text:p>2064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409]*[.B$2]+[.F409]*[.B$6]+[.G409]*[.B$10]+[.H409]*[.B$14]+[.I409]*[.B$18]+[.J409]*[.B$22]" office:value-type="float" office:value="2113" calcext:value-type="float">
            <text:p>2113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10]*[.B410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410]*[.B$2]+[.F410]*[.B$6]+[.G410]*[.B$10]+[.H410]*[.B$14]+[.I410]*[.B$18]+[.J410]*[.B$22]" office:value-type="float" office:value="1204" calcext:value-type="float">
            <text:p>1204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411]*[.B411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411]*[.B$2]+[.F411]*[.B$6]+[.G411]*[.B$10]+[.H411]*[.B$14]+[.I411]*[.B$18]+[.J411]*[.B$22]" office:value-type="float" office:value="2027" calcext:value-type="float">
            <text:p>202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412]*[.B412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412]*[.B$2]+[.F412]*[.B$6]+[.G412]*[.B$10]+[.H412]*[.B$14]+[.I412]*[.B$18]+[.J412]*[.B$22]" office:value-type="float" office:value="1772" calcext:value-type="float">
            <text:p>177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413]*[.B413]" office:value-type="float" office:value="1978" calcext:value-type="float">
            <text:p>1978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413]*[.B$2]+[.F413]*[.B$6]+[.G413]*[.B$10]+[.H413]*[.B$14]+[.I413]*[.B$18]+[.J413]*[.B$22]" office:value-type="float" office:value="2041" calcext:value-type="float">
            <text:p>2041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414]*[.B414]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414]*[.B$2]+[.F414]*[.B$6]+[.G414]*[.B$10]+[.H414]*[.B$14]+[.I414]*[.B$18]+[.J414]*[.B$22]" office:value-type="float" office:value="1381" calcext:value-type="float">
            <text:p>1381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415]*[.B415]" office:value-type="float" office:value="1702" calcext:value-type="float">
            <text:p>1702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415]*[.B$2]+[.F415]*[.B$6]+[.G415]*[.B$10]+[.H415]*[.B$14]+[.I415]*[.B$18]+[.J415]*[.B$22]" office:value-type="float" office:value="1751" calcext:value-type="float">
            <text:p>175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416]*[.B416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416]*[.B$2]+[.F416]*[.B$6]+[.G416]*[.B$10]+[.H416]*[.B$14]+[.I416]*[.B$18]+[.J416]*[.B$22]" office:value-type="float" office:value="1615" calcext:value-type="float">
            <text:p>1615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417]*[.B417]" office:value-type="float" office:value="2156" calcext:value-type="float">
            <text:p>2156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417]*[.B$2]+[.F417]*[.B$6]+[.G417]*[.B$10]+[.H417]*[.B$14]+[.I417]*[.B$18]+[.J417]*[.B$22]" office:value-type="float" office:value="1496" calcext:value-type="float">
            <text:p>1496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418]*[.B418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418]*[.B$2]+[.F418]*[.B$6]+[.G418]*[.B$10]+[.H418]*[.B$14]+[.I418]*[.B$18]+[.J418]*[.B$22]" office:value-type="float" office:value="1641" calcext:value-type="float">
            <text:p>1641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419]*[.B419]" office:value-type="float" office:value="1710" calcext:value-type="float">
            <text:p>1710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419]*[.B$2]+[.F419]*[.B$6]+[.G419]*[.B$10]+[.H419]*[.B$14]+[.I419]*[.B$18]+[.J419]*[.B$22]" office:value-type="float" office:value="1211" calcext:value-type="float">
            <text:p>121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420]*[.B420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420]*[.B$2]+[.F420]*[.B$6]+[.G420]*[.B$10]+[.H420]*[.B$14]+[.I420]*[.B$18]+[.J420]*[.B$22]" office:value-type="float" office:value="2155" calcext:value-type="float">
            <text:p>215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7" calcext:value-type="float">
            <text:p>37</text:p>
          </table:table-cell>
          <table:table-cell table:style-name="ce2" table:formula="of:=[.A421]*[.B421]" office:value-type="float" office:value="1369" calcext:value-type="float">
            <text:p>1369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421]*[.B$2]+[.F421]*[.B$6]+[.G421]*[.B$10]+[.H421]*[.B$14]+[.I421]*[.B$18]+[.J421]*[.B$22]" office:value-type="float" office:value="952" calcext:value-type="float">
            <text:p>952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422]*[.B422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422]*[.B$2]+[.F422]*[.B$6]+[.G422]*[.B$10]+[.H422]*[.B$14]+[.I422]*[.B$18]+[.J422]*[.B$22]" office:value-type="float" office:value="1512" calcext:value-type="float">
            <text:p>1512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423]*[.B423]" office:value-type="float" office:value="1640" calcext:value-type="float">
            <text:p>164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423]*[.B$2]+[.F423]*[.B$6]+[.G423]*[.B$10]+[.H423]*[.B$14]+[.I423]*[.B$18]+[.J423]*[.B$22]" office:value-type="float" office:value="1679" calcext:value-type="float">
            <text:p>167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24]*[.B424]" office:value-type="float" office:value="2350" calcext:value-type="float">
            <text:p>235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1" calcext:value-type="float">
            <text:p>81</text:p>
          </table:table-cell>
          <table:table-cell table:style-name="ce3" table:formula="of:=[.E424]*[.B$2]+[.F424]*[.B$6]+[.G424]*[.B$10]+[.H424]*[.B$14]+[.I424]*[.B$18]+[.J424]*[.B$22]" office:value-type="float" office:value="2432" calcext:value-type="float">
            <text:p>2432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425]*[.B425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425]*[.B$2]+[.F425]*[.B$6]+[.G425]*[.B$10]+[.H425]*[.B$14]+[.I425]*[.B$18]+[.J425]*[.B$22]" office:value-type="float" office:value="1030" calcext:value-type="float">
            <text:p>103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426]*[.B426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426]*[.B$2]+[.F426]*[.B$6]+[.G426]*[.B$10]+[.H426]*[.B$14]+[.I426]*[.B$18]+[.J426]*[.B$22]" office:value-type="float" office:value="1116" calcext:value-type="float">
            <text:p>1116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427]*[.B427]" office:value-type="float" office:value="1872" calcext:value-type="float">
            <text:p>1872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427]*[.B$2]+[.F427]*[.B$6]+[.G427]*[.B$10]+[.H427]*[.B$14]+[.I427]*[.B$18]+[.J427]*[.B$22]" office:value-type="float" office:value="1931" calcext:value-type="float">
            <text:p>1931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428]*[.B428]" office:value-type="float" office:value="1763" calcext:value-type="float">
            <text:p>1763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428]*[.B$2]+[.F428]*[.B$6]+[.G428]*[.B$10]+[.H428]*[.B$14]+[.I428]*[.B$18]+[.J428]*[.B$22]" office:value-type="float" office:value="1210" calcext:value-type="float">
            <text:p>121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429]*[.B429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429]*[.B$2]+[.F429]*[.B$6]+[.G429]*[.B$10]+[.H429]*[.B$14]+[.I429]*[.B$18]+[.J429]*[.B$22]" office:value-type="float" office:value="1481" calcext:value-type="float">
            <text:p>148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430]*[.B430]" office:value-type="float" office:value="1978" calcext:value-type="float">
            <text:p>1978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430]*[.B$2]+[.F430]*[.B$6]+[.G430]*[.B$10]+[.H430]*[.B$14]+[.I430]*[.B$18]+[.J430]*[.B$22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431]*[.B431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431]*[.B$2]+[.F431]*[.B$6]+[.G431]*[.B$10]+[.H431]*[.B$14]+[.I431]*[.B$18]+[.J431]*[.B$22]" office:value-type="float" office:value="1280" calcext:value-type="float">
            <text:p>1280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32]*[.B432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432]*[.B$2]+[.F432]*[.B$6]+[.G432]*[.B$10]+[.H432]*[.B$14]+[.I432]*[.B$18]+[.J432]*[.B$22]" office:value-type="float" office:value="1204" calcext:value-type="float">
            <text:p>1204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433]*[.B433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433]*[.B$2]+[.F433]*[.B$6]+[.G433]*[.B$10]+[.H433]*[.B$14]+[.I433]*[.B$18]+[.J433]*[.B$22]" office:value-type="float" office:value="1553" calcext:value-type="float">
            <text:p>155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34]*[.B434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434]*[.B$2]+[.F434]*[.B$6]+[.G434]*[.B$10]+[.H434]*[.B$14]+[.I434]*[.B$18]+[.J434]*[.B$22]" office:value-type="float" office:value="1980" calcext:value-type="float">
            <text:p>198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8" calcext:value-type="float">
            <text:p>48</text:p>
          </table:table-cell>
          <table:table-cell table:style-name="ce2" table:formula="of:=[.A435]*[.B435]" office:value-type="float" office:value="2304" calcext:value-type="float">
            <text:p>2304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435]*[.B$2]+[.F435]*[.B$6]+[.G435]*[.B$10]+[.H435]*[.B$14]+[.I435]*[.B$18]+[.J435]*[.B$22]" office:value-type="float" office:value="1708" calcext:value-type="float">
            <text:p>170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436]*[.B436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436]*[.B$2]+[.F436]*[.B$6]+[.G436]*[.B$10]+[.H436]*[.B$14]+[.I436]*[.B$18]+[.J436]*[.B$22]" office:value-type="float" office:value="1485" calcext:value-type="float">
            <text:p>1485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437]*[.B437]" office:value-type="float" office:value="1840" calcext:value-type="float">
            <text:p>184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437]*[.B$2]+[.F437]*[.B$6]+[.G437]*[.B$10]+[.H437]*[.B$14]+[.I437]*[.B$18]+[.J437]*[.B$22]" office:value-type="float" office:value="1305" calcext:value-type="float">
            <text:p>1305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438]*[.B438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438]*[.B$2]+[.F438]*[.B$6]+[.G438]*[.B$10]+[.H438]*[.B$14]+[.I438]*[.B$18]+[.J438]*[.B$22]" office:value-type="float" office:value="1542" calcext:value-type="float">
            <text:p>154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439]*[.B439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439]*[.B$2]+[.F439]*[.B$6]+[.G439]*[.B$10]+[.H439]*[.B$14]+[.I439]*[.B$18]+[.J439]*[.B$22]" office:value-type="float" office:value="1592" calcext:value-type="float">
            <text:p>159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440]*[.B440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440]*[.B$2]+[.F440]*[.B$6]+[.G440]*[.B$10]+[.H440]*[.B$14]+[.I440]*[.B$18]+[.J440]*[.B$22]" office:value-type="float" office:value="1393" calcext:value-type="float">
            <text:p>139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41]*[.B441]" office:value-type="float" office:value="2256" calcext:value-type="float">
            <text:p>2256</text:p>
          </table:table-cell>
          <table:table-cell table:style-name="ce2"/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6" calcext:value-type="float">
            <text:p>66</text:p>
          </table:table-cell>
          <table:table-cell table:style-name="ce3" table:formula="of:=[.E441]*[.B$2]+[.F441]*[.B$6]+[.G441]*[.B$10]+[.H441]*[.B$14]+[.I441]*[.B$18]+[.J441]*[.B$22]" office:value-type="float" office:value="2324" calcext:value-type="float">
            <text:p>232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42]*[.B442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3" table:formula="of:=[.E442]*[.B$2]+[.F442]*[.B$6]+[.G442]*[.B$10]+[.H442]*[.B$14]+[.I442]*[.B$18]+[.J442]*[.B$22]" office:value-type="float" office:value="2409" calcext:value-type="float">
            <text:p>2409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443]*[.B443]" office:value-type="float" office:value="1575" calcext:value-type="float">
            <text:p>1575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3" table:formula="of:=[.E443]*[.B$2]+[.F443]*[.B$6]+[.G443]*[.B$10]+[.H443]*[.B$14]+[.I443]*[.B$18]+[.J443]*[.B$22]" office:value-type="float" office:value="1614" calcext:value-type="float">
            <text:p>1614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444]*[.B444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444]*[.B$2]+[.F444]*[.B$6]+[.G444]*[.B$10]+[.H444]*[.B$14]+[.I444]*[.B$18]+[.J444]*[.B$22]" office:value-type="float" office:value="1374" calcext:value-type="float">
            <text:p>137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45]*[.B445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445]*[.B$2]+[.F445]*[.B$6]+[.G445]*[.B$10]+[.H445]*[.B$14]+[.I445]*[.B$18]+[.J445]*[.B$22]" office:value-type="float" office:value="1703" calcext:value-type="float">
            <text:p>1703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446]*[.B446]" office:value-type="float" office:value="1794" calcext:value-type="float">
            <text:p>1794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446]*[.B$2]+[.F446]*[.B$6]+[.G446]*[.B$10]+[.H446]*[.B$14]+[.I446]*[.B$18]+[.J446]*[.B$22]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47]*[.B447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447]*[.B$2]+[.F447]*[.B$6]+[.G447]*[.B$10]+[.H447]*[.B$14]+[.I447]*[.B$18]+[.J447]*[.B$22]" office:value-type="float" office:value="1707" calcext:value-type="float">
            <text:p>1707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448]*[.B448]" office:value-type="float" office:value="1480" calcext:value-type="float">
            <text:p>148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448]*[.B$2]+[.F448]*[.B$6]+[.G448]*[.B$10]+[.H448]*[.B$14]+[.I448]*[.B$18]+[.J448]*[.B$22]" office:value-type="float" office:value="1520" calcext:value-type="float">
            <text:p>1520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49]*[.B449]" office:value-type="float" office:value="2064" calcext:value-type="float">
            <text:p>2064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449]*[.B$2]+[.F449]*[.B$6]+[.G449]*[.B$10]+[.H449]*[.B$14]+[.I449]*[.B$18]+[.J449]*[.B$22]" office:value-type="float" office:value="1485" calcext:value-type="float">
            <text:p>1485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50]*[.B450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450]*[.B$2]+[.F450]*[.B$6]+[.G450]*[.B$10]+[.H450]*[.B$14]+[.I450]*[.B$18]+[.J450]*[.B$22]" office:value-type="float" office:value="1973" calcext:value-type="float">
            <text:p>1973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51]*[.B451]" office:value-type="float" office:value="2162" calcext:value-type="float">
            <text:p>2162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451]*[.B$2]+[.F451]*[.B$6]+[.G451]*[.B$10]+[.H451]*[.B$14]+[.I451]*[.B$18]+[.J451]*[.B$22]" office:value-type="float" office:value="1511" calcext:value-type="float">
            <text:p>1511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452]*[.B452]" office:value-type="float" office:value="2100" calcext:value-type="float">
            <text:p>2100</text:p>
          </table:table-cell>
          <table:table-cell table:style-name="ce2"/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452]*[.B$2]+[.F452]*[.B$6]+[.G452]*[.B$10]+[.H452]*[.B$14]+[.I452]*[.B$18]+[.J452]*[.B$22]" office:value-type="float" office:value="1497" calcext:value-type="float">
            <text:p>1497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453]*[.B453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453]*[.B$2]+[.F453]*[.B$6]+[.G453]*[.B$10]+[.H453]*[.B$14]+[.I453]*[.B$18]+[.J453]*[.B$22]" office:value-type="float" office:value="1205" calcext:value-type="float">
            <text:p>1205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454]*[.B454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454]*[.B$2]+[.F454]*[.B$6]+[.G454]*[.B$10]+[.H454]*[.B$14]+[.I454]*[.B$18]+[.J454]*[.B$22]" office:value-type="float" office:value="1402" calcext:value-type="float">
            <text:p>140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55]*[.B455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455]*[.B$2]+[.F455]*[.B$6]+[.G455]*[.B$10]+[.H455]*[.B$14]+[.I455]*[.B$18]+[.J455]*[.B$22]" office:value-type="float" office:value="1394" calcext:value-type="float">
            <text:p>1394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456]*[.B456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456]*[.B$2]+[.F456]*[.B$6]+[.G456]*[.B$10]+[.H456]*[.B$14]+[.I456]*[.B$18]+[.J456]*[.B$22]" office:value-type="float" office:value="2458" calcext:value-type="float">
            <text:p>2458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457]*[.B457]" office:value-type="float" office:value="1443" calcext:value-type="float">
            <text:p>1443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457]*[.B$2]+[.F457]*[.B$6]+[.G457]*[.B$10]+[.H457]*[.B$14]+[.I457]*[.B$18]+[.J457]*[.B$22]" office:value-type="float" office:value="1487" calcext:value-type="float">
            <text:p>1487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458]*[.B458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458]*[.B$2]+[.F458]*[.B$6]+[.G458]*[.B$10]+[.H458]*[.B$14]+[.I458]*[.B$18]+[.J458]*[.B$22]" office:value-type="float" office:value="1704" calcext:value-type="float">
            <text:p>170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59]*[.B459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459]*[.B$2]+[.F459]*[.B$6]+[.G459]*[.B$10]+[.H459]*[.B$14]+[.I459]*[.B$18]+[.J459]*[.B$22]" office:value-type="float" office:value="1397" calcext:value-type="float">
            <text:p>1397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60]*[.B460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460]*[.B$2]+[.F460]*[.B$6]+[.G460]*[.B$10]+[.H460]*[.B$14]+[.I460]*[.B$18]+[.J460]*[.B$22]" office:value-type="float" office:value="1382" calcext:value-type="float">
            <text:p>138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461]*[.B461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E461]*[.B$2]+[.F461]*[.B$6]+[.G461]*[.B$10]+[.H461]*[.B$14]+[.I461]*[.B$18]+[.J461]*[.B$22]" office:value-type="float" office:value="1609" calcext:value-type="float">
            <text:p>160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462]*[.B462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3" calcext:value-type="float">
            <text:p>63</text:p>
          </table:table-cell>
          <table:table-cell table:style-name="ce3" table:formula="of:=[.E462]*[.B$2]+[.F462]*[.B$6]+[.G462]*[.B$10]+[.H462]*[.B$14]+[.I462]*[.B$18]+[.J462]*[.B$22]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463]*[.B463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463]*[.B$2]+[.F463]*[.B$6]+[.G463]*[.B$10]+[.H463]*[.B$14]+[.I463]*[.B$18]+[.J463]*[.B$22]" office:value-type="float" office:value="1672" calcext:value-type="float">
            <text:p>1672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464]*[.B464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464]*[.B$2]+[.F464]*[.B$6]+[.G464]*[.B$10]+[.H464]*[.B$14]+[.I464]*[.B$18]+[.J464]*[.B$22]" office:value-type="float" office:value="1663" calcext:value-type="float">
            <text:p>1663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465]*[.B465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3" table:formula="of:=[.E465]*[.B$2]+[.F465]*[.B$6]+[.G465]*[.B$10]+[.H465]*[.B$14]+[.I465]*[.B$18]+[.J465]*[.B$22]" office:value-type="float" office:value="1279" calcext:value-type="float">
            <text:p>127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466]*[.B466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466]*[.B$2]+[.F466]*[.B$6]+[.G466]*[.B$10]+[.H466]*[.B$14]+[.I466]*[.B$18]+[.J466]*[.B$22]" office:value-type="float" office:value="1217" calcext:value-type="float">
            <text:p>1217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467]*[.B467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467]*[.B$2]+[.F467]*[.B$6]+[.G467]*[.B$10]+[.H467]*[.B$14]+[.I467]*[.B$18]+[.J467]*[.B$22]" office:value-type="float" office:value="2164" calcext:value-type="float">
            <text:p>2164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68]*[.B468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468]*[.B$2]+[.F468]*[.B$6]+[.G468]*[.B$10]+[.H468]*[.B$14]+[.I468]*[.B$18]+[.J468]*[.B$22]" office:value-type="float" office:value="1299" calcext:value-type="float">
            <text:p>1299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69]*[.B469]" office:value-type="float" office:value="1739" calcext:value-type="float">
            <text:p>1739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3" table:formula="of:=[.E469]*[.B$2]+[.F469]*[.B$6]+[.G469]*[.B$10]+[.H469]*[.B$14]+[.I469]*[.B$18]+[.J469]*[.B$22]" office:value-type="float" office:value="1789" calcext:value-type="float">
            <text:p>1789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470]*[.B470]" office:value-type="float" office:value="1443" calcext:value-type="float">
            <text:p>1443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470]*[.B$2]+[.F470]*[.B$6]+[.G470]*[.B$10]+[.H470]*[.B$14]+[.I470]*[.B$18]+[.J470]*[.B$22]" office:value-type="float" office:value="1486" calcext:value-type="float">
            <text:p>1486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71]*[.B471]" office:value-type="float" office:value="1763" calcext:value-type="float">
            <text:p>1763</text:p>
          </table:table-cell>
          <table:table-cell table:style-name="ce2"/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471]*[.B$2]+[.F471]*[.B$6]+[.G471]*[.B$10]+[.H471]*[.B$14]+[.I471]*[.B$18]+[.J471]*[.B$22]" office:value-type="float" office:value="1216" calcext:value-type="float">
            <text:p>121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472]*[.B472]" office:value-type="float" office:value="1575" calcext:value-type="float">
            <text:p>157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472]*[.B$2]+[.F472]*[.B$6]+[.G472]*[.B$10]+[.H472]*[.B$14]+[.I472]*[.B$18]+[.J472]*[.B$22]" office:value-type="float" office:value="1093" calcext:value-type="float">
            <text:p>109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473]*[.B473]" office:value-type="float" office:value="1520" calcext:value-type="float">
            <text:p>1520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473]*[.B$2]+[.F473]*[.B$6]+[.G473]*[.B$10]+[.H473]*[.B$14]+[.I473]*[.B$18]+[.J473]*[.B$22]" office:value-type="float" office:value="1033" calcext:value-type="float">
            <text:p>103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474]*[.B474]" office:value-type="float" office:value="1890" calcext:value-type="float">
            <text:p>1890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474]*[.B$2]+[.F474]*[.B$6]+[.G474]*[.B$10]+[.H474]*[.B$14]+[.I474]*[.B$18]+[.J474]*[.B$22]" office:value-type="float" office:value="1937" calcext:value-type="float">
            <text:p>1937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475]*[.B475]" office:value-type="float" office:value="1960" calcext:value-type="float">
            <text:p>196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475]*[.B$2]+[.F475]*[.B$6]+[.G475]*[.B$10]+[.H475]*[.B$14]+[.I475]*[.B$18]+[.J475]*[.B$22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476]*[.B476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3" table:formula="of:=[.E476]*[.B$2]+[.F476]*[.B$6]+[.G476]*[.B$10]+[.H476]*[.B$14]+[.I476]*[.B$18]+[.J476]*[.B$22]" office:value-type="float" office:value="1375" calcext:value-type="float">
            <text:p>1375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477]*[.B477]" office:value-type="float" office:value="2000" calcext:value-type="float">
            <text:p>200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477]*[.B$2]+[.F477]*[.B$6]+[.G477]*[.B$10]+[.H477]*[.B$14]+[.I477]*[.B$18]+[.J477]*[.B$22]" office:value-type="float" office:value="1370" calcext:value-type="float">
            <text:p>1370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478]*[.B478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478]*[.B$2]+[.F478]*[.B$6]+[.G478]*[.B$10]+[.H478]*[.B$14]+[.I478]*[.B$18]+[.J478]*[.B$22]" office:value-type="float" office:value="1028" calcext:value-type="float">
            <text:p>102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8" calcext:value-type="float">
            <text:p>38</text:p>
          </table:table-cell>
          <table:table-cell table:style-name="ce2" table:formula="of:=[.A479]*[.B479]" office:value-type="float" office:value="1444" calcext:value-type="float">
            <text:p>1444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479]*[.B$2]+[.F479]*[.B$6]+[.G479]*[.B$10]+[.H479]*[.B$14]+[.I479]*[.B$18]+[.J479]*[.B$22]" office:value-type="float" office:value="1483" calcext:value-type="float">
            <text:p>1483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480]*[.B480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480]*[.B$2]+[.F480]*[.B$6]+[.G480]*[.B$10]+[.H480]*[.B$14]+[.I480]*[.B$18]+[.J480]*[.B$22]" office:value-type="float" office:value="1219" calcext:value-type="float">
            <text:p>121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481]*[.B481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481]*[.B$2]+[.F481]*[.B$6]+[.G481]*[.B$10]+[.H481]*[.B$14]+[.I481]*[.B$18]+[.J481]*[.B$22]" office:value-type="float" office:value="1710" calcext:value-type="float">
            <text:p>1710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482]*[.B482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482]*[.B$2]+[.F482]*[.B$6]+[.G482]*[.B$10]+[.H482]*[.B$14]+[.I482]*[.B$18]+[.J482]*[.B$22]" office:value-type="float" office:value="1690" calcext:value-type="float">
            <text:p>1690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483]*[.B483]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483]*[.B$2]+[.F483]*[.B$6]+[.G483]*[.B$10]+[.H483]*[.B$14]+[.I483]*[.B$18]+[.J483]*[.B$22]" office:value-type="float" office:value="2063" calcext:value-type="float">
            <text:p>2063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484]*[.B484]" office:value-type="float" office:value="1406" calcext:value-type="float">
            <text:p>1406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484]*[.B$2]+[.F484]*[.B$6]+[.G484]*[.B$10]+[.H484]*[.B$14]+[.I484]*[.B$18]+[.J484]*[.B$22]" office:value-type="float" office:value="1430" calcext:value-type="float">
            <text:p>1430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85]*[.B485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485]*[.B$2]+[.F485]*[.B$6]+[.G485]*[.B$10]+[.H485]*[.B$14]+[.I485]*[.B$18]+[.J485]*[.B$22]" office:value-type="float" office:value="1284" calcext:value-type="float">
            <text:p>128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486]*[.B486]" office:value-type="float" office:value="1330" calcext:value-type="float">
            <text:p>133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486]*[.B$2]+[.F486]*[.B$6]+[.G486]*[.B$10]+[.H486]*[.B$14]+[.I486]*[.B$18]+[.J486]*[.B$22]" office:value-type="float" office:value="1358" calcext:value-type="float">
            <text:p>135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487]*[.B487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487]*[.B$2]+[.F487]*[.B$6]+[.G487]*[.B$10]+[.H487]*[.B$14]+[.I487]*[.B$18]+[.J487]*[.B$22]" office:value-type="float" office:value="1721" calcext:value-type="float">
            <text:p>1721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488]*[.B488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488]*[.B$2]+[.F488]*[.B$6]+[.G488]*[.B$10]+[.H488]*[.B$14]+[.I488]*[.B$18]+[.J488]*[.B$22]" office:value-type="float" office:value="1853" calcext:value-type="float">
            <text:p>1853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89]*[.B489]" office:value-type="float" office:value="2208" calcext:value-type="float">
            <text:p>2208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489]*[.B$2]+[.F489]*[.B$6]+[.G489]*[.B$10]+[.H489]*[.B$14]+[.I489]*[.B$18]+[.J489]*[.B$22]" office:value-type="float" office:value="1600" calcext:value-type="float">
            <text:p>1600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90]*[.B490]" office:value-type="float" office:value="2162" calcext:value-type="float">
            <text:p>2162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490]*[.B$2]+[.F490]*[.B$6]+[.G490]*[.B$10]+[.H490]*[.B$14]+[.I490]*[.B$18]+[.J490]*[.B$22]" office:value-type="float" office:value="1503" calcext:value-type="float">
            <text:p>1503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491]*[.B491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491]*[.B$2]+[.F491]*[.B$6]+[.G491]*[.B$10]+[.H491]*[.B$14]+[.I491]*[.B$18]+[.J491]*[.B$22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92]*[.B492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492]*[.B$2]+[.F492]*[.B$6]+[.G492]*[.B$10]+[.H492]*[.B$14]+[.I492]*[.B$18]+[.J492]*[.B$22]" office:value-type="float" office:value="2174" calcext:value-type="float">
            <text:p>2174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493]*[.B493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493]*[.B$2]+[.F493]*[.B$6]+[.G493]*[.B$10]+[.H493]*[.B$14]+[.I493]*[.B$18]+[.J493]*[.B$22]" office:value-type="float" office:value="1114" calcext:value-type="float">
            <text:p>1114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494]*[.B494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494]*[.B$2]+[.F494]*[.B$6]+[.G494]*[.B$10]+[.H494]*[.B$14]+[.I494]*[.B$18]+[.J494]*[.B$22]" office:value-type="float" office:value="1641" calcext:value-type="float">
            <text:p>164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495]*[.B495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495]*[.B$2]+[.F495]*[.B$6]+[.G495]*[.B$10]+[.H495]*[.B$14]+[.I495]*[.B$18]+[.J495]*[.B$22]" office:value-type="float" office:value="1278" calcext:value-type="float">
            <text:p>1278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496]*[.B496]" office:value-type="float" office:value="1540" calcext:value-type="float">
            <text:p>154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496]*[.B$2]+[.F496]*[.B$6]+[.G496]*[.B$10]+[.H496]*[.B$14]+[.I496]*[.B$18]+[.J496]*[.B$22]" office:value-type="float" office:value="1573" calcext:value-type="float">
            <text:p>1573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497]*[.B497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497]*[.B$2]+[.F497]*[.B$6]+[.G497]*[.B$10]+[.H497]*[.B$14]+[.I497]*[.B$18]+[.J497]*[.B$22]" office:value-type="float" office:value="1716" calcext:value-type="float">
            <text:p>1716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498]*[.B498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498]*[.B$2]+[.F498]*[.B$6]+[.G498]*[.B$10]+[.H498]*[.B$14]+[.I498]*[.B$18]+[.J498]*[.B$22]" office:value-type="float" office:value="1975" calcext:value-type="float">
            <text:p>1975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499]*[.B499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499]*[.B$2]+[.F499]*[.B$6]+[.G499]*[.B$10]+[.H499]*[.B$14]+[.I499]*[.B$18]+[.J499]*[.B$22]" office:value-type="float" office:value="1389" calcext:value-type="float">
            <text:p>138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500]*[.B500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" calcext:value-type="float">
            <text:p>71</text:p>
          </table:table-cell>
          <table:table-cell table:style-name="ce3" table:formula="of:=[.E500]*[.B$2]+[.F500]*[.B$6]+[.G500]*[.B$10]+[.H500]*[.B$14]+[.I500]*[.B$18]+[.J500]*[.B$22]" office:value-type="float" office:value="2472" calcext:value-type="float">
            <text:p>247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01]*[.B501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501]*[.B$2]+[.F501]*[.B$6]+[.G501]*[.B$10]+[.H501]*[.B$14]+[.I501]*[.B$18]+[.J501]*[.B$22]" office:value-type="float" office:value="1930" calcext:value-type="float">
            <text:p>193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02]*[.B502]" office:value-type="float" office:value="1404" calcext:value-type="float">
            <text:p>1404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502]*[.B$2]+[.F502]*[.B$6]+[.G502]*[.B$10]+[.H502]*[.B$14]+[.I502]*[.B$18]+[.J502]*[.B$22]" office:value-type="float" office:value="1438" calcext:value-type="float">
            <text:p>143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03]*[.B503]" office:value-type="float" office:value="1476" calcext:value-type="float">
            <text:p>1476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503]*[.B$2]+[.F503]*[.B$6]+[.G503]*[.B$10]+[.H503]*[.B$14]+[.I503]*[.B$18]+[.J503]*[.B$22]" office:value-type="float" office:value="1506" calcext:value-type="float">
            <text:p>1506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504]*[.B504]" office:value-type="float" office:value="2058" calcext:value-type="float">
            <text:p>2058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504]*[.B$2]+[.F504]*[.B$6]+[.G504]*[.B$10]+[.H504]*[.B$14]+[.I504]*[.B$18]+[.J504]*[.B$22]" office:value-type="float" office:value="1489" calcext:value-type="float">
            <text:p>1489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505]*[.B505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505]*[.B$2]+[.F505]*[.B$6]+[.G505]*[.B$10]+[.H505]*[.B$14]+[.I505]*[.B$18]+[.J505]*[.B$22]" office:value-type="float" office:value="1825" calcext:value-type="float">
            <text:p>1825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506]*[.B506]" office:value-type="float" office:value="1540" calcext:value-type="float">
            <text:p>154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506]*[.B$2]+[.F506]*[.B$6]+[.G506]*[.B$10]+[.H506]*[.B$14]+[.I506]*[.B$18]+[.J506]*[.B$22]" office:value-type="float" office:value="1577" calcext:value-type="float">
            <text:p>1577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07]*[.B507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507]*[.B$2]+[.F507]*[.B$6]+[.G507]*[.B$10]+[.H507]*[.B$14]+[.I507]*[.B$18]+[.J507]*[.B$22]" office:value-type="float" office:value="1390" calcext:value-type="float">
            <text:p>1390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508]*[.B508]" office:value-type="float" office:value="1806" calcext:value-type="float">
            <text:p>1806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508]*[.B$2]+[.F508]*[.B$6]+[.G508]*[.B$10]+[.H508]*[.B$14]+[.I508]*[.B$18]+[.J508]*[.B$22]" office:value-type="float" office:value="1852" calcext:value-type="float">
            <text:p>1852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509]*[.B509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509]*[.B$2]+[.F509]*[.B$6]+[.G509]*[.B$10]+[.H509]*[.B$14]+[.I509]*[.B$18]+[.J509]*[.B$22]" office:value-type="float" office:value="1901" calcext:value-type="float">
            <text:p>190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510]*[.B510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3" table:formula="of:=[.E510]*[.B$2]+[.F510]*[.B$6]+[.G510]*[.B$10]+[.H510]*[.B$14]+[.I510]*[.B$18]+[.J510]*[.B$22]" office:value-type="float" office:value="1731" calcext:value-type="float">
            <text:p>173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511]*[.B511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511]*[.B$2]+[.F511]*[.B$6]+[.G511]*[.B$10]+[.H511]*[.B$14]+[.I511]*[.B$18]+[.J511]*[.B$22]" office:value-type="float" office:value="1772" calcext:value-type="float">
            <text:p>177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512]*[.B512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512]*[.B$2]+[.F512]*[.B$6]+[.G512]*[.B$10]+[.H512]*[.B$14]+[.I512]*[.B$18]+[.J512]*[.B$22]" office:value-type="float" office:value="1675" calcext:value-type="float">
            <text:p>1675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513]*[.B513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513]*[.B$2]+[.F513]*[.B$6]+[.G513]*[.B$10]+[.H513]*[.B$14]+[.I513]*[.B$18]+[.J513]*[.B$22]" office:value-type="float" office:value="1829" calcext:value-type="float">
            <text:p>1829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14]*[.B514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514]*[.B$2]+[.F514]*[.B$6]+[.G514]*[.B$10]+[.H514]*[.B$14]+[.I514]*[.B$18]+[.J514]*[.B$22]" office:value-type="float" office:value="1207" calcext:value-type="float">
            <text:p>1207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515]*[.B515]" office:value-type="float" office:value="2256" calcext:value-type="float">
            <text:p>2256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515]*[.B$2]+[.F515]*[.B$6]+[.G515]*[.B$10]+[.H515]*[.B$14]+[.I515]*[.B$18]+[.J515]*[.B$22]" office:value-type="float" office:value="1605" calcext:value-type="float">
            <text:p>1605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516]*[.B516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516]*[.B$2]+[.F516]*[.B$6]+[.G516]*[.B$10]+[.H516]*[.B$14]+[.I516]*[.B$18]+[.J516]*[.B$22]" office:value-type="float" office:value="1387" calcext:value-type="float">
            <text:p>138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517]*[.B517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517]*[.B$2]+[.F517]*[.B$6]+[.G517]*[.B$10]+[.H517]*[.B$14]+[.I517]*[.B$18]+[.J517]*[.B$22]" office:value-type="float" office:value="1202" calcext:value-type="float">
            <text:p>120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18]*[.B518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518]*[.B$2]+[.F518]*[.B$6]+[.G518]*[.B$10]+[.H518]*[.B$14]+[.I518]*[.B$18]+[.J518]*[.B$22]" office:value-type="float" office:value="1975" calcext:value-type="float">
            <text:p>1975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19]*[.B519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519]*[.B$2]+[.F519]*[.B$6]+[.G519]*[.B$10]+[.H519]*[.B$14]+[.I519]*[.B$18]+[.J519]*[.B$22]" office:value-type="float" office:value="1978" calcext:value-type="float">
            <text:p>197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20]*[.B520]" office:value-type="float" office:value="1482" calcext:value-type="float">
            <text:p>1482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520]*[.B$2]+[.F520]*[.B$6]+[.G520]*[.B$10]+[.H520]*[.B$14]+[.I520]*[.B$18]+[.J520]*[.B$22]" office:value-type="float" office:value="1527" calcext:value-type="float">
            <text:p>1527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521]*[.B521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521]*[.B$2]+[.F521]*[.B$6]+[.G521]*[.B$10]+[.H521]*[.B$14]+[.I521]*[.B$18]+[.J521]*[.B$22]" office:value-type="float" office:value="1199" calcext:value-type="float">
            <text:p>119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22]*[.B522]" office:value-type="float" office:value="1872" calcext:value-type="float">
            <text:p>187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522]*[.B$2]+[.F522]*[.B$6]+[.G522]*[.B$10]+[.H522]*[.B$14]+[.I522]*[.B$18]+[.J522]*[.B$22]" office:value-type="float" office:value="1928" calcext:value-type="float">
            <text:p>192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523]*[.B523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523]*[.B$2]+[.F523]*[.B$6]+[.G523]*[.B$10]+[.H523]*[.B$14]+[.I523]*[.B$18]+[.J523]*[.B$22]" office:value-type="float" office:value="1909" calcext:value-type="float">
            <text:p>190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24]*[.B524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524]*[.B$2]+[.F524]*[.B$6]+[.G524]*[.B$10]+[.H524]*[.B$14]+[.I524]*[.B$18]+[.J524]*[.B$22]" office:value-type="float" office:value="1108" calcext:value-type="float">
            <text:p>1108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25]*[.B525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525]*[.B$2]+[.F525]*[.B$6]+[.G525]*[.B$10]+[.H525]*[.B$14]+[.I525]*[.B$18]+[.J525]*[.B$22]" office:value-type="float" office:value="1703" calcext:value-type="float">
            <text:p>1703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26]*[.B526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3" table:formula="of:=[.E526]*[.B$2]+[.F526]*[.B$6]+[.G526]*[.B$10]+[.H526]*[.B$14]+[.I526]*[.B$18]+[.J526]*[.B$22]" office:value-type="float" office:value="1969" calcext:value-type="float">
            <text:p>1969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527]*[.B527]" office:value-type="float" office:value="1400" calcext:value-type="float">
            <text:p>140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527]*[.B$2]+[.F527]*[.B$6]+[.G527]*[.B$10]+[.H527]*[.B$14]+[.I527]*[.B$18]+[.J527]*[.B$22]" office:value-type="float" office:value="1448" calcext:value-type="float">
            <text:p>144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528]*[.B528]" office:value-type="float" office:value="1517" calcext:value-type="float">
            <text:p>1517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528]*[.B$2]+[.F528]*[.B$6]+[.G528]*[.B$10]+[.H528]*[.B$14]+[.I528]*[.B$18]+[.J528]*[.B$22]" office:value-type="float" office:value="1562" calcext:value-type="float">
            <text:p>156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529]*[.B529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529]*[.B$2]+[.F529]*[.B$6]+[.G529]*[.B$10]+[.H529]*[.B$14]+[.I529]*[.B$18]+[.J529]*[.B$22]" office:value-type="float" office:value="1310" calcext:value-type="float">
            <text:p>1310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530]*[.B530]" office:value-type="float" office:value="1517" calcext:value-type="float">
            <text:p>1517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number-columns-repeated="3" table:style-name="ce2" office:value-type="float" office:value="29" calcext:value-type="float">
            <text:p>2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530]*[.B$2]+[.F530]*[.B$6]+[.G530]*[.B$10]+[.H530]*[.B$14]+[.I530]*[.B$18]+[.J530]*[.B$22]" office:value-type="float" office:value="1027" calcext:value-type="float">
            <text:p>102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531]*[.B531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531]*[.B$2]+[.F531]*[.B$6]+[.G531]*[.B$10]+[.H531]*[.B$14]+[.I531]*[.B$18]+[.J531]*[.B$22]" office:value-type="float" office:value="1918" calcext:value-type="float">
            <text:p>191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532]*[.B532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532]*[.B$2]+[.F532]*[.B$6]+[.G532]*[.B$10]+[.H532]*[.B$14]+[.I532]*[.B$18]+[.J532]*[.B$22]" office:value-type="float" office:value="1908" calcext:value-type="float">
            <text:p>190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533]*[.B533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533]*[.B$2]+[.F533]*[.B$6]+[.G533]*[.B$10]+[.H533]*[.B$14]+[.I533]*[.B$18]+[.J533]*[.B$22]" office:value-type="float" office:value="1208" calcext:value-type="float">
            <text:p>120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534]*[.B534]" office:value-type="float" office:value="1435" calcext:value-type="float">
            <text:p>1435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[.E534]*[.B$2]+[.F534]*[.B$6]+[.G534]*[.B$10]+[.H534]*[.B$14]+[.I534]*[.B$18]+[.J534]*[.B$22]" office:value-type="float" office:value="958" calcext:value-type="float">
            <text:p>958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535]*[.B535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535]*[.B$2]+[.F535]*[.B$6]+[.G535]*[.B$10]+[.H535]*[.B$14]+[.I535]*[.B$18]+[.J535]*[.B$22]" office:value-type="float" office:value="1690" calcext:value-type="float">
            <text:p>169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6" calcext:value-type="float">
            <text:p>46</text:p>
          </table:table-cell>
          <table:table-cell table:style-name="ce2" table:formula="of:=[.A536]*[.B536]" office:value-type="float" office:value="2116" calcext:value-type="float">
            <text:p>2116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536]*[.B$2]+[.F536]*[.B$6]+[.G536]*[.B$10]+[.H536]*[.B$14]+[.I536]*[.B$18]+[.J536]*[.B$22]" office:value-type="float" office:value="1492" calcext:value-type="float">
            <text:p>149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537]*[.B537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537]*[.B$2]+[.F537]*[.B$6]+[.G537]*[.B$10]+[.H537]*[.B$14]+[.I537]*[.B$18]+[.J537]*[.B$22]" office:value-type="float" office:value="2024" calcext:value-type="float">
            <text:p>2024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38]*[.B538]" office:value-type="float" office:value="1476" calcext:value-type="float">
            <text:p>1476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538]*[.B$2]+[.F538]*[.B$6]+[.G538]*[.B$10]+[.H538]*[.B$14]+[.I538]*[.B$18]+[.J538]*[.B$22]" office:value-type="float" office:value="1023" calcext:value-type="float">
            <text:p>102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539]*[.B539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539]*[.B$2]+[.F539]*[.B$6]+[.G539]*[.B$10]+[.H539]*[.B$14]+[.I539]*[.B$18]+[.J539]*[.B$22]" office:value-type="float" office:value="1408" calcext:value-type="float">
            <text:p>140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540]*[.B540]" office:value-type="float" office:value="2058" calcext:value-type="float">
            <text:p>2058</text:p>
          </table:table-cell>
          <table:table-cell table:style-name="ce2"/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540]*[.B$2]+[.F540]*[.B$6]+[.G540]*[.B$10]+[.H540]*[.B$14]+[.I540]*[.B$18]+[.J540]*[.B$22]" office:value-type="float" office:value="1488" calcext:value-type="float">
            <text:p>148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541]*[.B541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541]*[.B$2]+[.F541]*[.B$6]+[.G541]*[.B$10]+[.H541]*[.B$14]+[.I541]*[.B$18]+[.J541]*[.B$22]" office:value-type="float" office:value="1931" calcext:value-type="float">
            <text:p>193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8" calcext:value-type="float">
            <text:p>48</text:p>
          </table:table-cell>
          <table:table-cell table:style-name="ce2" table:formula="of:=[.A542]*[.B542]" office:value-type="float" office:value="2304" calcext:value-type="float">
            <text:p>230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4" calcext:value-type="float">
            <text:p>64</text:p>
          </table:table-cell>
          <table:table-cell table:style-name="ce3" table:formula="of:=[.E542]*[.B$2]+[.F542]*[.B$6]+[.G542]*[.B$10]+[.H542]*[.B$14]+[.I542]*[.B$18]+[.J542]*[.B$22]" office:value-type="float" office:value="2370" calcext:value-type="float">
            <text:p>2370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543]*[.B543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543]*[.B$2]+[.F543]*[.B$6]+[.G543]*[.B$10]+[.H543]*[.B$14]+[.I543]*[.B$18]+[.J543]*[.B$22]" office:value-type="float" office:value="1853" calcext:value-type="float">
            <text:p>1853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544]*[.B544]" office:value-type="float" office:value="1575" calcext:value-type="float">
            <text:p>1575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544]*[.B$2]+[.F544]*[.B$6]+[.G544]*[.B$10]+[.H544]*[.B$14]+[.I544]*[.B$18]+[.J544]*[.B$22]" office:value-type="float" office:value="1617" calcext:value-type="float">
            <text:p>1617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45]*[.B545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545]*[.B$2]+[.F545]*[.B$6]+[.G545]*[.B$10]+[.H545]*[.B$14]+[.I545]*[.B$18]+[.J545]*[.B$22]" office:value-type="float" office:value="1199" calcext:value-type="float">
            <text:p>119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5" calcext:value-type="float">
            <text:p>35</text:p>
          </table:table-cell>
          <table:table-cell table:style-name="ce2" table:formula="of:=[.A546]*[.B546]" office:value-type="float" office:value="1225" calcext:value-type="float">
            <text:p>1225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3" table:formula="of:=[.E546]*[.B$2]+[.F546]*[.B$6]+[.G546]*[.B$10]+[.H546]*[.B$14]+[.I546]*[.B$18]+[.J546]*[.B$22]" office:value-type="float" office:value="803" calcext:value-type="float">
            <text:p>80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547]*[.B547]" office:value-type="float" office:value="2021" calcext:value-type="float">
            <text:p>2021</text:p>
          </table:table-cell>
          <table:table-cell table:style-name="ce2"/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547]*[.B$2]+[.F547]*[.B$6]+[.G547]*[.B$10]+[.H547]*[.B$14]+[.I547]*[.B$18]+[.J547]*[.B$22]" office:value-type="float" office:value="1404" calcext:value-type="float">
            <text:p>140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548]*[.B548]" office:value-type="float" office:value="1540" calcext:value-type="float">
            <text:p>1540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3" table:formula="of:=[.E548]*[.B$2]+[.F548]*[.B$6]+[.G548]*[.B$10]+[.H548]*[.B$14]+[.I548]*[.B$18]+[.J548]*[.B$22]" office:value-type="float" office:value="1029" calcext:value-type="float">
            <text:p>1029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549]*[.B549]" office:value-type="float" office:value="1482" calcext:value-type="float">
            <text:p>1482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549]*[.B$2]+[.F549]*[.B$6]+[.G549]*[.B$10]+[.H549]*[.B$14]+[.I549]*[.B$18]+[.J549]*[.B$22]"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550]*[.B550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550]*[.B$2]+[.F550]*[.B$6]+[.G550]*[.B$10]+[.H550]*[.B$14]+[.I550]*[.B$18]+[.J550]*[.B$22]" office:value-type="float" office:value="1291" calcext:value-type="float">
            <text:p>1291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551]*[.B551]" office:value-type="float" office:value="2016" calcext:value-type="float">
            <text:p>2016</text:p>
          </table:table-cell>
          <table:table-cell table:style-name="ce2"/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551]*[.B$2]+[.F551]*[.B$6]+[.G551]*[.B$10]+[.H551]*[.B$14]+[.I551]*[.B$18]+[.J551]*[.B$22]" office:value-type="float" office:value="1483" calcext:value-type="float">
            <text:p>1483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552]*[.B552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552]*[.B$2]+[.F552]*[.B$6]+[.G552]*[.B$10]+[.H552]*[.B$14]+[.I552]*[.B$18]+[.J552]*[.B$22]" office:value-type="float" office:value="1726" calcext:value-type="float">
            <text:p>1726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553]*[.B553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formula="of:=[.E553]*[.B$2]+[.F553]*[.B$6]+[.G553]*[.B$10]+[.H553]*[.B$14]+[.I553]*[.B$18]+[.J553]*[.B$22]" office:value-type="float" office:value="2273" calcext:value-type="float">
            <text:p>2273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554]*[.B554]" office:value-type="float" office:value="1978" calcext:value-type="float">
            <text:p>1978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554]*[.B$2]+[.F554]*[.B$6]+[.G554]*[.B$10]+[.H554]*[.B$14]+[.I554]*[.B$18]+[.J554]*[.B$22]" office:value-type="float" office:value="1398" calcext:value-type="float">
            <text:p>1398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555]*[.B555]" office:value-type="float" office:value="2160" calcext:value-type="float">
            <text:p>216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555]*[.B$2]+[.F555]*[.B$6]+[.G555]*[.B$10]+[.H555]*[.B$14]+[.I555]*[.B$18]+[.J555]*[.B$22]" office:value-type="float" office:value="1597" calcext:value-type="float">
            <text:p>1597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556]*[.B556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556]*[.B$2]+[.F556]*[.B$6]+[.G556]*[.B$10]+[.H556]*[.B$14]+[.I556]*[.B$18]+[.J556]*[.B$22]" office:value-type="float" office:value="1899" calcext:value-type="float">
            <text:p>1899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57]*[.B557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557]*[.B$2]+[.F557]*[.B$6]+[.G557]*[.B$10]+[.H557]*[.B$14]+[.I557]*[.B$18]+[.J557]*[.B$22]" office:value-type="float" office:value="1717" calcext:value-type="float">
            <text:p>171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558]*[.B558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558]*[.B$2]+[.F558]*[.B$6]+[.G558]*[.B$10]+[.H558]*[.B$14]+[.I558]*[.B$18]+[.J558]*[.B$22]" office:value-type="float" office:value="1873" calcext:value-type="float">
            <text:p>187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4" calcext:value-type="float">
            <text:p>44</text:p>
          </table:table-cell>
          <table:table-cell table:style-name="ce2" table:formula="of:=[.A559]*[.B559]" office:value-type="float" office:value="1936" calcext:value-type="float">
            <text:p>1936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3" table:formula="of:=[.E559]*[.B$2]+[.F559]*[.B$6]+[.G559]*[.B$10]+[.H559]*[.B$14]+[.I559]*[.B$18]+[.J559]*[.B$22]" office:value-type="float" office:value="1306" calcext:value-type="float">
            <text:p>130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560]*[.B560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560]*[.B$2]+[.F560]*[.B$6]+[.G560]*[.B$10]+[.H560]*[.B$14]+[.I560]*[.B$18]+[.J560]*[.B$22]" office:value-type="float" office:value="1305" calcext:value-type="float">
            <text:p>1305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561]*[.B561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561]*[.B$2]+[.F561]*[.B$6]+[.G561]*[.B$10]+[.H561]*[.B$14]+[.I561]*[.B$18]+[.J561]*[.B$22]" office:value-type="float" office:value="1401" calcext:value-type="float">
            <text:p>140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8" calcext:value-type="float">
            <text:p>38</text:p>
          </table:table-cell>
          <table:table-cell table:style-name="ce2" table:formula="of:=[.A562]*[.B562]" office:value-type="float" office:value="1444" calcext:value-type="float">
            <text:p>1444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562]*[.B$2]+[.F562]*[.B$6]+[.G562]*[.B$10]+[.H562]*[.B$14]+[.I562]*[.B$18]+[.J562]*[.B$22]" office:value-type="float" office:value="1496" calcext:value-type="float">
            <text:p>1496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63]*[.B563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[.E563]*[.B$2]+[.F563]*[.B$6]+[.G563]*[.B$10]+[.H563]*[.B$14]+[.I563]*[.B$18]+[.J563]*[.B$22]" office:value-type="float" office:value="961" calcext:value-type="float">
            <text:p>961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564]*[.B564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[.E564]*[.B$2]+[.F564]*[.B$6]+[.G564]*[.B$10]+[.H564]*[.B$14]+[.I564]*[.B$18]+[.J564]*[.B$22]" office:value-type="float" office:value="879" calcext:value-type="float">
            <text:p>87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6" calcext:value-type="float">
            <text:p>36</text:p>
          </table:table-cell>
          <table:table-cell table:style-name="ce2" table:formula="of:=[.A565]*[.B565]" office:value-type="float" office:value="1296" calcext:value-type="float">
            <text:p>1296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565]*[.B$2]+[.F565]*[.B$6]+[.G565]*[.B$10]+[.H565]*[.B$14]+[.I565]*[.B$18]+[.J565]*[.B$22]" office:value-type="float" office:value="959" calcext:value-type="float">
            <text:p>959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566]*[.B566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566]*[.B$2]+[.F566]*[.B$6]+[.G566]*[.B$10]+[.H566]*[.B$14]+[.I566]*[.B$18]+[.J566]*[.B$22]" office:value-type="float" office:value="1304" calcext:value-type="float">
            <text:p>1304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567]*[.B567]" office:value-type="float" office:value="1406" calcext:value-type="float">
            <text:p>1406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567]*[.B$2]+[.F567]*[.B$6]+[.G567]*[.B$10]+[.H567]*[.B$14]+[.I567]*[.B$18]+[.J567]*[.B$22]" office:value-type="float" office:value="960" calcext:value-type="float">
            <text:p>960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568]*[.B568]" office:value-type="float" office:value="1710" calcext:value-type="float">
            <text:p>171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568]*[.B$2]+[.F568]*[.B$6]+[.G568]*[.B$10]+[.H568]*[.B$14]+[.I568]*[.B$18]+[.J568]*[.B$22]" office:value-type="float" office:value="1204" calcext:value-type="float">
            <text:p>1204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69]*[.B569]" office:value-type="float" office:value="1872" calcext:value-type="float">
            <text:p>1872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569]*[.B$2]+[.F569]*[.B$6]+[.G569]*[.B$10]+[.H569]*[.B$14]+[.I569]*[.B$18]+[.J569]*[.B$22]" office:value-type="float" office:value="1918" calcext:value-type="float">
            <text:p>1918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70]*[.B570]" office:value-type="float" office:value="1833" calcext:value-type="float">
            <text:p>1833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570]*[.B$2]+[.F570]*[.B$6]+[.G570]*[.B$10]+[.H570]*[.B$14]+[.I570]*[.B$18]+[.J570]*[.B$22]" office:value-type="float" office:value="1879" calcext:value-type="float">
            <text:p>187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571]*[.B571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571]*[.B$2]+[.F571]*[.B$6]+[.G571]*[.B$10]+[.H571]*[.B$14]+[.I571]*[.B$18]+[.J571]*[.B$22]" office:value-type="float" office:value="2108" calcext:value-type="float">
            <text:p>2108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572]*[.B572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572]*[.B$2]+[.F572]*[.B$6]+[.G572]*[.B$10]+[.H572]*[.B$14]+[.I572]*[.B$18]+[.J572]*[.B$22]" office:value-type="float" office:value="1555" calcext:value-type="float">
            <text:p>1555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73]*[.B573]" office:value-type="float" office:value="1404" calcext:value-type="float">
            <text:p>1404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573]*[.B$2]+[.F573]*[.B$6]+[.G573]*[.B$10]+[.H573]*[.B$14]+[.I573]*[.B$18]+[.J573]*[.B$22]" office:value-type="float" office:value="1043" calcext:value-type="float">
            <text:p>1043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574]*[.B574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574]*[.B$2]+[.F574]*[.B$6]+[.G574]*[.B$10]+[.H574]*[.B$14]+[.I574]*[.B$18]+[.J574]*[.B$22]" office:value-type="float" office:value="2251" calcext:value-type="float">
            <text:p>225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75]*[.B575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575]*[.B$2]+[.F575]*[.B$6]+[.G575]*[.B$10]+[.H575]*[.B$14]+[.I575]*[.B$18]+[.J575]*[.B$22]" office:value-type="float" office:value="1771" calcext:value-type="float">
            <text:p>177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576]*[.B576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576]*[.B$2]+[.F576]*[.B$6]+[.G576]*[.B$10]+[.H576]*[.B$14]+[.I576]*[.B$18]+[.J576]*[.B$22]" office:value-type="float" office:value="2357" calcext:value-type="float">
            <text:p>2357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577]*[.B577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table:formula="of:=[.E577]*[.B$2]+[.F577]*[.B$6]+[.G577]*[.B$10]+[.H577]*[.B$14]+[.I577]*[.B$18]+[.J577]*[.B$22]" office:value-type="float" office:value="1392" calcext:value-type="float">
            <text:p>139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578]*[.B578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578]*[.B$2]+[.F578]*[.B$6]+[.G578]*[.B$10]+[.H578]*[.B$14]+[.I578]*[.B$18]+[.J578]*[.B$22]" office:value-type="float" office:value="1375" calcext:value-type="float">
            <text:p>1375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79]*[.B579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579]*[.B$2]+[.F579]*[.B$6]+[.G579]*[.B$10]+[.H579]*[.B$14]+[.I579]*[.B$18]+[.J579]*[.B$22]" office:value-type="float" office:value="1209" calcext:value-type="float">
            <text:p>120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580]*[.B580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580]*[.B$2]+[.F580]*[.B$6]+[.G580]*[.B$10]+[.H580]*[.B$14]+[.I580]*[.B$18]+[.J580]*[.B$22]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581]*[.B581]" office:value-type="float" office:value="1978" calcext:value-type="float">
            <text:p>1978</text:p>
          </table:table-cell>
          <table:table-cell table:style-name="ce2"/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581]*[.B$2]+[.F581]*[.B$6]+[.G581]*[.B$10]+[.H581]*[.B$14]+[.I581]*[.B$18]+[.J581]*[.B$22]" office:value-type="float" office:value="2037" calcext:value-type="float">
            <text:p>2037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582]*[.B582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582]*[.B$2]+[.F582]*[.B$6]+[.G582]*[.B$10]+[.H582]*[.B$14]+[.I582]*[.B$18]+[.J582]*[.B$22]" office:value-type="float" office:value="1287" calcext:value-type="float">
            <text:p>128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583]*[.B583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583]*[.B$2]+[.F583]*[.B$6]+[.G583]*[.B$10]+[.H583]*[.B$14]+[.I583]*[.B$18]+[.J583]*[.B$22]" office:value-type="float" office:value="1598" calcext:value-type="float">
            <text:p>1598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84]*[.B584]" office:value-type="float" office:value="1728" calcext:value-type="float">
            <text:p>1728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3" table:formula="of:=[.E584]*[.B$2]+[.F584]*[.B$6]+[.G584]*[.B$10]+[.H584]*[.B$14]+[.I584]*[.B$18]+[.J584]*[.B$22]" office:value-type="float" office:value="1779" calcext:value-type="float">
            <text:p>177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585]*[.B585]" office:value-type="float" office:value="2156" calcext:value-type="float">
            <text:p>2156</text:p>
          </table:table-cell>
          <table:table-cell table:style-name="ce2"/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585]*[.B$2]+[.F585]*[.B$6]+[.G585]*[.B$10]+[.H585]*[.B$14]+[.I585]*[.B$18]+[.J585]*[.B$22]" office:value-type="float" office:value="1502" calcext:value-type="float">
            <text:p>150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6" calcext:value-type="float">
            <text:p>36</text:p>
          </table:table-cell>
          <table:table-cell table:style-name="ce2" table:formula="of:=[.A586]*[.B586]" office:value-type="float" office:value="1296" calcext:value-type="float">
            <text:p>1296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586]*[.B$2]+[.F586]*[.B$6]+[.G586]*[.B$10]+[.H586]*[.B$14]+[.I586]*[.B$18]+[.J586]*[.B$22]" office:value-type="float" office:value="1334" calcext:value-type="float">
            <text:p>1334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87]*[.B587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587]*[.B$2]+[.F587]*[.B$6]+[.G587]*[.B$10]+[.H587]*[.B$14]+[.I587]*[.B$18]+[.J587]*[.B$22]" office:value-type="float" office:value="1559" calcext:value-type="float">
            <text:p>1559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588]*[.B588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588]*[.B$2]+[.F588]*[.B$6]+[.G588]*[.B$10]+[.H588]*[.B$14]+[.I588]*[.B$18]+[.J588]*[.B$22]" office:value-type="float" office:value="1378" calcext:value-type="float">
            <text:p>137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7" calcext:value-type="float">
            <text:p>47</text:p>
          </table:table-cell>
          <table:table-cell table:style-name="ce2" table:formula="of:=[.A589]*[.B589]" office:value-type="float" office:value="2209" calcext:value-type="float">
            <text:p>2209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589]*[.B$2]+[.F589]*[.B$6]+[.G589]*[.B$10]+[.H589]*[.B$14]+[.I589]*[.B$18]+[.J589]*[.B$22]" office:value-type="float" office:value="1507" calcext:value-type="float">
            <text:p>150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8" calcext:value-type="float">
            <text:p>48</text:p>
          </table:table-cell>
          <table:table-cell table:style-name="ce2" table:formula="of:=[.A590]*[.B590]" office:value-type="float" office:value="2304" calcext:value-type="float">
            <text:p>2304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590]*[.B$2]+[.F590]*[.B$6]+[.G590]*[.B$10]+[.H590]*[.B$14]+[.I590]*[.B$18]+[.J590]*[.B$22]" office:value-type="float" office:value="2358" calcext:value-type="float">
            <text:p>235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591]*[.B591]" office:value-type="float" office:value="2107" calcext:value-type="float">
            <text:p>2107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591]*[.B$2]+[.F591]*[.B$6]+[.G591]*[.B$10]+[.H591]*[.B$14]+[.I591]*[.B$18]+[.J591]*[.B$22]" office:value-type="float" office:value="2162" calcext:value-type="float">
            <text:p>216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592]*[.B592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592]*[.B$2]+[.F592]*[.B$6]+[.G592]*[.B$10]+[.H592]*[.B$14]+[.I592]*[.B$18]+[.J592]*[.B$22]" office:value-type="float" office:value="1699" calcext:value-type="float">
            <text:p>1699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593]*[.B593]" office:value-type="float" office:value="1692" calcext:value-type="float">
            <text:p>169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593]*[.B$2]+[.F593]*[.B$6]+[.G593]*[.B$10]+[.H593]*[.B$14]+[.I593]*[.B$18]+[.J593]*[.B$22]" office:value-type="float" office:value="1200" calcext:value-type="float">
            <text:p>1200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594]*[.B594]" office:value-type="float" office:value="2160" calcext:value-type="float">
            <text:p>216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594]*[.B$2]+[.F594]*[.B$6]+[.G594]*[.B$10]+[.H594]*[.B$14]+[.I594]*[.B$18]+[.J594]*[.B$22]" office:value-type="float" office:value="1590" calcext:value-type="float">
            <text:p>1590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95]*[.B595]" office:value-type="float" office:value="1833" calcext:value-type="float">
            <text:p>1833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595]*[.B$2]+[.F595]*[.B$6]+[.G595]*[.B$10]+[.H595]*[.B$14]+[.I595]*[.B$18]+[.J595]*[.B$22]" office:value-type="float" office:value="1313" calcext:value-type="float">
            <text:p>1313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596]*[.B596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596]*[.B$2]+[.F596]*[.B$6]+[.G596]*[.B$10]+[.H596]*[.B$14]+[.I596]*[.B$18]+[.J596]*[.B$22]" office:value-type="float" office:value="1400" calcext:value-type="float">
            <text:p>14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597]*[.B597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597]*[.B$2]+[.F597]*[.B$6]+[.G597]*[.B$10]+[.H597]*[.B$14]+[.I597]*[.B$18]+[.J597]*[.B$22]" office:value-type="float" office:value="1906" calcext:value-type="float">
            <text:p>1906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598]*[.B598]" office:value-type="float" office:value="1750" calcext:value-type="float">
            <text:p>175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598]*[.B$2]+[.F598]*[.B$6]+[.G598]*[.B$10]+[.H598]*[.B$14]+[.I598]*[.B$18]+[.J598]*[.B$22]" office:value-type="float" office:value="1167" calcext:value-type="float">
            <text:p>1167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599]*[.B599]" office:value-type="float" office:value="2254" calcext:value-type="float">
            <text:p>2254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9" calcext:value-type="float">
            <text:p>69</text:p>
          </table:table-cell>
          <table:table-cell table:style-name="ce3" table:formula="of:=[.E599]*[.B$2]+[.F599]*[.B$6]+[.G599]*[.B$10]+[.H599]*[.B$14]+[.I599]*[.B$18]+[.J599]*[.B$22]" office:value-type="float" office:value="2326" calcext:value-type="float">
            <text:p>232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00]*[.B600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600]*[.B$2]+[.F600]*[.B$6]+[.G600]*[.B$10]+[.H600]*[.B$14]+[.I600]*[.B$18]+[.J600]*[.B$22]" office:value-type="float" office:value="2028" calcext:value-type="float">
            <text:p>202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01]*[.B601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601]*[.B$2]+[.F601]*[.B$6]+[.G601]*[.B$10]+[.H601]*[.B$14]+[.I601]*[.B$18]+[.J601]*[.B$22]" office:value-type="float" office:value="1568" calcext:value-type="float">
            <text:p>1568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02]*[.B602]" office:value-type="float" office:value="1692" calcext:value-type="float">
            <text:p>1692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602]*[.B$2]+[.F602]*[.B$6]+[.G602]*[.B$10]+[.H602]*[.B$14]+[.I602]*[.B$18]+[.J602]*[.B$22]" office:value-type="float" office:value="1733" calcext:value-type="float">
            <text:p>1733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03]*[.B603]" office:value-type="float" office:value="1368" calcext:value-type="float">
            <text:p>1368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603]*[.B$2]+[.F603]*[.B$6]+[.G603]*[.B$10]+[.H603]*[.B$14]+[.I603]*[.B$18]+[.J603]*[.B$22]" office:value-type="float" office:value="1410" calcext:value-type="float">
            <text:p>1410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604]*[.B604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604]*[.B$2]+[.F604]*[.B$6]+[.G604]*[.B$10]+[.H604]*[.B$14]+[.I604]*[.B$18]+[.J604]*[.B$22]" office:value-type="float" office:value="1534" calcext:value-type="float">
            <text:p>153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605]*[.B605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605]*[.B$2]+[.F605]*[.B$6]+[.G605]*[.B$10]+[.H605]*[.B$14]+[.I605]*[.B$18]+[.J605]*[.B$22]" office:value-type="float" office:value="1103" calcext:value-type="float">
            <text:p>1103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06]*[.B606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606]*[.B$2]+[.F606]*[.B$6]+[.G606]*[.B$10]+[.H606]*[.B$14]+[.I606]*[.B$18]+[.J606]*[.B$22]" office:value-type="float" office:value="2031" calcext:value-type="float">
            <text:p>203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607]*[.B607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E607]*[.B$2]+[.F607]*[.B$6]+[.G607]*[.B$10]+[.H607]*[.B$14]+[.I607]*[.B$18]+[.J607]*[.B$22]" office:value-type="float" office:value="2463" calcext:value-type="float">
            <text:p>246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608]*[.B608]" office:value-type="float" office:value="1645" calcext:value-type="float">
            <text:p>1645</text:p>
          </table:table-cell>
          <table:table-cell table:style-name="ce2"/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608]*[.B$2]+[.F608]*[.B$6]+[.G608]*[.B$10]+[.H608]*[.B$14]+[.I608]*[.B$18]+[.J608]*[.B$22]" office:value-type="float" office:value="1105" calcext:value-type="float">
            <text:p>1105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609]*[.B609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609]*[.B$2]+[.F609]*[.B$6]+[.G609]*[.B$10]+[.H609]*[.B$14]+[.I609]*[.B$18]+[.J609]*[.B$22]" office:value-type="float" office:value="1717" calcext:value-type="float">
            <text:p>171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610]*[.B610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610]*[.B$2]+[.F610]*[.B$6]+[.G610]*[.B$10]+[.H610]*[.B$14]+[.I610]*[.B$18]+[.J610]*[.B$22]" office:value-type="float" office:value="1489" calcext:value-type="float">
            <text:p>1489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11]*[.B611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611]*[.B$2]+[.F611]*[.B$6]+[.G611]*[.B$10]+[.H611]*[.B$14]+[.I611]*[.B$18]+[.J611]*[.B$22]" office:value-type="float" office:value="1296" calcext:value-type="float">
            <text:p>1296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612]*[.B612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612]*[.B$2]+[.F612]*[.B$6]+[.G612]*[.B$10]+[.H612]*[.B$14]+[.I612]*[.B$18]+[.J612]*[.B$22]" office:value-type="float" office:value="1255" calcext:value-type="float">
            <text:p>1255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13]*[.B613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613]*[.B$2]+[.F613]*[.B$6]+[.G613]*[.B$10]+[.H613]*[.B$14]+[.I613]*[.B$18]+[.J613]*[.B$22]" office:value-type="float" office:value="1401" calcext:value-type="float">
            <text:p>140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50" calcext:value-type="float">
            <text:p>50</text:p>
          </table:table-cell>
          <table:table-cell table:style-name="ce2" table:formula="of:=[.A614]*[.B614]" office:value-type="float" office:value="2500" calcext:value-type="float">
            <text:p>250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614]*[.B$2]+[.F614]*[.B$6]+[.G614]*[.B$10]+[.H614]*[.B$14]+[.I614]*[.B$18]+[.J614]*[.B$22]" office:value-type="float" office:value="1692" calcext:value-type="float">
            <text:p>169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0" calcext:value-type="float">
            <text:p>40</text:p>
          </table:table-cell>
          <table:table-cell table:style-name="ce2" table:formula="of:=[.A615]*[.B615]" office:value-type="float" office:value="1600" calcext:value-type="float">
            <text:p>160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615]*[.B$2]+[.F615]*[.B$6]+[.G615]*[.B$10]+[.H615]*[.B$14]+[.I615]*[.B$18]+[.J615]*[.B$22]" office:value-type="float" office:value="1640" calcext:value-type="float">
            <text:p>164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16]*[.B616]" office:value-type="float" office:value="1404" calcext:value-type="float">
            <text:p>1404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616]*[.B$2]+[.F616]*[.B$6]+[.G616]*[.B$10]+[.H616]*[.B$14]+[.I616]*[.B$18]+[.J616]*[.B$22]" office:value-type="float" office:value="1446" calcext:value-type="float">
            <text:p>1446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17]*[.B617]" office:value-type="float" office:value="1640" calcext:value-type="float">
            <text:p>164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617]*[.B$2]+[.F617]*[.B$6]+[.G617]*[.B$10]+[.H617]*[.B$14]+[.I617]*[.B$18]+[.J617]*[.B$22]" office:value-type="float" office:value="1129" calcext:value-type="float">
            <text:p>112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9" calcext:value-type="float">
            <text:p>49</text:p>
          </table:table-cell>
          <table:table-cell table:style-name="ce2" table:formula="of:=[.A618]*[.B618]" office:value-type="float" office:value="2401" calcext:value-type="float">
            <text:p>2401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3" table:formula="of:=[.E618]*[.B$2]+[.F618]*[.B$6]+[.G618]*[.B$10]+[.H618]*[.B$14]+[.I618]*[.B$18]+[.J618]*[.B$22]" office:value-type="float" office:value="2472" calcext:value-type="float">
            <text:p>2472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619]*[.B619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619]*[.B$2]+[.F619]*[.B$6]+[.G619]*[.B$10]+[.H619]*[.B$14]+[.I619]*[.B$18]+[.J619]*[.B$22]" office:value-type="float" office:value="1931" calcext:value-type="float">
            <text:p>1931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20]*[.B620]" office:value-type="float" office:value="1482" calcext:value-type="float">
            <text:p>148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620]*[.B$2]+[.F620]*[.B$6]+[.G620]*[.B$10]+[.H620]*[.B$14]+[.I620]*[.B$18]+[.J620]*[.B$22]" office:value-type="float" office:value="1532" calcext:value-type="float">
            <text:p>1532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621]*[.B621]" office:value-type="float" office:value="2050" calcext:value-type="float">
            <text:p>2050</text:p>
          </table:table-cell>
          <table:table-cell table:style-name="ce2"/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621]*[.B$2]+[.F621]*[.B$6]+[.G621]*[.B$10]+[.H621]*[.B$14]+[.I621]*[.B$18]+[.J621]*[.B$22]" office:value-type="float" office:value="1388" calcext:value-type="float">
            <text:p>138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622]*[.B622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622]*[.B$2]+[.F622]*[.B$6]+[.G622]*[.B$10]+[.H622]*[.B$14]+[.I622]*[.B$18]+[.J622]*[.B$22]" office:value-type="float" office:value="1027" calcext:value-type="float">
            <text:p>102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623]*[.B623]" office:value-type="float" office:value="1900" calcext:value-type="float">
            <text:p>190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623]*[.B$2]+[.F623]*[.B$6]+[.G623]*[.B$10]+[.H623]*[.B$14]+[.I623]*[.B$18]+[.J623]*[.B$22]" office:value-type="float" office:value="1274" calcext:value-type="float">
            <text:p>1274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624]*[.B624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624]*[.B$2]+[.F624]*[.B$6]+[.G624]*[.B$10]+[.H624]*[.B$14]+[.I624]*[.B$18]+[.J624]*[.B$22]" office:value-type="float" office:value="2153" calcext:value-type="float">
            <text:p>2153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625]*[.B625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625]*[.B$2]+[.F625]*[.B$6]+[.G625]*[.B$10]+[.H625]*[.B$14]+[.I625]*[.B$18]+[.J625]*[.B$22]" office:value-type="float" office:value="2111" calcext:value-type="float">
            <text:p>211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26]*[.B626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626]*[.B$2]+[.F626]*[.B$6]+[.G626]*[.B$10]+[.H626]*[.B$14]+[.I626]*[.B$18]+[.J626]*[.B$22]" office:value-type="float" office:value="1944" calcext:value-type="float">
            <text:p>1944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627]*[.B627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627]*[.B$2]+[.F627]*[.B$6]+[.G627]*[.B$10]+[.H627]*[.B$14]+[.I627]*[.B$18]+[.J627]*[.B$22]" office:value-type="float" office:value="2166" calcext:value-type="float">
            <text:p>2166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28]*[.B628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628]*[.B$2]+[.F628]*[.B$6]+[.G628]*[.B$10]+[.H628]*[.B$14]+[.I628]*[.B$18]+[.J628]*[.B$22]" office:value-type="float" office:value="1488" calcext:value-type="float">
            <text:p>1488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629]*[.B629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629]*[.B$2]+[.F629]*[.B$6]+[.G629]*[.B$10]+[.H629]*[.B$14]+[.I629]*[.B$18]+[.J629]*[.B$22]" office:value-type="float" office:value="1112" calcext:value-type="float">
            <text:p>111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30]*[.B630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630]*[.B$2]+[.F630]*[.B$6]+[.G630]*[.B$10]+[.H630]*[.B$14]+[.I630]*[.B$18]+[.J630]*[.B$22]" office:value-type="float" office:value="1926" calcext:value-type="float">
            <text:p>1926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31]*[.B631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631]*[.B$2]+[.F631]*[.B$6]+[.G631]*[.B$10]+[.H631]*[.B$14]+[.I631]*[.B$18]+[.J631]*[.B$22]" office:value-type="float" office:value="1768" calcext:value-type="float">
            <text:p>176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32]*[.B632]" office:value-type="float" office:value="1520" calcext:value-type="float">
            <text:p>1520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632]*[.B$2]+[.F632]*[.B$6]+[.G632]*[.B$10]+[.H632]*[.B$14]+[.I632]*[.B$18]+[.J632]*[.B$22]" office:value-type="float" office:value="1029" calcext:value-type="float">
            <text:p>1029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633]*[.B633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633]*[.B$2]+[.F633]*[.B$6]+[.G633]*[.B$10]+[.H633]*[.B$14]+[.I633]*[.B$18]+[.J633]*[.B$22]" office:value-type="float" office:value="1543" calcext:value-type="float">
            <text:p>1543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634]*[.B634]" office:value-type="float" office:value="1722" calcext:value-type="float">
            <text:p>1722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634]*[.B$2]+[.F634]*[.B$6]+[.G634]*[.B$10]+[.H634]*[.B$14]+[.I634]*[.B$18]+[.J634]*[.B$22]" office:value-type="float" office:value="1763" calcext:value-type="float">
            <text:p>176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7" calcext:value-type="float">
            <text:p>47</text:p>
          </table:table-cell>
          <table:table-cell table:style-name="ce2" table:formula="of:=[.A635]*[.B635]" office:value-type="float" office:value="2209" calcext:value-type="float">
            <text:p>2209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635]*[.B$2]+[.F635]*[.B$6]+[.G635]*[.B$10]+[.H635]*[.B$14]+[.I635]*[.B$18]+[.J635]*[.B$22]" office:value-type="float" office:value="2271" calcext:value-type="float">
            <text:p>227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36]*[.B636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636]*[.B$2]+[.F636]*[.B$6]+[.G636]*[.B$10]+[.H636]*[.B$14]+[.I636]*[.B$18]+[.J636]*[.B$22]" office:value-type="float" office:value="1225" calcext:value-type="float">
            <text:p>122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637]*[.B637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637]*[.B$2]+[.F637]*[.B$6]+[.G637]*[.B$10]+[.H637]*[.B$14]+[.I637]*[.B$18]+[.J637]*[.B$22]" office:value-type="float" office:value="1913" calcext:value-type="float">
            <text:p>1913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38]*[.B638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638]*[.B$2]+[.F638]*[.B$6]+[.G638]*[.B$10]+[.H638]*[.B$14]+[.I638]*[.B$18]+[.J638]*[.B$22]" office:value-type="float" office:value="1275" calcext:value-type="float">
            <text:p>1275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39]*[.B639]" office:value-type="float" office:value="1368" calcext:value-type="float">
            <text:p>1368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639]*[.B$2]+[.F639]*[.B$6]+[.G639]*[.B$10]+[.H639]*[.B$14]+[.I639]*[.B$18]+[.J639]*[.B$22]" office:value-type="float" office:value="1404" calcext:value-type="float">
            <text:p>14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8" calcext:value-type="float">
            <text:p>38</text:p>
          </table:table-cell>
          <table:table-cell table:style-name="ce2" table:formula="of:=[.A640]*[.B640]" office:value-type="float" office:value="1444" calcext:value-type="float">
            <text:p>1444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640]*[.B$2]+[.F640]*[.B$6]+[.G640]*[.B$10]+[.H640]*[.B$14]+[.I640]*[.B$18]+[.J640]*[.B$22]" office:value-type="float" office:value="946" calcext:value-type="float">
            <text:p>94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41]*[.B641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3" table:formula="of:=[.E641]*[.B$2]+[.F641]*[.B$6]+[.G641]*[.B$10]+[.H641]*[.B$14]+[.I641]*[.B$18]+[.J641]*[.B$22]" office:value-type="float" office:value="1199" calcext:value-type="float">
            <text:p>1199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42]*[.B642]" office:value-type="float" office:value="1400" calcext:value-type="float">
            <text:p>140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642]*[.B$2]+[.F642]*[.B$6]+[.G642]*[.B$10]+[.H642]*[.B$14]+[.I642]*[.B$18]+[.J642]*[.B$22]" office:value-type="float" office:value="1427" calcext:value-type="float">
            <text:p>142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643]*[.B643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643]*[.B$2]+[.F643]*[.B$6]+[.G643]*[.B$10]+[.H643]*[.B$14]+[.I643]*[.B$18]+[.J643]*[.B$22]" office:value-type="float" office:value="1368" calcext:value-type="float">
            <text:p>136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44]*[.B644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644]*[.B$2]+[.F644]*[.B$6]+[.G644]*[.B$10]+[.H644]*[.B$14]+[.I644]*[.B$18]+[.J644]*[.B$22]" office:value-type="float" office:value="1195" calcext:value-type="float">
            <text:p>1195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45]*[.B645]" office:value-type="float" office:value="1840" calcext:value-type="float">
            <text:p>184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645]*[.B$2]+[.F645]*[.B$6]+[.G645]*[.B$10]+[.H645]*[.B$14]+[.I645]*[.B$18]+[.J645]*[.B$22]" office:value-type="float" office:value="1301" calcext:value-type="float">
            <text:p>1301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46]*[.B646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646]*[.B$2]+[.F646]*[.B$6]+[.G646]*[.B$10]+[.H646]*[.B$14]+[.I646]*[.B$18]+[.J646]*[.B$22]" office:value-type="float" office:value="1271" calcext:value-type="float">
            <text:p>1271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647]*[.B647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table:style-name="ce3" table:formula="of:=[.E647]*[.B$2]+[.F647]*[.B$6]+[.G647]*[.B$10]+[.H647]*[.B$14]+[.I647]*[.B$18]+[.J647]*[.B$22]" office:value-type="float" office:value="885" calcext:value-type="float">
            <text:p>88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2" calcext:value-type="float">
            <text:p>42</text:p>
          </table:table-cell>
          <table:table-cell table:style-name="ce2" table:formula="of:=[.A648]*[.B648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648]*[.B$2]+[.F648]*[.B$6]+[.G648]*[.B$10]+[.H648]*[.B$14]+[.I648]*[.B$18]+[.J648]*[.B$22]" office:value-type="float" office:value="1824" calcext:value-type="float">
            <text:p>182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49]*[.B649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649]*[.B$2]+[.F649]*[.B$6]+[.G649]*[.B$10]+[.H649]*[.B$14]+[.I649]*[.B$18]+[.J649]*[.B$22]" office:value-type="float" office:value="1388" calcext:value-type="float">
            <text:p>1388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650]*[.B650]" office:value-type="float" office:value="2107" calcext:value-type="float">
            <text:p>2107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650]*[.B$2]+[.F650]*[.B$6]+[.G650]*[.B$10]+[.H650]*[.B$14]+[.I650]*[.B$18]+[.J650]*[.B$22]" office:value-type="float" office:value="1473" calcext:value-type="float">
            <text:p>147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51]*[.B651]" office:value-type="float" office:value="1480" calcext:value-type="float">
            <text:p>148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3" table:formula="of:=[.E651]*[.B$2]+[.F651]*[.B$6]+[.G651]*[.B$10]+[.H651]*[.B$14]+[.I651]*[.B$18]+[.J651]*[.B$22]" office:value-type="float" office:value="1033" calcext:value-type="float">
            <text:p>1033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652]*[.B652]" office:value-type="float" office:value="1554" calcext:value-type="float">
            <text:p>1554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652]*[.B$2]+[.F652]*[.B$6]+[.G652]*[.B$10]+[.H652]*[.B$14]+[.I652]*[.B$18]+[.J652]*[.B$22]" office:value-type="float" office:value="1119" calcext:value-type="float">
            <text:p>1119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53]*[.B653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" calcext:value-type="float">
            <text:p>14</text:p>
          </table:table-cell>
          <table:table-cell table:style-name="ce3" table:formula="of:=[.E653]*[.B$2]+[.F653]*[.B$6]+[.G653]*[.B$10]+[.H653]*[.B$14]+[.I653]*[.B$18]+[.J653]*[.B$22]" office:value-type="float" office:value="1129" calcext:value-type="float">
            <text:p>1129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54]*[.B654]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654]*[.B$2]+[.F654]*[.B$6]+[.G654]*[.B$10]+[.H654]*[.B$14]+[.I654]*[.B$18]+[.J654]*[.B$22]" office:value-type="float" office:value="2081" calcext:value-type="float">
            <text:p>208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655]*[.B655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655]*[.B$2]+[.F655]*[.B$6]+[.G655]*[.B$10]+[.H655]*[.B$14]+[.I655]*[.B$18]+[.J655]*[.B$22]" office:value-type="float" office:value="1904" calcext:value-type="float">
            <text:p>19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6" calcext:value-type="float">
            <text:p>36</text:p>
          </table:table-cell>
          <table:table-cell table:style-name="ce2" table:formula="of:=[.A656]*[.B656]" office:value-type="float" office:value="1296" calcext:value-type="float">
            <text:p>1296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[.E656]*[.B$2]+[.F656]*[.B$6]+[.G656]*[.B$10]+[.H656]*[.B$14]+[.I656]*[.B$18]+[.J656]*[.B$22]" office:value-type="float" office:value="959" calcext:value-type="float">
            <text:p>95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57]*[.B657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657]*[.B$2]+[.F657]*[.B$6]+[.G657]*[.B$10]+[.H657]*[.B$14]+[.I657]*[.B$18]+[.J657]*[.B$22]" office:value-type="float" office:value="1388" calcext:value-type="float">
            <text:p>1388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658]*[.B658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658]*[.B$2]+[.F658]*[.B$6]+[.G658]*[.B$10]+[.H658]*[.B$14]+[.I658]*[.B$18]+[.J658]*[.B$22]" office:value-type="float" office:value="1698" calcext:value-type="float">
            <text:p>169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659]*[.B659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659]*[.B$2]+[.F659]*[.B$6]+[.G659]*[.B$10]+[.H659]*[.B$14]+[.I659]*[.B$18]+[.J659]*[.B$22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660]*[.B660]" office:value-type="float" office:value="1748" calcext:value-type="float">
            <text:p>1748</text:p>
          </table:table-cell>
          <table:table-cell table:style-name="ce2"/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660]*[.B$2]+[.F660]*[.B$6]+[.G660]*[.B$10]+[.H660]*[.B$14]+[.I660]*[.B$18]+[.J660]*[.B$22]" office:value-type="float" office:value="1200" calcext:value-type="float">
            <text:p>1200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661]*[.B661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661]*[.B$2]+[.F661]*[.B$6]+[.G661]*[.B$10]+[.H661]*[.B$14]+[.I661]*[.B$18]+[.J661]*[.B$22]" office:value-type="float" office:value="1279" calcext:value-type="float">
            <text:p>1279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62]*[.B662]" office:value-type="float" office:value="1584" calcext:value-type="float">
            <text:p>1584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662]*[.B$2]+[.F662]*[.B$6]+[.G662]*[.B$10]+[.H662]*[.B$14]+[.I662]*[.B$18]+[.J662]*[.B$22]" office:value-type="float" office:value="1620" calcext:value-type="float">
            <text:p>1620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663]*[.B663]" office:value-type="float" office:value="1517" calcext:value-type="float">
            <text:p>1517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663]*[.B$2]+[.F663]*[.B$6]+[.G663]*[.B$10]+[.H663]*[.B$14]+[.I663]*[.B$18]+[.J663]*[.B$22]" office:value-type="float" office:value="1032" calcext:value-type="float">
            <text:p>1032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664]*[.B664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664]*[.B$2]+[.F664]*[.B$6]+[.G664]*[.B$10]+[.H664]*[.B$14]+[.I664]*[.B$18]+[.J664]*[.B$22]" office:value-type="float" office:value="1717" calcext:value-type="float">
            <text:p>1717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665]*[.B665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665]*[.B$2]+[.F665]*[.B$6]+[.G665]*[.B$10]+[.H665]*[.B$14]+[.I665]*[.B$18]+[.J665]*[.B$22]" office:value-type="float" office:value="1763" calcext:value-type="float">
            <text:p>1763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666]*[.B666]" office:value-type="float" office:value="1722" calcext:value-type="float">
            <text:p>1722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666]*[.B$2]+[.F666]*[.B$6]+[.G666]*[.B$10]+[.H666]*[.B$14]+[.I666]*[.B$18]+[.J666]*[.B$22]" office:value-type="float" office:value="1211" calcext:value-type="float">
            <text:p>1211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667]*[.B667]" office:value-type="float" office:value="1558" calcext:value-type="float">
            <text:p>1558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667]*[.B$2]+[.F667]*[.B$6]+[.G667]*[.B$10]+[.H667]*[.B$14]+[.I667]*[.B$18]+[.J667]*[.B$22]" office:value-type="float" office:value="1606" calcext:value-type="float">
            <text:p>160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68]*[.B668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668]*[.B$2]+[.F668]*[.B$6]+[.G668]*[.B$10]+[.H668]*[.B$14]+[.I668]*[.B$18]+[.J668]*[.B$22]" office:value-type="float" office:value="1297" calcext:value-type="float">
            <text:p>1297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669]*[.B669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669]*[.B$2]+[.F669]*[.B$6]+[.G669]*[.B$10]+[.H669]*[.B$14]+[.I669]*[.B$18]+[.J669]*[.B$22]" office:value-type="float" office:value="1110" calcext:value-type="float">
            <text:p>1110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670]*[.B670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1" calcext:value-type="float">
            <text:p>71</text:p>
          </table:table-cell>
          <table:table-cell table:style-name="ce3" table:formula="of:=[.E670]*[.B$2]+[.F670]*[.B$6]+[.G670]*[.B$10]+[.H670]*[.B$14]+[.I670]*[.B$18]+[.J670]*[.B$22]" office:value-type="float" office:value="2323" calcext:value-type="float">
            <text:p>232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671]*[.B671]" office:value-type="float" office:value="1845" calcext:value-type="float">
            <text:p>1845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671]*[.B$2]+[.F671]*[.B$6]+[.G671]*[.B$10]+[.H671]*[.B$14]+[.I671]*[.B$18]+[.J671]*[.B$22]" office:value-type="float" office:value="1894" calcext:value-type="float">
            <text:p>1894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672]*[.B672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672]*[.B$2]+[.F672]*[.B$6]+[.G672]*[.B$10]+[.H672]*[.B$14]+[.I672]*[.B$18]+[.J672]*[.B$22]" office:value-type="float" office:value="1216" calcext:value-type="float">
            <text:p>1216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73]*[.B673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673]*[.B$2]+[.F673]*[.B$6]+[.G673]*[.B$10]+[.H673]*[.B$14]+[.I673]*[.B$18]+[.J673]*[.B$22]" office:value-type="float" office:value="1205" calcext:value-type="float">
            <text:p>1205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674]*[.B674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674]*[.B$2]+[.F674]*[.B$6]+[.G674]*[.B$10]+[.H674]*[.B$14]+[.I674]*[.B$18]+[.J674]*[.B$22]" office:value-type="float" office:value="1695" calcext:value-type="float">
            <text:p>1695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75]*[.B675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675]*[.B$2]+[.F675]*[.B$6]+[.G675]*[.B$10]+[.H675]*[.B$14]+[.I675]*[.B$18]+[.J675]*[.B$22]" office:value-type="float" office:value="1930" calcext:value-type="float">
            <text:p>1930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676]*[.B676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676]*[.B$2]+[.F676]*[.B$6]+[.G676]*[.B$10]+[.H676]*[.B$14]+[.I676]*[.B$18]+[.J676]*[.B$22]" office:value-type="float" office:value="1723" calcext:value-type="float">
            <text:p>1723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677]*[.B677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677]*[.B$2]+[.F677]*[.B$6]+[.G677]*[.B$10]+[.H677]*[.B$14]+[.I677]*[.B$18]+[.J677]*[.B$22]" office:value-type="float" office:value="1977" calcext:value-type="float">
            <text:p>1977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78]*[.B678]" office:value-type="float" office:value="1960" calcext:value-type="float">
            <text:p>1960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678]*[.B$2]+[.F678]*[.B$6]+[.G678]*[.B$10]+[.H678]*[.B$14]+[.I678]*[.B$18]+[.J678]*[.B$22]"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679]*[.B679]" office:value-type="float" office:value="1872" calcext:value-type="float">
            <text:p>1872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3" calcext:value-type="float">
            <text:p>63</text:p>
          </table:table-cell>
          <table:table-cell table:style-name="ce3" table:formula="of:=[.E679]*[.B$2]+[.F679]*[.B$6]+[.G679]*[.B$10]+[.H679]*[.B$14]+[.I679]*[.B$18]+[.J679]*[.B$22]" office:value-type="float" office:value="1937" calcext:value-type="float">
            <text:p>1937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680]*[.B680]" office:value-type="float" office:value="1715" calcext:value-type="float">
            <text:p>1715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680]*[.B$2]+[.F680]*[.B$6]+[.G680]*[.B$10]+[.H680]*[.B$14]+[.I680]*[.B$18]+[.J680]*[.B$22]" office:value-type="float" office:value="1167" calcext:value-type="float">
            <text:p>1167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81]*[.B681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681]*[.B$2]+[.F681]*[.B$6]+[.G681]*[.B$10]+[.H681]*[.B$14]+[.I681]*[.B$18]+[.J681]*[.B$22]" office:value-type="float" office:value="2170" calcext:value-type="float">
            <text:p>217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682]*[.B682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682]*[.B$2]+[.F682]*[.B$6]+[.G682]*[.B$10]+[.H682]*[.B$14]+[.I682]*[.B$18]+[.J682]*[.B$22]" office:value-type="float" office:value="1711" calcext:value-type="float">
            <text:p>171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83]*[.B683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683]*[.B$2]+[.F683]*[.B$6]+[.G683]*[.B$10]+[.H683]*[.B$14]+[.I683]*[.B$18]+[.J683]*[.B$22]" office:value-type="float" office:value="1389" calcext:value-type="float">
            <text:p>1389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84]*[.B684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684]*[.B$2]+[.F684]*[.B$6]+[.G684]*[.B$10]+[.H684]*[.B$14]+[.I684]*[.B$18]+[.J684]*[.B$22]" office:value-type="float" office:value="1213" calcext:value-type="float">
            <text:p>1213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685]*[.B685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[.E685]*[.B$2]+[.F685]*[.B$6]+[.G685]*[.B$10]+[.H685]*[.B$14]+[.I685]*[.B$18]+[.J685]*[.B$22]" office:value-type="float" office:value="1036" calcext:value-type="float">
            <text:p>1036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686]*[.B686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686]*[.B$2]+[.F686]*[.B$6]+[.G686]*[.B$10]+[.H686]*[.B$14]+[.I686]*[.B$18]+[.J686]*[.B$22]" office:value-type="float" office:value="1199" calcext:value-type="float">
            <text:p>119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87]*[.B687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687]*[.B$2]+[.F687]*[.B$6]+[.G687]*[.B$10]+[.H687]*[.B$14]+[.I687]*[.B$18]+[.J687]*[.B$22]" office:value-type="float" office:value="1978" calcext:value-type="float">
            <text:p>197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688]*[.B688]" office:value-type="float" office:value="1558" calcext:value-type="float">
            <text:p>1558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688]*[.B$2]+[.F688]*[.B$6]+[.G688]*[.B$10]+[.H688]*[.B$14]+[.I688]*[.B$18]+[.J688]*[.B$22]" office:value-type="float" office:value="1032" calcext:value-type="float">
            <text:p>103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689]*[.B689]" office:value-type="float" office:value="1702" calcext:value-type="float">
            <text:p>170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689]*[.B$2]+[.F689]*[.B$6]+[.G689]*[.B$10]+[.H689]*[.B$14]+[.I689]*[.B$18]+[.J689]*[.B$22]" office:value-type="float" office:value="1184" calcext:value-type="float">
            <text:p>1184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690]*[.B690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690]*[.B$2]+[.F690]*[.B$6]+[.G690]*[.B$10]+[.H690]*[.B$14]+[.I690]*[.B$18]+[.J690]*[.B$22]" office:value-type="float" office:value="1655" calcext:value-type="float">
            <text:p>165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8" calcext:value-type="float">
            <text:p>48</text:p>
          </table:table-cell>
          <table:table-cell table:style-name="ce2" table:formula="of:=[.A691]*[.B691]" office:value-type="float" office:value="2304" calcext:value-type="float">
            <text:p>2304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691]*[.B$2]+[.F691]*[.B$6]+[.G691]*[.B$10]+[.H691]*[.B$14]+[.I691]*[.B$18]+[.J691]*[.B$22]" office:value-type="float" office:value="2364" calcext:value-type="float">
            <text:p>2364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92]*[.B692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692]*[.B$2]+[.F692]*[.B$6]+[.G692]*[.B$10]+[.H692]*[.B$14]+[.I692]*[.B$18]+[.J692]*[.B$22]" office:value-type="float" office:value="1120" calcext:value-type="float">
            <text:p>112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693]*[.B693]" office:value-type="float" office:value="1833" calcext:value-type="float">
            <text:p>1833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693]*[.B$2]+[.F693]*[.B$6]+[.G693]*[.B$10]+[.H693]*[.B$14]+[.I693]*[.B$18]+[.J693]*[.B$22]" office:value-type="float" office:value="1892" calcext:value-type="float">
            <text:p>189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694]*[.B694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formula="of:=[.E694]*[.B$2]+[.F694]*[.B$6]+[.G694]*[.B$10]+[.H694]*[.B$14]+[.I694]*[.B$18]+[.J694]*[.B$22]" office:value-type="float" office:value="2193" calcext:value-type="float">
            <text:p>219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95]*[.B695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695]*[.B$2]+[.F695]*[.B$6]+[.G695]*[.B$10]+[.H695]*[.B$14]+[.I695]*[.B$18]+[.J695]*[.B$22]" office:value-type="float" office:value="1935" calcext:value-type="float">
            <text:p>193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696]*[.B696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696]*[.B$2]+[.F696]*[.B$6]+[.G696]*[.B$10]+[.H696]*[.B$14]+[.I696]*[.B$18]+[.J696]*[.B$22]" office:value-type="float" office:value="967" calcext:value-type="float">
            <text:p>96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697]*[.B697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697]*[.B$2]+[.F697]*[.B$6]+[.G697]*[.B$10]+[.H697]*[.B$14]+[.I697]*[.B$18]+[.J697]*[.B$22]" office:value-type="float" office:value="1762" calcext:value-type="float">
            <text:p>1762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698]*[.B698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698]*[.B$2]+[.F698]*[.B$6]+[.G698]*[.B$10]+[.H698]*[.B$14]+[.I698]*[.B$18]+[.J698]*[.B$22]" office:value-type="float" office:value="1296" calcext:value-type="float">
            <text:p>129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699]*[.B699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699]*[.B$2]+[.F699]*[.B$6]+[.G699]*[.B$10]+[.H699]*[.B$14]+[.I699]*[.B$18]+[.J699]*[.B$22]" office:value-type="float" office:value="2132" calcext:value-type="float">
            <text:p>213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00]*[.B700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[.E700]*[.B$2]+[.F700]*[.B$6]+[.G700]*[.B$10]+[.H700]*[.B$14]+[.I700]*[.B$18]+[.J700]*[.B$22]" office:value-type="float" office:value="965" calcext:value-type="float">
            <text:p>965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701]*[.B701]" office:value-type="float" office:value="1806" calcext:value-type="float">
            <text:p>1806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701]*[.B$2]+[.F701]*[.B$6]+[.G701]*[.B$10]+[.H701]*[.B$14]+[.I701]*[.B$18]+[.J701]*[.B$22]" office:value-type="float" office:value="1310" calcext:value-type="float">
            <text:p>1310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02]*[.B702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702]*[.B$2]+[.F702]*[.B$6]+[.G702]*[.B$10]+[.H702]*[.B$14]+[.I702]*[.B$18]+[.J702]*[.B$22]" office:value-type="float" office:value="1207" calcext:value-type="float">
            <text:p>1207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703]*[.B703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703]*[.B$2]+[.F703]*[.B$6]+[.G703]*[.B$10]+[.H703]*[.B$14]+[.I703]*[.B$18]+[.J703]*[.B$22]" office:value-type="float" office:value="1944" calcext:value-type="float">
            <text:p>1944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704]*[.B704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704]*[.B$2]+[.F704]*[.B$6]+[.G704]*[.B$10]+[.H704]*[.B$14]+[.I704]*[.B$18]+[.J704]*[.B$22]" office:value-type="float" office:value="1917" calcext:value-type="float">
            <text:p>1917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705]*[.B705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6" calcext:value-type="float">
            <text:p>66</text:p>
          </table:table-cell>
          <table:table-cell table:style-name="ce3" table:formula="of:=[.E705]*[.B$2]+[.F705]*[.B$6]+[.G705]*[.B$10]+[.H705]*[.B$14]+[.I705]*[.B$18]+[.J705]*[.B$22]" office:value-type="float" office:value="2368" calcext:value-type="float">
            <text:p>236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5" calcext:value-type="float">
            <text:p>35</text:p>
          </table:table-cell>
          <table:table-cell table:style-name="ce2" table:formula="of:=[.A706]*[.B706]" office:value-type="float" office:value="1225" calcext:value-type="float">
            <text:p>1225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706]*[.B$2]+[.F706]*[.B$6]+[.G706]*[.B$10]+[.H706]*[.B$14]+[.I706]*[.B$18]+[.J706]*[.B$22]" office:value-type="float" office:value="802" calcext:value-type="float">
            <text:p>80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07]*[.B707]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7" calcext:value-type="float">
            <text:p>67</text:p>
          </table:table-cell>
          <table:table-cell table:style-name="ce3" table:formula="of:=[.E707]*[.B$2]+[.F707]*[.B$6]+[.G707]*[.B$10]+[.H707]*[.B$14]+[.I707]*[.B$18]+[.J707]*[.B$22]" office:value-type="float" office:value="2092" calcext:value-type="float">
            <text:p>2092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708]*[.B708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708]*[.B$2]+[.F708]*[.B$6]+[.G708]*[.B$10]+[.H708]*[.B$14]+[.I708]*[.B$18]+[.J708]*[.B$22]" office:value-type="float" office:value="1207" calcext:value-type="float">
            <text:p>1207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709]*[.B709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3" table:formula="of:=[.E709]*[.B$2]+[.F709]*[.B$6]+[.G709]*[.B$10]+[.H709]*[.B$14]+[.I709]*[.B$18]+[.J709]*[.B$22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710]*[.B710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710]*[.B$2]+[.F710]*[.B$6]+[.G710]*[.B$10]+[.H710]*[.B$14]+[.I710]*[.B$18]+[.J710]*[.B$22]" office:value-type="float" office:value="1377" calcext:value-type="float">
            <text:p>1377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11]*[.B711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711]*[.B$2]+[.F711]*[.B$6]+[.G711]*[.B$10]+[.H711]*[.B$14]+[.I711]*[.B$18]+[.J711]*[.B$22]" office:value-type="float" office:value="1323" calcext:value-type="float">
            <text:p>132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12]*[.B712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712]*[.B$2]+[.F712]*[.B$6]+[.G712]*[.B$10]+[.H712]*[.B$14]+[.I712]*[.B$18]+[.J712]*[.B$22]" office:value-type="float" office:value="1661" calcext:value-type="float">
            <text:p>166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713]*[.B713]" office:value-type="float" office:value="2156" calcext:value-type="float">
            <text:p>2156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713]*[.B$2]+[.F713]*[.B$6]+[.G713]*[.B$10]+[.H713]*[.B$14]+[.I713]*[.B$18]+[.J713]*[.B$22]" office:value-type="float" office:value="2212" calcext:value-type="float">
            <text:p>2212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714]*[.B714]" office:value-type="float" office:value="2254" calcext:value-type="float">
            <text:p>2254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formula="of:=[.E714]*[.B$2]+[.F714]*[.B$6]+[.G714]*[.B$10]+[.H714]*[.B$14]+[.I714]*[.B$18]+[.J714]*[.B$22]" office:value-type="float" office:value="2316" calcext:value-type="float">
            <text:p>231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15]*[.B715]" office:value-type="float" office:value="1739" calcext:value-type="float">
            <text:p>1739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715]*[.B$2]+[.F715]*[.B$6]+[.G715]*[.B$10]+[.H715]*[.B$14]+[.I715]*[.B$18]+[.J715]*[.B$22]" office:value-type="float" office:value="1191" calcext:value-type="float">
            <text:p>1191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16]*[.B716]" office:value-type="float" office:value="1260" calcext:value-type="float">
            <text:p>126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716]*[.B$2]+[.F716]*[.B$6]+[.G716]*[.B$10]+[.H716]*[.B$14]+[.I716]*[.B$18]+[.J716]*[.B$22]" office:value-type="float" office:value="1301" calcext:value-type="float">
            <text:p>130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7" calcext:value-type="float">
            <text:p>37</text:p>
          </table:table-cell>
          <table:table-cell table:style-name="ce2" table:formula="of:=[.A717]*[.B717]" office:value-type="float" office:value="1369" calcext:value-type="float">
            <text:p>1369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717]*[.B$2]+[.F717]*[.B$6]+[.G717]*[.B$10]+[.H717]*[.B$14]+[.I717]*[.B$18]+[.J717]*[.B$22]" office:value-type="float" office:value="1409" calcext:value-type="float">
            <text:p>1409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18]*[.B718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718]*[.B$2]+[.F718]*[.B$6]+[.G718]*[.B$10]+[.H718]*[.B$14]+[.I718]*[.B$18]+[.J718]*[.B$22]" office:value-type="float" office:value="868" calcext:value-type="float">
            <text:p>86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19]*[.B719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719]*[.B$2]+[.F719]*[.B$6]+[.G719]*[.B$10]+[.H719]*[.B$14]+[.I719]*[.B$18]+[.J719]*[.B$22]" office:value-type="float" office:value="1213" calcext:value-type="float">
            <text:p>121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20]*[.B720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[.E720]*[.B$2]+[.F720]*[.B$6]+[.G720]*[.B$10]+[.H720]*[.B$14]+[.I720]*[.B$18]+[.J720]*[.B$22]" office:value-type="float" office:value="959" calcext:value-type="float">
            <text:p>959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721]*[.B721]" office:value-type="float" office:value="1575" calcext:value-type="float">
            <text:p>1575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721]*[.B$2]+[.F721]*[.B$6]+[.G721]*[.B$10]+[.H721]*[.B$14]+[.I721]*[.B$18]+[.J721]*[.B$22]" office:value-type="float" office:value="1085" calcext:value-type="float">
            <text:p>1085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22]*[.B722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722]*[.B$2]+[.F722]*[.B$6]+[.G722]*[.B$10]+[.H722]*[.B$14]+[.I722]*[.B$18]+[.J722]*[.B$22]" office:value-type="float" office:value="1284" calcext:value-type="float">
            <text:p>128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23]*[.B723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3" table:formula="of:=[.E723]*[.B$2]+[.F723]*[.B$6]+[.G723]*[.B$10]+[.H723]*[.B$14]+[.I723]*[.B$18]+[.J723]*[.B$22]" office:value-type="float" office:value="1723" calcext:value-type="float">
            <text:p>172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5" calcext:value-type="float">
            <text:p>35</text:p>
          </table:table-cell>
          <table:table-cell table:style-name="ce2" table:formula="of:=[.A724]*[.B724]" office:value-type="float" office:value="1225" calcext:value-type="float">
            <text:p>1225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724]*[.B$2]+[.F724]*[.B$6]+[.G724]*[.B$10]+[.H724]*[.B$14]+[.I724]*[.B$18]+[.J724]*[.B$22]" office:value-type="float" office:value="1264" calcext:value-type="float">
            <text:p>126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25]*[.B725]" office:value-type="float" office:value="1260" calcext:value-type="float">
            <text:p>1260</text:p>
          </table:table-cell>
          <table:table-cell table:style-name="ce2"/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formula="of:=[.E725]*[.B$2]+[.F725]*[.B$6]+[.G725]*[.B$10]+[.H725]*[.B$14]+[.I725]*[.B$18]+[.J725]*[.B$22]" office:value-type="float" office:value="883" calcext:value-type="float">
            <text:p>88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26]*[.B726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3" table:style-name="ce2" office:value-type="float" office:value="53" calcext:value-type="float">
            <text:p>53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726]*[.B$2]+[.F726]*[.B$6]+[.G726]*[.B$10]+[.H726]*[.B$14]+[.I726]*[.B$18]+[.J726]*[.B$22]" office:value-type="float" office:value="1826" calcext:value-type="float">
            <text:p>1826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727]*[.B727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727]*[.B$2]+[.F727]*[.B$6]+[.G727]*[.B$10]+[.H727]*[.B$14]+[.I727]*[.B$18]+[.J727]*[.B$22]" office:value-type="float" office:value="1389" calcext:value-type="float">
            <text:p>138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2" calcext:value-type="float">
            <text:p>42</text:p>
          </table:table-cell>
          <table:table-cell table:style-name="ce2" table:formula="of:=[.A728]*[.B728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728]*[.B$2]+[.F728]*[.B$6]+[.G728]*[.B$10]+[.H728]*[.B$14]+[.I728]*[.B$18]+[.J728]*[.B$22]" office:value-type="float" office:value="1817" calcext:value-type="float">
            <text:p>181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729]*[.B729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729]*[.B$2]+[.F729]*[.B$6]+[.G729]*[.B$10]+[.H729]*[.B$14]+[.I729]*[.B$18]+[.J729]*[.B$22]" office:value-type="float" office:value="1873" calcext:value-type="float">
            <text:p>1873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30]*[.B730]" office:value-type="float" office:value="1900" calcext:value-type="float">
            <text:p>190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730]*[.B$2]+[.F730]*[.B$6]+[.G730]*[.B$10]+[.H730]*[.B$14]+[.I730]*[.B$18]+[.J730]*[.B$22]" office:value-type="float" office:value="1957" calcext:value-type="float">
            <text:p>195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6" calcext:value-type="float">
            <text:p>36</text:p>
          </table:table-cell>
          <table:table-cell table:style-name="ce2" table:formula="of:=[.A731]*[.B731]" office:value-type="float" office:value="1296" calcext:value-type="float">
            <text:p>1296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731]*[.B$2]+[.F731]*[.B$6]+[.G731]*[.B$10]+[.H731]*[.B$14]+[.I731]*[.B$18]+[.J731]*[.B$22]" office:value-type="float" office:value="961" calcext:value-type="float">
            <text:p>961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732]*[.B732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732]*[.B$2]+[.F732]*[.B$6]+[.G732]*[.B$10]+[.H732]*[.B$14]+[.I732]*[.B$18]+[.J732]*[.B$22]" office:value-type="float" office:value="1502" calcext:value-type="float">
            <text:p>1502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33]*[.B733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733]*[.B$2]+[.F733]*[.B$6]+[.G733]*[.B$10]+[.H733]*[.B$14]+[.I733]*[.B$18]+[.J733]*[.B$22]" office:value-type="float" office:value="963" calcext:value-type="float">
            <text:p>963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34]*[.B734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734]*[.B$2]+[.F734]*[.B$6]+[.G734]*[.B$10]+[.H734]*[.B$14]+[.I734]*[.B$18]+[.J734]*[.B$22]" office:value-type="float" office:value="1679" calcext:value-type="float">
            <text:p>167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735]*[.B735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735]*[.B$2]+[.F735]*[.B$6]+[.G735]*[.B$10]+[.H735]*[.B$14]+[.I735]*[.B$18]+[.J735]*[.B$22]" office:value-type="float" office:value="1305" calcext:value-type="float">
            <text:p>130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7" calcext:value-type="float">
            <text:p>47</text:p>
          </table:table-cell>
          <table:table-cell table:style-name="ce2" table:formula="of:=[.A736]*[.B736]" office:value-type="float" office:value="2209" calcext:value-type="float">
            <text:p>2209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736]*[.B$2]+[.F736]*[.B$6]+[.G736]*[.B$10]+[.H736]*[.B$14]+[.I736]*[.B$18]+[.J736]*[.B$22]" office:value-type="float" office:value="1494" calcext:value-type="float">
            <text:p>149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1" calcext:value-type="float">
            <text:p>41</text:p>
          </table:table-cell>
          <table:table-cell table:style-name="ce2" table:formula="of:=[.A737]*[.B737]" office:value-type="float" office:value="1681" calcext:value-type="float">
            <text:p>1681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737]*[.B$2]+[.F737]*[.B$6]+[.G737]*[.B$10]+[.H737]*[.B$14]+[.I737]*[.B$18]+[.J737]*[.B$22]" office:value-type="float" office:value="1719" calcext:value-type="float">
            <text:p>171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38]*[.B738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738]*[.B$2]+[.F738]*[.B$6]+[.G738]*[.B$10]+[.H738]*[.B$14]+[.I738]*[.B$18]+[.J738]*[.B$22]" office:value-type="float" office:value="1274" calcext:value-type="float">
            <text:p>127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739]*[.B739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739]*[.B$2]+[.F739]*[.B$6]+[.G739]*[.B$10]+[.H739]*[.B$14]+[.I739]*[.B$18]+[.J739]*[.B$22]" office:value-type="float" office:value="1397" calcext:value-type="float">
            <text:p>1397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40]*[.B740]" office:value-type="float" office:value="1435" calcext:value-type="float">
            <text:p>143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" calcext:value-type="float">
            <text:p>19</text:p>
          </table:table-cell>
          <table:table-cell table:style-name="ce3" table:formula="of:=[.E740]*[.B$2]+[.F740]*[.B$6]+[.G740]*[.B$10]+[.H740]*[.B$14]+[.I740]*[.B$18]+[.J740]*[.B$22]" office:value-type="float" office:value="949" calcext:value-type="float">
            <text:p>94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741]*[.B741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741]*[.B$2]+[.F741]*[.B$6]+[.G741]*[.B$10]+[.H741]*[.B$14]+[.I741]*[.B$18]+[.J741]*[.B$22]" office:value-type="float" office:value="2166" calcext:value-type="float">
            <text:p>2166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742]*[.B742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742]*[.B$2]+[.F742]*[.B$6]+[.G742]*[.B$10]+[.H742]*[.B$14]+[.I742]*[.B$18]+[.J742]*[.B$22]" office:value-type="float" office:value="1378" calcext:value-type="float">
            <text:p>137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743]*[.B743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743]*[.B$2]+[.F743]*[.B$6]+[.G743]*[.B$10]+[.H743]*[.B$14]+[.I743]*[.B$18]+[.J743]*[.B$22]" office:value-type="float" office:value="2308" calcext:value-type="float">
            <text:p>230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44]*[.B744]" office:value-type="float" office:value="1368" calcext:value-type="float">
            <text:p>1368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744]*[.B$2]+[.F744]*[.B$6]+[.G744]*[.B$10]+[.H744]*[.B$14]+[.I744]*[.B$18]+[.J744]*[.B$22]" office:value-type="float" office:value="958" calcext:value-type="float">
            <text:p>958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745]*[.B745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745]*[.B$2]+[.F745]*[.B$6]+[.G745]*[.B$10]+[.H745]*[.B$14]+[.I745]*[.B$18]+[.J745]*[.B$22]" office:value-type="float" office:value="1490" calcext:value-type="float">
            <text:p>149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7" calcext:value-type="float">
            <text:p>37</text:p>
          </table:table-cell>
          <table:table-cell table:style-name="ce2" table:formula="of:=[.A746]*[.B746]" office:value-type="float" office:value="1369" calcext:value-type="float">
            <text:p>1369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746]*[.B$2]+[.F746]*[.B$6]+[.G746]*[.B$10]+[.H746]*[.B$14]+[.I746]*[.B$18]+[.J746]*[.B$22]" office:value-type="float" office:value="1413" calcext:value-type="float">
            <text:p>141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[.A747]*[.B747]" office:value-type="float" office:value="2025" calcext:value-type="float">
            <text:p>2025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747]*[.B$2]+[.F747]*[.B$6]+[.G747]*[.B$10]+[.H747]*[.B$14]+[.I747]*[.B$18]+[.J747]*[.B$22]" office:value-type="float" office:value="2065" calcext:value-type="float">
            <text:p>206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748]*[.B748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748]*[.B$2]+[.F748]*[.B$6]+[.G748]*[.B$10]+[.H748]*[.B$14]+[.I748]*[.B$18]+[.J748]*[.B$22]" office:value-type="float" office:value="1302" calcext:value-type="float">
            <text:p>1302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749]*[.B749]" office:value-type="float" office:value="1470" calcext:value-type="float">
            <text:p>1470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749]*[.B$2]+[.F749]*[.B$6]+[.G749]*[.B$10]+[.H749]*[.B$14]+[.I749]*[.B$18]+[.J749]*[.B$22]" office:value-type="float" office:value="1010" calcext:value-type="float">
            <text:p>1010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50]*[.B750]" office:value-type="float" office:value="1575" calcext:value-type="float">
            <text:p>1575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750]*[.B$2]+[.F750]*[.B$6]+[.G750]*[.B$10]+[.H750]*[.B$14]+[.I750]*[.B$18]+[.J750]*[.B$22]" office:value-type="float" office:value="1092" calcext:value-type="float">
            <text:p>1092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51]*[.B751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751]*[.B$2]+[.F751]*[.B$6]+[.G751]*[.B$10]+[.H751]*[.B$14]+[.I751]*[.B$18]+[.J751]*[.B$22]" office:value-type="float" office:value="1394" calcext:value-type="float">
            <text:p>139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752]*[.B752]" office:value-type="float" office:value="1645" calcext:value-type="float">
            <text:p>164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3" table:formula="of:=[.E752]*[.B$2]+[.F752]*[.B$6]+[.G752]*[.B$10]+[.H752]*[.B$14]+[.I752]*[.B$18]+[.J752]*[.B$22]" office:value-type="float" office:value="1096" calcext:value-type="float">
            <text:p>109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753]*[.B753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753]*[.B$2]+[.F753]*[.B$6]+[.G753]*[.B$10]+[.H753]*[.B$14]+[.I753]*[.B$18]+[.J753]*[.B$22]" office:value-type="float" office:value="1401" calcext:value-type="float">
            <text:p>140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754]*[.B754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754]*[.B$2]+[.F754]*[.B$6]+[.G754]*[.B$10]+[.H754]*[.B$14]+[.I754]*[.B$18]+[.J754]*[.B$22]" office:value-type="float" office:value="1596" calcext:value-type="float">
            <text:p>1596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55]*[.B755]" office:value-type="float" office:value="1400" calcext:value-type="float">
            <text:p>140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755]*[.B$2]+[.F755]*[.B$6]+[.G755]*[.B$10]+[.H755]*[.B$14]+[.I755]*[.B$18]+[.J755]*[.B$22]" office:value-type="float" office:value="1434" calcext:value-type="float">
            <text:p>1434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756]*[.B756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756]*[.B$2]+[.F756]*[.B$6]+[.G756]*[.B$10]+[.H756]*[.B$14]+[.I756]*[.B$18]+[.J756]*[.B$22]" office:value-type="float" office:value="1594" calcext:value-type="float">
            <text:p>159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757]*[.B757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4" calcext:value-type="float">
            <text:p>64</text:p>
          </table:table-cell>
          <table:table-cell table:style-name="ce3" table:formula="of:=[.E757]*[.B$2]+[.F757]*[.B$6]+[.G757]*[.B$10]+[.H757]*[.B$14]+[.I757]*[.B$18]+[.J757]*[.B$22]" office:value-type="float" office:value="2317" calcext:value-type="float">
            <text:p>2317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58]*[.B758]" office:value-type="float" office:value="2156" calcext:value-type="float">
            <text:p>2156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758]*[.B$2]+[.F758]*[.B$6]+[.G758]*[.B$10]+[.H758]*[.B$14]+[.I758]*[.B$18]+[.J758]*[.B$22]" office:value-type="float" office:value="2214" calcext:value-type="float">
            <text:p>2214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759]*[.B759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759]*[.B$2]+[.F759]*[.B$6]+[.G759]*[.B$10]+[.H759]*[.B$14]+[.I759]*[.B$18]+[.J759]*[.B$22]" office:value-type="float" office:value="2024" calcext:value-type="float">
            <text:p>202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760]*[.B760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3" table:formula="of:=[.E760]*[.B$2]+[.F760]*[.B$6]+[.G760]*[.B$10]+[.H760]*[.B$14]+[.I760]*[.B$18]+[.J760]*[.B$22]" office:value-type="float" office:value="1701" calcext:value-type="float">
            <text:p>1701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61]*[.B761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761]*[.B$2]+[.F761]*[.B$6]+[.G761]*[.B$10]+[.H761]*[.B$14]+[.I761]*[.B$18]+[.J761]*[.B$22]" office:value-type="float" office:value="1209" calcext:value-type="float">
            <text:p>1209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62]*[.B762]" office:value-type="float" office:value="1715" calcext:value-type="float">
            <text:p>1715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762]*[.B$2]+[.F762]*[.B$6]+[.G762]*[.B$10]+[.H762]*[.B$14]+[.I762]*[.B$18]+[.J762]*[.B$22]" office:value-type="float" office:value="1167" calcext:value-type="float">
            <text:p>116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763]*[.B763]" office:value-type="float" office:value="1482" calcext:value-type="float">
            <text:p>1482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763]*[.B$2]+[.F763]*[.B$6]+[.G763]*[.B$10]+[.H763]*[.B$14]+[.I763]*[.B$18]+[.J763]*[.B$22]" office:value-type="float" office:value="1042" calcext:value-type="float">
            <text:p>104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64]*[.B764]" office:value-type="float" office:value="1824" calcext:value-type="float">
            <text:p>1824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764]*[.B$2]+[.F764]*[.B$6]+[.G764]*[.B$10]+[.H764]*[.B$14]+[.I764]*[.B$18]+[.J764]*[.B$22]" office:value-type="float" office:value="1877" calcext:value-type="float">
            <text:p>1877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765]*[.B765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765]*[.B$2]+[.F765]*[.B$6]+[.G765]*[.B$10]+[.H765]*[.B$14]+[.I765]*[.B$18]+[.J765]*[.B$22]" office:value-type="float" office:value="1715" calcext:value-type="float">
            <text:p>171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9" calcext:value-type="float">
            <text:p>39</text:p>
          </table:table-cell>
          <table:table-cell table:style-name="ce2" table:formula="of:=[.A766]*[.B766]" office:value-type="float" office:value="1521" calcext:value-type="float">
            <text:p>1521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766]*[.B$2]+[.F766]*[.B$6]+[.G766]*[.B$10]+[.H766]*[.B$14]+[.I766]*[.B$18]+[.J766]*[.B$22]" office:value-type="float" office:value="1568" calcext:value-type="float">
            <text:p>156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767]*[.B767]" office:value-type="float" office:value="1960" calcext:value-type="float">
            <text:p>1960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formula="of:=[.E767]*[.B$2]+[.F767]*[.B$6]+[.G767]*[.B$10]+[.H767]*[.B$14]+[.I767]*[.B$18]+[.J767]*[.B$22]" office:value-type="float" office:value="2031" calcext:value-type="float">
            <text:p>203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768]*[.B768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768]*[.B$2]+[.F768]*[.B$6]+[.G768]*[.B$10]+[.H768]*[.B$14]+[.I768]*[.B$18]+[.J768]*[.B$22]" office:value-type="float" office:value="2360" calcext:value-type="float">
            <text:p>236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69]*[.B769]" office:value-type="float" office:value="1404" calcext:value-type="float">
            <text:p>1404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769]*[.B$2]+[.F769]*[.B$6]+[.G769]*[.B$10]+[.H769]*[.B$14]+[.I769]*[.B$18]+[.J769]*[.B$22]" office:value-type="float" office:value="1026" calcext:value-type="float">
            <text:p>102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770]*[.B770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770]*[.B$2]+[.F770]*[.B$6]+[.G770]*[.B$10]+[.H770]*[.B$14]+[.I770]*[.B$18]+[.J770]*[.B$22]" office:value-type="float" office:value="1309" calcext:value-type="float">
            <text:p>130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771]*[.B771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771]*[.B$2]+[.F771]*[.B$6]+[.G771]*[.B$10]+[.H771]*[.B$14]+[.I771]*[.B$18]+[.J771]*[.B$22]" office:value-type="float" office:value="1486" calcext:value-type="float">
            <text:p>1486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772]*[.B772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772]*[.B$2]+[.F772]*[.B$6]+[.G772]*[.B$10]+[.H772]*[.B$14]+[.I772]*[.B$18]+[.J772]*[.B$22]" office:value-type="float" office:value="1207" calcext:value-type="float">
            <text:p>120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5" calcext:value-type="float">
            <text:p>35</text:p>
          </table:table-cell>
          <table:table-cell table:style-name="ce2" table:formula="of:=[.A773]*[.B773]" office:value-type="float" office:value="1225" calcext:value-type="float">
            <text:p>1225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773]*[.B$2]+[.F773]*[.B$6]+[.G773]*[.B$10]+[.H773]*[.B$14]+[.I773]*[.B$18]+[.J773]*[.B$22]" office:value-type="float" office:value="1256" calcext:value-type="float">
            <text:p>1256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74]*[.B774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[.E774]*[.B$2]+[.F774]*[.B$6]+[.G774]*[.B$10]+[.H774]*[.B$14]+[.I774]*[.B$18]+[.J774]*[.B$22]" office:value-type="float" office:value="945" calcext:value-type="float">
            <text:p>945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775]*[.B775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775]*[.B$2]+[.F775]*[.B$6]+[.G775]*[.B$10]+[.H775]*[.B$14]+[.I775]*[.B$18]+[.J775]*[.B$22]" office:value-type="float" office:value="1543" calcext:value-type="float">
            <text:p>1543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776]*[.B776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776]*[.B$2]+[.F776]*[.B$6]+[.G776]*[.B$10]+[.H776]*[.B$14]+[.I776]*[.B$18]+[.J776]*[.B$22]" office:value-type="float" office:value="1617" calcext:value-type="float">
            <text:p>161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777]*[.B777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777]*[.B$2]+[.F777]*[.B$6]+[.G777]*[.B$10]+[.H777]*[.B$14]+[.I777]*[.B$18]+[.J777]*[.B$22]" office:value-type="float" office:value="1605" calcext:value-type="float">
            <text:p>1605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778]*[.B778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778]*[.B$2]+[.F778]*[.B$6]+[.G778]*[.B$10]+[.H778]*[.B$14]+[.I778]*[.B$18]+[.J778]*[.B$22]" office:value-type="float" office:value="1640" calcext:value-type="float">
            <text:p>1640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779]*[.B779]" office:value-type="float" office:value="1665" calcext:value-type="float">
            <text:p>1665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779]*[.B$2]+[.F779]*[.B$6]+[.G779]*[.B$10]+[.H779]*[.B$14]+[.I779]*[.B$18]+[.J779]*[.B$22]" office:value-type="float" office:value="1706" calcext:value-type="float">
            <text:p>1706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80]*[.B780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780]*[.B$2]+[.F780]*[.B$6]+[.G780]*[.B$10]+[.H780]*[.B$14]+[.I780]*[.B$18]+[.J780]*[.B$22]" office:value-type="float" office:value="1635" calcext:value-type="float">
            <text:p>1635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781]*[.B781]" office:value-type="float" office:value="1960" calcext:value-type="float">
            <text:p>196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781]*[.B$2]+[.F781]*[.B$6]+[.G781]*[.B$10]+[.H781]*[.B$14]+[.I781]*[.B$18]+[.J781]*[.B$22]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782]*[.B782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782]*[.B$2]+[.F782]*[.B$6]+[.G782]*[.B$10]+[.H782]*[.B$14]+[.I782]*[.B$18]+[.J782]*[.B$22]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783]*[.B783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783]*[.B$2]+[.F783]*[.B$6]+[.G783]*[.B$10]+[.H783]*[.B$14]+[.I783]*[.B$18]+[.J783]*[.B$22]" office:value-type="float" office:value="1582" calcext:value-type="float">
            <text:p>158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784]*[.B784]" office:value-type="float" office:value="1786" calcext:value-type="float">
            <text:p>1786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784]*[.B$2]+[.F784]*[.B$6]+[.G784]*[.B$10]+[.H784]*[.B$14]+[.I784]*[.B$18]+[.J784]*[.B$22]" office:value-type="float" office:value="1193" calcext:value-type="float">
            <text:p>119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85]*[.B785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785]*[.B$2]+[.F785]*[.B$6]+[.G785]*[.B$10]+[.H785]*[.B$14]+[.I785]*[.B$18]+[.J785]*[.B$22]" office:value-type="float" office:value="1364" calcext:value-type="float">
            <text:p>1364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86]*[.B786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786]*[.B$2]+[.F786]*[.B$6]+[.G786]*[.B$10]+[.H786]*[.B$14]+[.I786]*[.B$18]+[.J786]*[.B$22]" office:value-type="float" office:value="1025" calcext:value-type="float">
            <text:p>102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787]*[.B787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787]*[.B$2]+[.F787]*[.B$6]+[.G787]*[.B$10]+[.H787]*[.B$14]+[.I787]*[.B$18]+[.J787]*[.B$22]" office:value-type="float" office:value="1824" calcext:value-type="float">
            <text:p>1824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788]*[.B788]" office:value-type="float" office:value="1368" calcext:value-type="float">
            <text:p>1368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788]*[.B$2]+[.F788]*[.B$6]+[.G788]*[.B$10]+[.H788]*[.B$14]+[.I788]*[.B$18]+[.J788]*[.B$22]" office:value-type="float" office:value="1396" calcext:value-type="float">
            <text:p>1396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789]*[.B789]" office:value-type="float" office:value="2070" calcext:value-type="float">
            <text:p>2070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789]*[.B$2]+[.F789]*[.B$6]+[.G789]*[.B$10]+[.H789]*[.B$14]+[.I789]*[.B$18]+[.J789]*[.B$22]" office:value-type="float" office:value="2122" calcext:value-type="float">
            <text:p>212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90]*[.B790]" office:value-type="float" office:value="1295" calcext:value-type="float">
            <text:p>1295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790]*[.B$2]+[.F790]*[.B$6]+[.G790]*[.B$10]+[.H790]*[.B$14]+[.I790]*[.B$18]+[.J790]*[.B$22]" office:value-type="float" office:value="869" calcext:value-type="float">
            <text:p>869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791]*[.B791]" office:value-type="float" office:value="1833" calcext:value-type="float">
            <text:p>1833</text:p>
          </table:table-cell>
          <table:table-cell table:style-name="ce2"/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791]*[.B$2]+[.F791]*[.B$6]+[.G791]*[.B$10]+[.H791]*[.B$14]+[.I791]*[.B$18]+[.J791]*[.B$22]" office:value-type="float" office:value="1293" calcext:value-type="float">
            <text:p>1293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6" calcext:value-type="float">
            <text:p>46</text:p>
          </table:table-cell>
          <table:table-cell table:style-name="ce2" table:formula="of:=[.A792]*[.B792]" office:value-type="float" office:value="2116" calcext:value-type="float">
            <text:p>2116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792]*[.B$2]+[.F792]*[.B$6]+[.G792]*[.B$10]+[.H792]*[.B$14]+[.I792]*[.B$18]+[.J792]*[.B$22]" office:value-type="float" office:value="1500" calcext:value-type="float">
            <text:p>1500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793]*[.B793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793]*[.B$2]+[.F793]*[.B$6]+[.G793]*[.B$10]+[.H793]*[.B$14]+[.I793]*[.B$18]+[.J793]*[.B$22]" office:value-type="float" office:value="1270" calcext:value-type="float">
            <text:p>1270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794]*[.B794]" office:value-type="float" office:value="1404" calcext:value-type="float">
            <text:p>1404</text:p>
          </table:table-cell>
          <table:table-cell table:style-name="ce2"/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7" calcext:value-type="float">
            <text:p>17</text:p>
          </table:table-cell>
          <table:table-cell table:style-name="ce3" table:formula="of:=[.E794]*[.B$2]+[.F794]*[.B$6]+[.G794]*[.B$10]+[.H794]*[.B$14]+[.I794]*[.B$18]+[.J794]*[.B$22]" office:value-type="float" office:value="1047" calcext:value-type="float">
            <text:p>1047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95]*[.B795]" office:value-type="float" office:value="1715" calcext:value-type="float">
            <text:p>1715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795]*[.B$2]+[.F795]*[.B$6]+[.G795]*[.B$10]+[.H795]*[.B$14]+[.I795]*[.B$18]+[.J795]*[.B$22]" office:value-type="float" office:value="1760" calcext:value-type="float">
            <text:p>1760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796]*[.B796]" office:value-type="float" office:value="1645" calcext:value-type="float">
            <text:p>1645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796]*[.B$2]+[.F796]*[.B$6]+[.G796]*[.B$10]+[.H796]*[.B$14]+[.I796]*[.B$18]+[.J796]*[.B$22]" office:value-type="float" office:value="1693" calcext:value-type="float">
            <text:p>1693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97]*[.B797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797]*[.B$2]+[.F797]*[.B$6]+[.G797]*[.B$10]+[.H797]*[.B$14]+[.I797]*[.B$18]+[.J797]*[.B$22]" office:value-type="float" office:value="1820" calcext:value-type="float">
            <text:p>1820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798]*[.B798]" office:value-type="float" office:value="1794" calcext:value-type="float">
            <text:p>1794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798]*[.B$2]+[.F798]*[.B$6]+[.G798]*[.B$10]+[.H798]*[.B$14]+[.I798]*[.B$18]+[.J798]*[.B$22]" office:value-type="float" office:value="1836" calcext:value-type="float">
            <text:p>183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799]*[.B799]" office:value-type="float" office:value="1702" calcext:value-type="float">
            <text:p>1702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799]*[.B$2]+[.F799]*[.B$6]+[.G799]*[.B$10]+[.H799]*[.B$14]+[.I799]*[.B$18]+[.J799]*[.B$22]" office:value-type="float" office:value="1737" calcext:value-type="float">
            <text:p>1737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00]*[.B800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800]*[.B$2]+[.F800]*[.B$6]+[.G800]*[.B$10]+[.H800]*[.B$14]+[.I800]*[.B$18]+[.J800]*[.B$22]" office:value-type="float" office:value="1117" calcext:value-type="float">
            <text:p>1117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801]*[.B801]" office:value-type="float" office:value="1558" calcext:value-type="float">
            <text:p>1558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801]*[.B$2]+[.F801]*[.B$6]+[.G801]*[.B$10]+[.H801]*[.B$14]+[.I801]*[.B$18]+[.J801]*[.B$22]" office:value-type="float" office:value="1608" calcext:value-type="float">
            <text:p>1608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802]*[.B802]" office:value-type="float" office:value="1872" calcext:value-type="float">
            <text:p>1872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802]*[.B$2]+[.F802]*[.B$6]+[.G802]*[.B$10]+[.H802]*[.B$14]+[.I802]*[.B$18]+[.J802]*[.B$22]" office:value-type="float" office:value="1368" calcext:value-type="float">
            <text:p>1368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803]*[.B803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803]*[.B$2]+[.F803]*[.B$6]+[.G803]*[.B$10]+[.H803]*[.B$14]+[.I803]*[.B$18]+[.J803]*[.B$22]" office:value-type="float" office:value="1099" calcext:value-type="float">
            <text:p>109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04]*[.B804]" office:value-type="float" office:value="2016" calcext:value-type="float">
            <text:p>2016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804]*[.B$2]+[.F804]*[.B$6]+[.G804]*[.B$10]+[.H804]*[.B$14]+[.I804]*[.B$18]+[.J804]*[.B$22]" office:value-type="float" office:value="2069" calcext:value-type="float">
            <text:p>2069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805]*[.B805]" office:value-type="float" office:value="1330" calcext:value-type="float">
            <text:p>133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805]*[.B$2]+[.F805]*[.B$6]+[.G805]*[.B$10]+[.H805]*[.B$14]+[.I805]*[.B$18]+[.J805]*[.B$22]" office:value-type="float" office:value="863" calcext:value-type="float">
            <text:p>86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06]*[.B806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806]*[.B$2]+[.F806]*[.B$6]+[.G806]*[.B$10]+[.H806]*[.B$14]+[.I806]*[.B$18]+[.J806]*[.B$22]" office:value-type="float" office:value="1394" calcext:value-type="float">
            <text:p>139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807]*[.B807]" office:value-type="float" office:value="2254" calcext:value-type="float">
            <text:p>2254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2" calcext:value-type="float">
            <text:p>72</text:p>
          </table:table-cell>
          <table:table-cell table:style-name="ce3" table:formula="of:=[.E807]*[.B$2]+[.F807]*[.B$6]+[.G807]*[.B$10]+[.H807]*[.B$14]+[.I807]*[.B$18]+[.J807]*[.B$22]" office:value-type="float" office:value="2327" calcext:value-type="float">
            <text:p>232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808]*[.B808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73" calcext:value-type="float">
            <text:p>7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style-name="ce3" table:formula="of:=[.E808]*[.B$2]+[.F808]*[.B$6]+[.G808]*[.B$10]+[.H808]*[.B$14]+[.I808]*[.B$18]+[.J808]*[.B$22]" office:value-type="float" office:value="2456" calcext:value-type="float">
            <text:p>2456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809]*[.B809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809]*[.B$2]+[.F809]*[.B$6]+[.G809]*[.B$10]+[.H809]*[.B$14]+[.I809]*[.B$18]+[.J809]*[.B$22]" office:value-type="float" office:value="1652" calcext:value-type="float">
            <text:p>165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10]*[.B810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810]*[.B$2]+[.F810]*[.B$6]+[.G810]*[.B$10]+[.H810]*[.B$14]+[.I810]*[.B$18]+[.J810]*[.B$22]" office:value-type="float" office:value="1275" calcext:value-type="float">
            <text:p>1275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811]*[.B811]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E811]*[.B$2]+[.F811]*[.B$6]+[.G811]*[.B$10]+[.H811]*[.B$14]+[.I811]*[.B$18]+[.J811]*[.B$22]" office:value-type="float" office:value="2085" calcext:value-type="float">
            <text:p>2085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12]*[.B812]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812]*[.B$2]+[.F812]*[.B$6]+[.G812]*[.B$10]+[.H812]*[.B$14]+[.I812]*[.B$18]+[.J812]*[.B$22]" office:value-type="float" office:value="1962" calcext:value-type="float">
            <text:p>196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813]*[.B813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813]*[.B$2]+[.F813]*[.B$6]+[.G813]*[.B$10]+[.H813]*[.B$14]+[.I813]*[.B$18]+[.J813]*[.B$22]" office:value-type="float" office:value="1505" calcext:value-type="float">
            <text:p>1505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814]*[.B814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814]*[.B$2]+[.F814]*[.B$6]+[.G814]*[.B$10]+[.H814]*[.B$14]+[.I814]*[.B$18]+[.J814]*[.B$22]" office:value-type="float" office:value="1487" calcext:value-type="float">
            <text:p>148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[.A815]*[.B815]" office:value-type="float" office:value="2025" calcext:value-type="float">
            <text:p>2025</text:p>
          </table:table-cell>
          <table:table-cell table:style-name="ce2"/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815]*[.B$2]+[.F815]*[.B$6]+[.G815]*[.B$10]+[.H815]*[.B$14]+[.I815]*[.B$18]+[.J815]*[.B$22]" office:value-type="float" office:value="1500" calcext:value-type="float">
            <text:p>1500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16]*[.B816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816]*[.B$2]+[.F816]*[.B$6]+[.G816]*[.B$10]+[.H816]*[.B$14]+[.I816]*[.B$18]+[.J816]*[.B$22]" office:value-type="float" office:value="1373" calcext:value-type="float">
            <text:p>137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817]*[.B817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3" table:formula="of:=[.E817]*[.B$2]+[.F817]*[.B$6]+[.G817]*[.B$10]+[.H817]*[.B$14]+[.I817]*[.B$18]+[.J817]*[.B$22]" office:value-type="float" office:value="1931" calcext:value-type="float">
            <text:p>193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18]*[.B818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style-name="ce3" table:formula="of:=[.E818]*[.B$2]+[.F818]*[.B$6]+[.G818]*[.B$10]+[.H818]*[.B$14]+[.I818]*[.B$18]+[.J818]*[.B$22]" office:value-type="float" office:value="1301" calcext:value-type="float">
            <text:p>130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19]*[.B819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819]*[.B$2]+[.F819]*[.B$6]+[.G819]*[.B$10]+[.H819]*[.B$14]+[.I819]*[.B$18]+[.J819]*[.B$22]" office:value-type="float" office:value="1296" calcext:value-type="float">
            <text:p>1296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20]*[.B820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820]*[.B$2]+[.F820]*[.B$6]+[.G820]*[.B$10]+[.H820]*[.B$14]+[.I820]*[.B$18]+[.J820]*[.B$22]" office:value-type="float" office:value="1482" calcext:value-type="float">
            <text:p>148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821]*[.B821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821]*[.B$2]+[.F821]*[.B$6]+[.G821]*[.B$10]+[.H821]*[.B$14]+[.I821]*[.B$18]+[.J821]*[.B$22]" office:value-type="float" office:value="1692" calcext:value-type="float">
            <text:p>1692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22]*[.B822]" office:value-type="float" office:value="1480" calcext:value-type="float">
            <text:p>148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822]*[.B$2]+[.F822]*[.B$6]+[.G822]*[.B$10]+[.H822]*[.B$14]+[.I822]*[.B$18]+[.J822]*[.B$22]" office:value-type="float" office:value="1526" calcext:value-type="float">
            <text:p>1526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823]*[.B823]" office:value-type="float" office:value="2256" calcext:value-type="float">
            <text:p>2256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823]*[.B$2]+[.F823]*[.B$6]+[.G823]*[.B$10]+[.H823]*[.B$14]+[.I823]*[.B$18]+[.J823]*[.B$22]" office:value-type="float" office:value="2308" calcext:value-type="float">
            <text:p>2308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824]*[.B824]" office:value-type="float" office:value="1715" calcext:value-type="float">
            <text:p>1715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824]*[.B$2]+[.F824]*[.B$6]+[.G824]*[.B$10]+[.H824]*[.B$14]+[.I824]*[.B$18]+[.J824]*[.B$22]" office:value-type="float" office:value="1763" calcext:value-type="float">
            <text:p>1763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25]*[.B825]" office:value-type="float" office:value="1862" calcext:value-type="float">
            <text:p>1862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825]*[.B$2]+[.F825]*[.B$6]+[.G825]*[.B$10]+[.H825]*[.B$14]+[.I825]*[.B$18]+[.J825]*[.B$22]" office:value-type="float" office:value="1290" calcext:value-type="float">
            <text:p>129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826]*[.B826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826]*[.B$2]+[.F826]*[.B$6]+[.G826]*[.B$10]+[.H826]*[.B$14]+[.I826]*[.B$18]+[.J826]*[.B$22]" office:value-type="float" office:value="1591" calcext:value-type="float">
            <text:p>1591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827]*[.B827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827]*[.B$2]+[.F827]*[.B$6]+[.G827]*[.B$10]+[.H827]*[.B$14]+[.I827]*[.B$18]+[.J827]*[.B$22]" office:value-type="float" office:value="1806" calcext:value-type="float">
            <text:p>180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828]*[.B828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828]*[.B$2]+[.F828]*[.B$6]+[.G828]*[.B$10]+[.H828]*[.B$14]+[.I828]*[.B$18]+[.J828]*[.B$22]" office:value-type="float" office:value="1697" calcext:value-type="float">
            <text:p>169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829]*[.B829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829]*[.B$2]+[.F829]*[.B$6]+[.G829]*[.B$10]+[.H829]*[.B$14]+[.I829]*[.B$18]+[.J829]*[.B$22]" office:value-type="float" office:value="1312" calcext:value-type="float">
            <text:p>131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830]*[.B830]" office:value-type="float" office:value="1927" calcext:value-type="float">
            <text:p>1927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830]*[.B$2]+[.F830]*[.B$6]+[.G830]*[.B$10]+[.H830]*[.B$14]+[.I830]*[.B$18]+[.J830]*[.B$22]" office:value-type="float" office:value="1970" calcext:value-type="float">
            <text:p>197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831]*[.B831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831]*[.B$2]+[.F831]*[.B$6]+[.G831]*[.B$10]+[.H831]*[.B$14]+[.I831]*[.B$18]+[.J831]*[.B$22]" office:value-type="float" office:value="1811" calcext:value-type="float">
            <text:p>181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1" calcext:value-type="float">
            <text:p>41</text:p>
          </table:table-cell>
          <table:table-cell table:style-name="ce2" table:formula="of:=[.A832]*[.B832]" office:value-type="float" office:value="1681" calcext:value-type="float">
            <text:p>1681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832]*[.B$2]+[.F832]*[.B$6]+[.G832]*[.B$10]+[.H832]*[.B$14]+[.I832]*[.B$18]+[.J832]*[.B$22]" office:value-type="float" office:value="1727" calcext:value-type="float">
            <text:p>1727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833]*[.B833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3" table:style-name="ce2" office:value-type="float" office:value="31" calcext:value-type="float">
            <text:p>31</text:p>
          </table:table-cell>
          <table:table-cell table:style-name="ce3" table:formula="of:=[.E833]*[.B$2]+[.F833]*[.B$6]+[.G833]*[.B$10]+[.H833]*[.B$14]+[.I833]*[.B$18]+[.J833]*[.B$22]" office:value-type="float" office:value="1385" calcext:value-type="float">
            <text:p>1385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834]*[.B834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834]*[.B$2]+[.F834]*[.B$6]+[.G834]*[.B$10]+[.H834]*[.B$14]+[.I834]*[.B$18]+[.J834]*[.B$22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50" calcext:value-type="float">
            <text:p>50</text:p>
          </table:table-cell>
          <table:table-cell table:style-name="ce2" table:formula="of:=[.A835]*[.B835]" office:value-type="float" office:value="2500" calcext:value-type="float">
            <text:p>2500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7" calcext:value-type="float">
            <text:p>77</text:p>
          </table:table-cell>
          <table:table-cell table:style-name="ce3" table:formula="of:=[.E835]*[.B$2]+[.F835]*[.B$6]+[.G835]*[.B$10]+[.H835]*[.B$14]+[.I835]*[.B$18]+[.J835]*[.B$22]" office:value-type="float" office:value="2578" calcext:value-type="float">
            <text:p>2578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836]*[.B836]" office:value-type="float" office:value="1950" calcext:value-type="float">
            <text:p>195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836]*[.B$2]+[.F836]*[.B$6]+[.G836]*[.B$10]+[.H836]*[.B$14]+[.I836]*[.B$18]+[.J836]*[.B$22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837]*[.B837]" office:value-type="float" office:value="1710" calcext:value-type="float">
            <text:p>171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837]*[.B$2]+[.F837]*[.B$6]+[.G837]*[.B$10]+[.H837]*[.B$14]+[.I837]*[.B$18]+[.J837]*[.B$22]" office:value-type="float" office:value="1204" calcext:value-type="float">
            <text:p>1204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838]*[.B838]" office:value-type="float" office:value="1763" calcext:value-type="float">
            <text:p>1763</text:p>
          </table:table-cell>
          <table:table-cell table:style-name="ce2"/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838]*[.B$2]+[.F838]*[.B$6]+[.G838]*[.B$10]+[.H838]*[.B$14]+[.I838]*[.B$18]+[.J838]*[.B$22]" office:value-type="float" office:value="1221" calcext:value-type="float">
            <text:p>122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839]*[.B839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839]*[.B$2]+[.F839]*[.B$6]+[.G839]*[.B$10]+[.H839]*[.B$14]+[.I839]*[.B$18]+[.J839]*[.B$22]" office:value-type="float" office:value="1216" calcext:value-type="float">
            <text:p>1216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5" calcext:value-type="float">
            <text:p>35</text:p>
          </table:table-cell>
          <table:table-cell table:style-name="ce2" table:formula="of:=[.A840]*[.B840]" office:value-type="float" office:value="1225" calcext:value-type="float">
            <text:p>1225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840]*[.B$2]+[.F840]*[.B$6]+[.G840]*[.B$10]+[.H840]*[.B$14]+[.I840]*[.B$18]+[.J840]*[.B$22]" office:value-type="float" office:value="804" calcext:value-type="float">
            <text:p>8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6" calcext:value-type="float">
            <text:p>46</text:p>
          </table:table-cell>
          <table:table-cell table:style-name="ce2" table:formula="of:=[.A841]*[.B841]" office:value-type="float" office:value="2116" calcext:value-type="float">
            <text:p>2116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841]*[.B$2]+[.F841]*[.B$6]+[.G841]*[.B$10]+[.H841]*[.B$14]+[.I841]*[.B$18]+[.J841]*[.B$22]" office:value-type="float" office:value="2162" calcext:value-type="float">
            <text:p>2162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842]*[.B842]" office:value-type="float" office:value="1645" calcext:value-type="float">
            <text:p>1645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842]*[.B$2]+[.F842]*[.B$6]+[.G842]*[.B$10]+[.H842]*[.B$14]+[.I842]*[.B$18]+[.J842]*[.B$22]" office:value-type="float" office:value="1110" calcext:value-type="float">
            <text:p>1110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843]*[.B843]" office:value-type="float" office:value="1440" calcext:value-type="float">
            <text:p>1440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843]*[.B$2]+[.F843]*[.B$6]+[.G843]*[.B$10]+[.H843]*[.B$14]+[.I843]*[.B$18]+[.J843]*[.B$22]" office:value-type="float" office:value="1039" calcext:value-type="float">
            <text:p>1039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844]*[.B844]" office:value-type="float" office:value="2208" calcext:value-type="float">
            <text:p>2208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844]*[.B$2]+[.F844]*[.B$6]+[.G844]*[.B$10]+[.H844]*[.B$14]+[.I844]*[.B$18]+[.J844]*[.B$22]" office:value-type="float" office:value="2260" calcext:value-type="float">
            <text:p>2260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45]*[.B845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845]*[.B$2]+[.F845]*[.B$6]+[.G845]*[.B$10]+[.H845]*[.B$14]+[.I845]*[.B$18]+[.J845]*[.B$22]" office:value-type="float" office:value="1288" calcext:value-type="float">
            <text:p>128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846]*[.B846]" office:value-type="float" office:value="1476" calcext:value-type="float">
            <text:p>1476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846]*[.B$2]+[.F846]*[.B$6]+[.G846]*[.B$10]+[.H846]*[.B$14]+[.I846]*[.B$18]+[.J846]*[.B$22]" office:value-type="float" office:value="1041" calcext:value-type="float">
            <text:p>104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847]*[.B847]" office:value-type="float" office:value="1886" calcext:value-type="float">
            <text:p>1886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847]*[.B$2]+[.F847]*[.B$6]+[.G847]*[.B$10]+[.H847]*[.B$14]+[.I847]*[.B$18]+[.J847]*[.B$22]" office:value-type="float" office:value="1297" calcext:value-type="float">
            <text:p>1297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48]*[.B848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3" table:formula="of:=[.E848]*[.B$2]+[.F848]*[.B$6]+[.G848]*[.B$10]+[.H848]*[.B$14]+[.I848]*[.B$18]+[.J848]*[.B$22]" office:value-type="float" office:value="1277" calcext:value-type="float">
            <text:p>1277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6" calcext:value-type="float">
            <text:p>36</text:p>
          </table:table-cell>
          <table:table-cell table:style-name="ce2" table:formula="of:=[.A849]*[.B849]" office:value-type="float" office:value="1296" calcext:value-type="float">
            <text:p>129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849]*[.B$2]+[.F849]*[.B$6]+[.G849]*[.B$10]+[.H849]*[.B$14]+[.I849]*[.B$18]+[.J849]*[.B$22]" office:value-type="float" office:value="1341" calcext:value-type="float">
            <text:p>1341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850]*[.B850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[.E850]*[.B$2]+[.F850]*[.B$6]+[.G850]*[.B$10]+[.H850]*[.B$14]+[.I850]*[.B$18]+[.J850]*[.B$22]" office:value-type="float" office:value="1124" calcext:value-type="float">
            <text:p>1124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51]*[.B851]" office:value-type="float" office:value="1722" calcext:value-type="float">
            <text:p>1722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851]*[.B$2]+[.F851]*[.B$6]+[.G851]*[.B$10]+[.H851]*[.B$14]+[.I851]*[.B$18]+[.J851]*[.B$22]" office:value-type="float" office:value="1773" calcext:value-type="float">
            <text:p>177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852]*[.B852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852]*[.B$2]+[.F852]*[.B$6]+[.G852]*[.B$10]+[.H852]*[.B$14]+[.I852]*[.B$18]+[.J852]*[.B$22]" office:value-type="float" office:value="1395" calcext:value-type="float">
            <text:p>1395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53]*[.B853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853]*[.B$2]+[.F853]*[.B$6]+[.G853]*[.B$10]+[.H853]*[.B$14]+[.I853]*[.B$18]+[.J853]*[.B$22]" office:value-type="float" office:value="1300" calcext:value-type="float">
            <text:p>1300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854]*[.B854]" office:value-type="float" office:value="2115" calcext:value-type="float">
            <text:p>2115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854]*[.B$2]+[.F854]*[.B$6]+[.G854]*[.B$10]+[.H854]*[.B$14]+[.I854]*[.B$18]+[.J854]*[.B$22]" office:value-type="float" office:value="1493" calcext:value-type="float">
            <text:p>1493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855]*[.B855]" office:value-type="float" office:value="2254" calcext:value-type="float">
            <text:p>2254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3" table:formula="of:=[.E855]*[.B$2]+[.F855]*[.B$6]+[.G855]*[.B$10]+[.H855]*[.B$14]+[.I855]*[.B$18]+[.J855]*[.B$22]" office:value-type="float" office:value="1604" calcext:value-type="float">
            <text:p>1604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856]*[.B856]" office:value-type="float" office:value="1872" calcext:value-type="float">
            <text:p>1872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856]*[.B$2]+[.F856]*[.B$6]+[.G856]*[.B$10]+[.H856]*[.B$14]+[.I856]*[.B$18]+[.J856]*[.B$22]" office:value-type="float" office:value="1921" calcext:value-type="float">
            <text:p>1921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9" calcext:value-type="float">
            <text:p>49</text:p>
          </table:table-cell>
          <table:table-cell table:style-name="ce2" table:formula="of:=[.A857]*[.B857]" office:value-type="float" office:value="2401" calcext:value-type="float">
            <text:p>2401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857]*[.B$2]+[.F857]*[.B$6]+[.G857]*[.B$10]+[.H857]*[.B$14]+[.I857]*[.B$18]+[.J857]*[.B$22]" office:value-type="float" office:value="1721" calcext:value-type="float">
            <text:p>1721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858]*[.B858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858]*[.B$2]+[.F858]*[.B$6]+[.G858]*[.B$10]+[.H858]*[.B$14]+[.I858]*[.B$18]+[.J858]*[.B$22]" office:value-type="float" office:value="1402" calcext:value-type="float">
            <text:p>1402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59]*[.B859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859]*[.B$2]+[.F859]*[.B$6]+[.G859]*[.B$10]+[.H859]*[.B$14]+[.I859]*[.B$18]+[.J859]*[.B$22]" office:value-type="float" office:value="1589" calcext:value-type="float">
            <text:p>1589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860]*[.B860]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860]*[.B$2]+[.F860]*[.B$6]+[.G860]*[.B$10]+[.H860]*[.B$14]+[.I860]*[.B$18]+[.J860]*[.B$22]" office:value-type="float" office:value="1397" calcext:value-type="float">
            <text:p>1397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861]*[.B861]" office:value-type="float" office:value="1575" calcext:value-type="float">
            <text:p>1575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861]*[.B$2]+[.F861]*[.B$6]+[.G861]*[.B$10]+[.H861]*[.B$14]+[.I861]*[.B$18]+[.J861]*[.B$22]" office:value-type="float" office:value="1622" calcext:value-type="float">
            <text:p>162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62]*[.B862]" office:value-type="float" office:value="1739" calcext:value-type="float">
            <text:p>1739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862]*[.B$2]+[.F862]*[.B$6]+[.G862]*[.B$10]+[.H862]*[.B$14]+[.I862]*[.B$18]+[.J862]*[.B$22]" office:value-type="float" office:value="1190" calcext:value-type="float">
            <text:p>1190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863]*[.B863]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863]*[.B$2]+[.F863]*[.B$6]+[.G863]*[.B$10]+[.H863]*[.B$14]+[.I863]*[.B$18]+[.J863]*[.B$22]" office:value-type="float" office:value="1390" calcext:value-type="float">
            <text:p>139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64]*[.B864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864]*[.B$2]+[.F864]*[.B$6]+[.G864]*[.B$10]+[.H864]*[.B$14]+[.I864]*[.B$18]+[.J864]*[.B$22]" office:value-type="float" office:value="1302" calcext:value-type="float">
            <text:p>1302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65]*[.B865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865]*[.B$2]+[.F865]*[.B$6]+[.G865]*[.B$10]+[.H865]*[.B$14]+[.I865]*[.B$18]+[.J865]*[.B$22]" office:value-type="float" office:value="1279" calcext:value-type="float">
            <text:p>1279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866]*[.B866]" office:value-type="float" office:value="2050" calcext:value-type="float">
            <text:p>205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866]*[.B$2]+[.F866]*[.B$6]+[.G866]*[.B$10]+[.H866]*[.B$14]+[.I866]*[.B$18]+[.J866]*[.B$22]" office:value-type="float" office:value="1368" calcext:value-type="float">
            <text:p>1368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867]*[.B867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867]*[.B$2]+[.F867]*[.B$6]+[.G867]*[.B$10]+[.H867]*[.B$14]+[.I867]*[.B$18]+[.J867]*[.B$22]" office:value-type="float" office:value="1599" calcext:value-type="float">
            <text:p>1599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868]*[.B868]" office:value-type="float" office:value="1599" calcext:value-type="float">
            <text:p>1599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868]*[.B$2]+[.F868]*[.B$6]+[.G868]*[.B$10]+[.H868]*[.B$14]+[.I868]*[.B$18]+[.J868]*[.B$22]" office:value-type="float" office:value="1631" calcext:value-type="float">
            <text:p>1631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69]*[.B869]" office:value-type="float" office:value="2058" calcext:value-type="float">
            <text:p>2058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869]*[.B$2]+[.F869]*[.B$6]+[.G869]*[.B$10]+[.H869]*[.B$14]+[.I869]*[.B$18]+[.J869]*[.B$22]" office:value-type="float" office:value="2115" calcext:value-type="float">
            <text:p>2115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870]*[.B870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870]*[.B$2]+[.F870]*[.B$6]+[.G870]*[.B$10]+[.H870]*[.B$14]+[.I870]*[.B$18]+[.J870]*[.B$22]" office:value-type="float" office:value="1708" calcext:value-type="float">
            <text:p>170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871]*[.B871]" office:value-type="float" office:value="1845" calcext:value-type="float">
            <text:p>1845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871]*[.B$2]+[.F871]*[.B$6]+[.G871]*[.B$10]+[.H871]*[.B$14]+[.I871]*[.B$18]+[.J871]*[.B$22]" office:value-type="float" office:value="1309" calcext:value-type="float">
            <text:p>1309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872]*[.B872]" office:value-type="float" office:value="2016" calcext:value-type="float">
            <text:p>2016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872]*[.B$2]+[.F872]*[.B$6]+[.G872]*[.B$10]+[.H872]*[.B$14]+[.I872]*[.B$18]+[.J872]*[.B$22]" office:value-type="float" office:value="1483" calcext:value-type="float">
            <text:p>148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73]*[.B873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873]*[.B$2]+[.F873]*[.B$6]+[.G873]*[.B$10]+[.H873]*[.B$14]+[.I873]*[.B$18]+[.J873]*[.B$22]" office:value-type="float" office:value="2257" calcext:value-type="float">
            <text:p>2257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874]*[.B874]" office:value-type="float" office:value="1368" calcext:value-type="float">
            <text:p>1368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874]*[.B$2]+[.F874]*[.B$6]+[.G874]*[.B$10]+[.H874]*[.B$14]+[.I874]*[.B$18]+[.J874]*[.B$22]" office:value-type="float" office:value="953" calcext:value-type="float">
            <text:p>953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75]*[.B875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875]*[.B$2]+[.F875]*[.B$6]+[.G875]*[.B$10]+[.H875]*[.B$14]+[.I875]*[.B$18]+[.J875]*[.B$22]" office:value-type="float" office:value="1593" calcext:value-type="float">
            <text:p>1593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876]*[.B876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876]*[.B$2]+[.F876]*[.B$6]+[.G876]*[.B$10]+[.H876]*[.B$14]+[.I876]*[.B$18]+[.J876]*[.B$22]" office:value-type="float" office:value="2166" calcext:value-type="float">
            <text:p>2166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77]*[.B877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877]*[.B$2]+[.F877]*[.B$6]+[.G877]*[.B$10]+[.H877]*[.B$14]+[.I877]*[.B$18]+[.J877]*[.B$22]" office:value-type="float" office:value="2150" calcext:value-type="float">
            <text:p>2150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878]*[.B878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878]*[.B$2]+[.F878]*[.B$6]+[.G878]*[.B$10]+[.H878]*[.B$14]+[.I878]*[.B$18]+[.J878]*[.B$22]" office:value-type="float" office:value="1209" calcext:value-type="float">
            <text:p>1209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879]*[.B879]" office:value-type="float" office:value="1672" calcext:value-type="float">
            <text:p>1672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879]*[.B$2]+[.F879]*[.B$6]+[.G879]*[.B$10]+[.H879]*[.B$14]+[.I879]*[.B$18]+[.J879]*[.B$22]" office:value-type="float" office:value="1709" calcext:value-type="float">
            <text:p>170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880]*[.B880]" office:value-type="float" office:value="2100" calcext:value-type="float">
            <text:p>2100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E880]*[.B$2]+[.F880]*[.B$6]+[.G880]*[.B$10]+[.H880]*[.B$14]+[.I880]*[.B$18]+[.J880]*[.B$22]" office:value-type="float" office:value="2162" calcext:value-type="float">
            <text:p>2162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81]*[.B881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881]*[.B$2]+[.F881]*[.B$6]+[.G881]*[.B$10]+[.H881]*[.B$14]+[.I881]*[.B$18]+[.J881]*[.B$22]" office:value-type="float" office:value="1217" calcext:value-type="float">
            <text:p>1217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882]*[.B882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882]*[.B$2]+[.F882]*[.B$6]+[.G882]*[.B$10]+[.H882]*[.B$14]+[.I882]*[.B$18]+[.J882]*[.B$22]" office:value-type="float" office:value="1813" calcext:value-type="float">
            <text:p>1813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83]*[.B883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883]*[.B$2]+[.F883]*[.B$6]+[.G883]*[.B$10]+[.H883]*[.B$14]+[.I883]*[.B$18]+[.J883]*[.B$22]" office:value-type="float" office:value="1731" calcext:value-type="float">
            <text:p>173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884]*[.B884]" office:value-type="float" office:value="1520" calcext:value-type="float">
            <text:p>152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884]*[.B$2]+[.F884]*[.B$6]+[.G884]*[.B$10]+[.H884]*[.B$14]+[.I884]*[.B$18]+[.J884]*[.B$22]" office:value-type="float" office:value="1041" calcext:value-type="float">
            <text:p>1041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885]*[.B885]" office:value-type="float" office:value="2208" calcext:value-type="float">
            <text:p>2208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885]*[.B$2]+[.F885]*[.B$6]+[.G885]*[.B$10]+[.H885]*[.B$14]+[.I885]*[.B$18]+[.J885]*[.B$22]" office:value-type="float" office:value="1597" calcext:value-type="float">
            <text:p>1597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86]*[.B886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886]*[.B$2]+[.F886]*[.B$6]+[.G886]*[.B$10]+[.H886]*[.B$14]+[.I886]*[.B$18]+[.J886]*[.B$22]" office:value-type="float" office:value="1602" calcext:value-type="float">
            <text:p>1602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87]*[.B887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887]*[.B$2]+[.F887]*[.B$6]+[.G887]*[.B$10]+[.H887]*[.B$14]+[.I887]*[.B$18]+[.J887]*[.B$22]" office:value-type="float" office:value="1117" calcext:value-type="float">
            <text:p>1117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888]*[.B888]" office:value-type="float" office:value="1890" calcext:value-type="float">
            <text:p>189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888]*[.B$2]+[.F888]*[.B$6]+[.G888]*[.B$10]+[.H888]*[.B$14]+[.I888]*[.B$18]+[.J888]*[.B$22]" office:value-type="float" office:value="1942" calcext:value-type="float">
            <text:p>194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6" calcext:value-type="float">
            <text:p>36</text:p>
          </table:table-cell>
          <table:table-cell table:style-name="ce2" table:formula="of:=[.A889]*[.B889]" office:value-type="float" office:value="1296" calcext:value-type="float">
            <text:p>1296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889]*[.B$2]+[.F889]*[.B$6]+[.G889]*[.B$10]+[.H889]*[.B$14]+[.I889]*[.B$18]+[.J889]*[.B$22]" office:value-type="float" office:value="951" calcext:value-type="float">
            <text:p>951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890]*[.B890]" office:value-type="float" office:value="2300" calcext:value-type="float">
            <text:p>2300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3" table:formula="of:=[.E890]*[.B$2]+[.F890]*[.B$6]+[.G890]*[.B$10]+[.H890]*[.B$14]+[.I890]*[.B$18]+[.J890]*[.B$22]" office:value-type="float" office:value="2360" calcext:value-type="float">
            <text:p>236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891]*[.B891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891]*[.B$2]+[.F891]*[.B$6]+[.G891]*[.B$10]+[.H891]*[.B$14]+[.I891]*[.B$18]+[.J891]*[.B$22]" office:value-type="float" office:value="1675" calcext:value-type="float">
            <text:p>1675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892]*[.B892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8" calcext:value-type="float">
            <text:p>48</text:p>
          </table:table-cell>
          <table:table-cell table:style-name="ce3" table:formula="of:=[.E892]*[.B$2]+[.F892]*[.B$6]+[.G892]*[.B$10]+[.H892]*[.B$14]+[.I892]*[.B$18]+[.J892]*[.B$22]" office:value-type="float" office:value="1482" calcext:value-type="float">
            <text:p>1482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893]*[.B893]" office:value-type="float" office:value="2058" calcext:value-type="float">
            <text:p>2058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893]*[.B$2]+[.F893]*[.B$6]+[.G893]*[.B$10]+[.H893]*[.B$14]+[.I893]*[.B$18]+[.J893]*[.B$22]" office:value-type="float" office:value="2105" calcext:value-type="float">
            <text:p>2105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894]*[.B894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894]*[.B$2]+[.F894]*[.B$6]+[.G894]*[.B$10]+[.H894]*[.B$14]+[.I894]*[.B$18]+[.J894]*[.B$22]" office:value-type="float" office:value="1197" calcext:value-type="float">
            <text:p>1197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895]*[.B895]" office:value-type="float" office:value="1435" calcext:value-type="float">
            <text:p>1435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895]*[.B$2]+[.F895]*[.B$6]+[.G895]*[.B$10]+[.H895]*[.B$14]+[.I895]*[.B$18]+[.J895]*[.B$22]" office:value-type="float" office:value="941" calcext:value-type="float">
            <text:p>94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896]*[.B896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896]*[.B$2]+[.F896]*[.B$6]+[.G896]*[.B$10]+[.H896]*[.B$14]+[.I896]*[.B$18]+[.J896]*[.B$22]" office:value-type="float" office:value="1384" calcext:value-type="float">
            <text:p>1384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897]*[.B897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897]*[.B$2]+[.F897]*[.B$6]+[.G897]*[.B$10]+[.H897]*[.B$14]+[.I897]*[.B$18]+[.J897]*[.B$22]" office:value-type="float" office:value="1723" calcext:value-type="float">
            <text:p>172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898]*[.B898]" office:value-type="float" office:value="1406" calcext:value-type="float">
            <text:p>1406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898]*[.B$2]+[.F898]*[.B$6]+[.G898]*[.B$10]+[.H898]*[.B$14]+[.I898]*[.B$18]+[.J898]*[.B$22]" office:value-type="float" office:value="960" calcext:value-type="float">
            <text:p>960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899]*[.B899]" office:value-type="float" office:value="1400" calcext:value-type="float">
            <text:p>1400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899]*[.B$2]+[.F899]*[.B$6]+[.G899]*[.B$10]+[.H899]*[.B$14]+[.I899]*[.B$18]+[.J899]*[.B$22]" office:value-type="float" office:value="1442" calcext:value-type="float">
            <text:p>144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00]*[.B900]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formula="of:=[.E900]*[.B$2]+[.F900]*[.B$6]+[.G900]*[.B$10]+[.H900]*[.B$14]+[.I900]*[.B$18]+[.J900]*[.B$22]" office:value-type="float" office:value="1411" calcext:value-type="float">
            <text:p>141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01]*[.B901]" office:value-type="float" office:value="1560" calcext:value-type="float">
            <text:p>156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901]*[.B$2]+[.F901]*[.B$6]+[.G901]*[.B$10]+[.H901]*[.B$14]+[.I901]*[.B$18]+[.J901]*[.B$22]" office:value-type="float" office:value="1132" calcext:value-type="float">
            <text:p>113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02]*[.B902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902]*[.B$2]+[.F902]*[.B$6]+[.G902]*[.B$10]+[.H902]*[.B$14]+[.I902]*[.B$18]+[.J902]*[.B$22]" office:value-type="float" office:value="1770" calcext:value-type="float">
            <text:p>1770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03]*[.B903]" office:value-type="float" office:value="2254" calcext:value-type="float">
            <text:p>2254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903]*[.B$2]+[.F903]*[.B$6]+[.G903]*[.B$10]+[.H903]*[.B$14]+[.I903]*[.B$18]+[.J903]*[.B$22]" office:value-type="float" office:value="1589" calcext:value-type="float">
            <text:p>1589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904]*[.B904]" office:value-type="float" office:value="1739" calcext:value-type="float">
            <text:p>1739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" table:formula="of:=[.E904]*[.B$2]+[.F904]*[.B$6]+[.G904]*[.B$10]+[.H904]*[.B$14]+[.I904]*[.B$18]+[.J904]*[.B$22]" office:value-type="float" office:value="1780" calcext:value-type="float">
            <text:p>178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905]*[.B905]" office:value-type="float" office:value="2205" calcext:value-type="float">
            <text:p>2205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905]*[.B$2]+[.F905]*[.B$6]+[.G905]*[.B$10]+[.H905]*[.B$14]+[.I905]*[.B$18]+[.J905]*[.B$22]" office:value-type="float" office:value="1619" calcext:value-type="float">
            <text:p>1619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906]*[.B906]" office:value-type="float" office:value="1776" calcext:value-type="float">
            <text:p>1776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906]*[.B$2]+[.F906]*[.B$6]+[.G906]*[.B$10]+[.H906]*[.B$14]+[.I906]*[.B$18]+[.J906]*[.B$22]" office:value-type="float" office:value="1274" calcext:value-type="float">
            <text:p>127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07]*[.B907]" office:value-type="float" office:value="2200" calcext:value-type="float">
            <text:p>2200</text:p>
          </table:table-cell>
          <table:table-cell table:style-name="ce2"/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907]*[.B$2]+[.F907]*[.B$6]+[.G907]*[.B$10]+[.H907]*[.B$14]+[.I907]*[.B$18]+[.J907]*[.B$22]" office:value-type="float" office:value="2254" calcext:value-type="float">
            <text:p>2254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908]*[.B908]" office:value-type="float" office:value="1702" calcext:value-type="float">
            <text:p>1702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908]*[.B$2]+[.F908]*[.B$6]+[.G908]*[.B$10]+[.H908]*[.B$14]+[.I908]*[.B$18]+[.J908]*[.B$22]" office:value-type="float" office:value="1181" calcext:value-type="float">
            <text:p>118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909]*[.B909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909]*[.B$2]+[.F909]*[.B$6]+[.G909]*[.B$10]+[.H909]*[.B$14]+[.I909]*[.B$18]+[.J909]*[.B$22]" office:value-type="float" office:value="1320" calcext:value-type="float">
            <text:p>1320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910]*[.B910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910]*[.B$2]+[.F910]*[.B$6]+[.G910]*[.B$10]+[.H910]*[.B$14]+[.I910]*[.B$18]+[.J910]*[.B$22]" office:value-type="float" office:value="2210" calcext:value-type="float">
            <text:p>221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11]*[.B911]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911]*[.B$2]+[.F911]*[.B$6]+[.G911]*[.B$10]+[.H911]*[.B$14]+[.I911]*[.B$18]+[.J911]*[.B$22]" office:value-type="float" office:value="1381" calcext:value-type="float">
            <text:p>1381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912]*[.B912]" office:value-type="float" office:value="2254" calcext:value-type="float">
            <text:p>2254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912]*[.B$2]+[.F912]*[.B$6]+[.G912]*[.B$10]+[.H912]*[.B$14]+[.I912]*[.B$18]+[.J912]*[.B$22]" office:value-type="float" office:value="1598" calcext:value-type="float">
            <text:p>1598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13]*[.B913]" office:value-type="float" office:value="1848" calcext:value-type="float">
            <text:p>1848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913]*[.B$2]+[.F913]*[.B$6]+[.G913]*[.B$10]+[.H913]*[.B$14]+[.I913]*[.B$18]+[.J913]*[.B$22]" office:value-type="float" office:value="1303" calcext:value-type="float">
            <text:p>130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14]*[.B914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914]*[.B$2]+[.F914]*[.B$6]+[.G914]*[.B$10]+[.H914]*[.B$14]+[.I914]*[.B$18]+[.J914]*[.B$22]" office:value-type="float" office:value="960" calcext:value-type="float">
            <text:p>96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9" calcext:value-type="float">
            <text:p>39</text:p>
          </table:table-cell>
          <table:table-cell table:style-name="ce2" table:formula="of:=[.A915]*[.B915]" office:value-type="float" office:value="1521" calcext:value-type="float">
            <text:p>1521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915]*[.B$2]+[.F915]*[.B$6]+[.G915]*[.B$10]+[.H915]*[.B$14]+[.I915]*[.B$18]+[.J915]*[.B$22]" office:value-type="float" office:value="1562" calcext:value-type="float">
            <text:p>156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16]*[.B916]" office:value-type="float" office:value="1833" calcext:value-type="float">
            <text:p>1833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[.E916]*[.B$2]+[.F916]*[.B$6]+[.G916]*[.B$10]+[.H916]*[.B$14]+[.I916]*[.B$18]+[.J916]*[.B$22]" office:value-type="float" office:value="1300" calcext:value-type="float">
            <text:p>1300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17]*[.B917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917]*[.B$2]+[.F917]*[.B$6]+[.G917]*[.B$10]+[.H917]*[.B$14]+[.I917]*[.B$18]+[.J917]*[.B$22]" office:value-type="float" office:value="1187" calcext:value-type="float">
            <text:p>1187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18]*[.B918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918]*[.B$2]+[.F918]*[.B$6]+[.G918]*[.B$10]+[.H918]*[.B$14]+[.I918]*[.B$18]+[.J918]*[.B$22]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919]*[.B919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2" calcext:value-type="float">
            <text:p>62</text:p>
          </table:table-cell>
          <table:table-cell table:style-name="ce3" table:formula="of:=[.E919]*[.B$2]+[.F919]*[.B$6]+[.G919]*[.B$10]+[.H919]*[.B$14]+[.I919]*[.B$18]+[.J919]*[.B$22]" office:value-type="float" office:value="2132" calcext:value-type="float">
            <text:p>213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20]*[.B920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920]*[.B$2]+[.F920]*[.B$6]+[.G920]*[.B$10]+[.H920]*[.B$14]+[.I920]*[.B$18]+[.J920]*[.B$22]" office:value-type="float" office:value="941" calcext:value-type="float">
            <text:p>941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921]*[.B921]" office:value-type="float" office:value="1330" calcext:value-type="float">
            <text:p>1330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921]*[.B$2]+[.F921]*[.B$6]+[.G921]*[.B$10]+[.H921]*[.B$14]+[.I921]*[.B$18]+[.J921]*[.B$22]" office:value-type="float" office:value="1363" calcext:value-type="float">
            <text:p>136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922]*[.B922]" office:value-type="float" office:value="2000" calcext:value-type="float">
            <text:p>200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922]*[.B$2]+[.F922]*[.B$6]+[.G922]*[.B$10]+[.H922]*[.B$14]+[.I922]*[.B$18]+[.J922]*[.B$22]" office:value-type="float" office:value="1396" calcext:value-type="float">
            <text:p>1396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923]*[.B923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923]*[.B$2]+[.F923]*[.B$6]+[.G923]*[.B$10]+[.H923]*[.B$14]+[.I923]*[.B$18]+[.J923]*[.B$22]" office:value-type="float" office:value="1539" calcext:value-type="float">
            <text:p>1539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924]*[.B924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924]*[.B$2]+[.F924]*[.B$6]+[.G924]*[.B$10]+[.H924]*[.B$14]+[.I924]*[.B$18]+[.J924]*[.B$22]" office:value-type="float" office:value="1559" calcext:value-type="float">
            <text:p>155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4" calcext:value-type="float">
            <text:p>44</text:p>
          </table:table-cell>
          <table:table-cell table:style-name="ce2" table:formula="of:=[.A925]*[.B925]" office:value-type="float" office:value="1936" calcext:value-type="float">
            <text:p>193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formula="of:=[.E925]*[.B$2]+[.F925]*[.B$6]+[.G925]*[.B$10]+[.H925]*[.B$14]+[.I925]*[.B$18]+[.J925]*[.B$22]" office:value-type="float" office:value="1994" calcext:value-type="float">
            <text:p>1994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A926]*[.B926]" office:value-type="float" office:value="2070" calcext:value-type="float">
            <text:p>207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3" table:formula="of:=[.E926]*[.B$2]+[.F926]*[.B$6]+[.G926]*[.B$10]+[.H926]*[.B$14]+[.I926]*[.B$18]+[.J926]*[.B$22]" office:value-type="float" office:value="1500" calcext:value-type="float">
            <text:p>150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927]*[.B927]" office:value-type="float" office:value="2303" calcext:value-type="float">
            <text:p>2303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927]*[.B$2]+[.F927]*[.B$6]+[.G927]*[.B$10]+[.H927]*[.B$14]+[.I927]*[.B$18]+[.J927]*[.B$22]" office:value-type="float" office:value="1608" calcext:value-type="float">
            <text:p>160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928]*[.B928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" table:formula="of:=[.E928]*[.B$2]+[.F928]*[.B$6]+[.G928]*[.B$10]+[.H928]*[.B$14]+[.I928]*[.B$18]+[.J928]*[.B$22]" office:value-type="float" office:value="1722" calcext:value-type="float">
            <text:p>1722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29]*[.B929]" office:value-type="float" office:value="1599" calcext:value-type="float">
            <text:p>1599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929]*[.B$2]+[.F929]*[.B$6]+[.G929]*[.B$10]+[.H929]*[.B$14]+[.I929]*[.B$18]+[.J929]*[.B$22]" office:value-type="float" office:value="1126" calcext:value-type="float">
            <text:p>1126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930]*[.B930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3" calcext:value-type="float">
            <text:p>83</text:p>
          </table:table-cell>
          <table:table-cell table:style-name="ce3" table:formula="of:=[.E930]*[.B$2]+[.F930]*[.B$6]+[.G930]*[.B$10]+[.H930]*[.B$14]+[.I930]*[.B$18]+[.J930]*[.B$22]" office:value-type="float" office:value="2334" calcext:value-type="float">
            <text:p>2334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931]*[.B931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931]*[.B$2]+[.F931]*[.B$6]+[.G931]*[.B$10]+[.H931]*[.B$14]+[.I931]*[.B$18]+[.J931]*[.B$22]" office:value-type="float" office:value="1365" calcext:value-type="float">
            <text:p>1365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32]*[.B932]" office:value-type="float" office:value="1755" calcext:value-type="float">
            <text:p>1755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932]*[.B$2]+[.F932]*[.B$6]+[.G932]*[.B$10]+[.H932]*[.B$14]+[.I932]*[.B$18]+[.J932]*[.B$22]" office:value-type="float" office:value="1797" calcext:value-type="float">
            <text:p>1797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33]*[.B933]" office:value-type="float" office:value="1443" calcext:value-type="float">
            <text:p>1443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933]*[.B$2]+[.F933]*[.B$6]+[.G933]*[.B$10]+[.H933]*[.B$14]+[.I933]*[.B$18]+[.J933]*[.B$22]" office:value-type="float" office:value="1475" calcext:value-type="float">
            <text:p>1475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34]*[.B934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formula="of:=[.E934]*[.B$2]+[.F934]*[.B$6]+[.G934]*[.B$10]+[.H934]*[.B$14]+[.I934]*[.B$18]+[.J934]*[.B$22]" office:value-type="float" office:value="1808" calcext:value-type="float">
            <text:p>1808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35]*[.B935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935]*[.B$2]+[.F935]*[.B$6]+[.G935]*[.B$10]+[.H935]*[.B$14]+[.I935]*[.B$18]+[.J935]*[.B$22]" office:value-type="float" office:value="1938" calcext:value-type="float">
            <text:p>193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36]*[.B936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936]*[.B$2]+[.F936]*[.B$6]+[.G936]*[.B$10]+[.H936]*[.B$14]+[.I936]*[.B$18]+[.J936]*[.B$22]" office:value-type="float" office:value="1304" calcext:value-type="float">
            <text:p>130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[.A937]*[.B937]" office:value-type="float" office:value="2025" calcext:value-type="float">
            <text:p>2025</text:p>
          </table:table-cell>
          <table:table-cell table:style-name="ce2"/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937]*[.B$2]+[.F937]*[.B$6]+[.G937]*[.B$10]+[.H937]*[.B$14]+[.I937]*[.B$18]+[.J937]*[.B$22]" office:value-type="float" office:value="1494" calcext:value-type="float">
            <text:p>149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938]*[.B938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7" calcext:value-type="float">
            <text:p>77</text:p>
          </table:table-cell>
          <table:table-cell table:style-name="ce3" table:formula="of:=[.E938]*[.B$2]+[.F938]*[.B$6]+[.G938]*[.B$10]+[.H938]*[.B$14]+[.I938]*[.B$18]+[.J938]*[.B$22]" office:value-type="float" office:value="2530" calcext:value-type="float">
            <text:p>2530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939]*[.B939]" office:value-type="float" office:value="2400" calcext:value-type="float">
            <text:p>2400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939]*[.B$2]+[.F939]*[.B$6]+[.G939]*[.B$10]+[.H939]*[.B$14]+[.I939]*[.B$18]+[.J939]*[.B$22]" office:value-type="float" office:value="1702" calcext:value-type="float">
            <text:p>1702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40]*[.B940]" office:value-type="float" office:value="1640" calcext:value-type="float">
            <text:p>164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940]*[.B$2]+[.F940]*[.B$6]+[.G940]*[.B$10]+[.H940]*[.B$14]+[.I940]*[.B$18]+[.J940]*[.B$22]" office:value-type="float" office:value="1123" calcext:value-type="float">
            <text:p>112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941]*[.B941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941]*[.B$2]+[.F941]*[.B$6]+[.G941]*[.B$10]+[.H941]*[.B$14]+[.I941]*[.B$18]+[.J941]*[.B$22]" office:value-type="float" office:value="1779" calcext:value-type="float">
            <text:p>1779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6" calcext:value-type="float">
            <text:p>46</text:p>
          </table:table-cell>
          <table:table-cell table:style-name="ce2" table:formula="of:=[.A942]*[.B942]" office:value-type="float" office:value="2116" calcext:value-type="float">
            <text:p>2116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4" calcext:value-type="float">
            <text:p>64</text:p>
          </table:table-cell>
          <table:table-cell table:style-name="ce3" table:formula="of:=[.E942]*[.B$2]+[.F942]*[.B$6]+[.G942]*[.B$10]+[.H942]*[.B$14]+[.I942]*[.B$18]+[.J942]*[.B$22]" office:value-type="float" office:value="2183" calcext:value-type="float">
            <text:p>2183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943]*[.B943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943]*[.B$2]+[.F943]*[.B$6]+[.G943]*[.B$10]+[.H943]*[.B$14]+[.I943]*[.B$18]+[.J943]*[.B$22]" office:value-type="float" office:value="1550" calcext:value-type="float">
            <text:p>1550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44]*[.B944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944]*[.B$2]+[.F944]*[.B$6]+[.G944]*[.B$10]+[.H944]*[.B$14]+[.I944]*[.B$18]+[.J944]*[.B$22]" office:value-type="float" office:value="1203" calcext:value-type="float">
            <text:p>1203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945]*[.B945]" office:value-type="float" office:value="1833" calcext:value-type="float">
            <text:p>1833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945]*[.B$2]+[.F945]*[.B$6]+[.G945]*[.B$10]+[.H945]*[.B$14]+[.I945]*[.B$18]+[.J945]*[.B$22]" office:value-type="float" office:value="1283" calcext:value-type="float">
            <text:p>128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46]*[.B946]" office:value-type="float" office:value="1880" calcext:value-type="float">
            <text:p>188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946]*[.B$2]+[.F946]*[.B$6]+[.G946]*[.B$10]+[.H946]*[.B$14]+[.I946]*[.B$18]+[.J946]*[.B$22]" office:value-type="float" office:value="1940" calcext:value-type="float">
            <text:p>1940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47]*[.B947]" office:value-type="float" office:value="1548" calcext:value-type="float">
            <text:p>1548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947]*[.B$2]+[.F947]*[.B$6]+[.G947]*[.B$10]+[.H947]*[.B$14]+[.I947]*[.B$18]+[.J947]*[.B$22]" office:value-type="float" office:value="1591" calcext:value-type="float">
            <text:p>1591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948]*[.B948]" office:value-type="float" office:value="1750" calcext:value-type="float">
            <text:p>175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948]*[.B$2]+[.F948]*[.B$6]+[.G948]*[.B$10]+[.H948]*[.B$14]+[.I948]*[.B$18]+[.J948]*[.B$22]" office:value-type="float" office:value="1800" calcext:value-type="float">
            <text:p>1800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49]*[.B949]" office:value-type="float" office:value="1840" calcext:value-type="float">
            <text:p>1840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949]*[.B$2]+[.F949]*[.B$6]+[.G949]*[.B$10]+[.H949]*[.B$14]+[.I949]*[.B$18]+[.J949]*[.B$22]" office:value-type="float" office:value="1310" calcext:value-type="float">
            <text:p>1310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50]*[.B950]" office:value-type="float" office:value="1540" calcext:value-type="float">
            <text:p>154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950]*[.B$2]+[.F950]*[.B$6]+[.G950]*[.B$10]+[.H950]*[.B$14]+[.I950]*[.B$18]+[.J950]*[.B$22]" office:value-type="float" office:value="1582" calcext:value-type="float">
            <text:p>158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51]*[.B951]" office:value-type="float" office:value="1656" calcext:value-type="float">
            <text:p>1656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951]*[.B$2]+[.F951]*[.B$6]+[.G951]*[.B$10]+[.H951]*[.B$14]+[.I951]*[.B$18]+[.J951]*[.B$22]" office:value-type="float" office:value="1198" calcext:value-type="float">
            <text:p>1198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52]*[.B952]" office:value-type="float" office:value="1365" calcext:value-type="float">
            <text:p>1365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[.E952]*[.B$2]+[.F952]*[.B$6]+[.G952]*[.B$10]+[.H952]*[.B$14]+[.I952]*[.B$18]+[.J952]*[.B$22]" office:value-type="float" office:value="954" calcext:value-type="float">
            <text:p>954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953]*[.B953]" office:value-type="float" office:value="1599" calcext:value-type="float">
            <text:p>1599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E953]*[.B$2]+[.F953]*[.B$6]+[.G953]*[.B$10]+[.H953]*[.B$14]+[.I953]*[.B$18]+[.J953]*[.B$22]" office:value-type="float" office:value="1652" calcext:value-type="float">
            <text:p>165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54]*[.B954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954]*[.B$2]+[.F954]*[.B$6]+[.G954]*[.B$10]+[.H954]*[.B$14]+[.I954]*[.B$18]+[.J954]*[.B$22]" office:value-type="float" office:value="1947" calcext:value-type="float">
            <text:p>1947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55]*[.B955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3" calcext:value-type="float">
            <text:p>63</text:p>
          </table:table-cell>
          <table:table-cell table:style-name="ce3" table:formula="of:=[.E955]*[.B$2]+[.F955]*[.B$6]+[.G955]*[.B$10]+[.H955]*[.B$14]+[.I955]*[.B$18]+[.J955]*[.B$22]" office:value-type="float" office:value="1985" calcext:value-type="float">
            <text:p>1985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56]*[.B956]" office:value-type="float" office:value="2352" calcext:value-type="float">
            <text:p>235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956]*[.B$2]+[.F956]*[.B$6]+[.G956]*[.B$10]+[.H956]*[.B$14]+[.I956]*[.B$18]+[.J956]*[.B$22]" office:value-type="float" office:value="1709" calcext:value-type="float">
            <text:p>1709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957]*[.B957]" office:value-type="float" office:value="1739" calcext:value-type="float">
            <text:p>1739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957]*[.B$2]+[.F957]*[.B$6]+[.G957]*[.B$10]+[.H957]*[.B$14]+[.I957]*[.B$18]+[.J957]*[.B$22]" office:value-type="float" office:value="1786" calcext:value-type="float">
            <text:p>1786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58]*[.B958]" office:value-type="float" office:value="2156" calcext:value-type="float">
            <text:p>2156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958]*[.B$2]+[.F958]*[.B$6]+[.G958]*[.B$10]+[.H958]*[.B$14]+[.I958]*[.B$18]+[.J958]*[.B$22]" office:value-type="float" office:value="2210" calcext:value-type="float">
            <text:p>2210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59]*[.B959]" office:value-type="float" office:value="1512" calcext:value-type="float">
            <text:p>1512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959]*[.B$2]+[.F959]*[.B$6]+[.G959]*[.B$10]+[.H959]*[.B$14]+[.I959]*[.B$18]+[.J959]*[.B$22]" office:value-type="float" office:value="1551" calcext:value-type="float">
            <text:p>1551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960]*[.B960]" office:value-type="float" office:value="1505" calcext:value-type="float">
            <text:p>1505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3" table:formula="of:=[.E960]*[.B$2]+[.F960]*[.B$6]+[.G960]*[.B$10]+[.H960]*[.B$14]+[.I960]*[.B$18]+[.J960]*[.B$22]" office:value-type="float" office:value="1549" calcext:value-type="float">
            <text:p>1549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961]*[.B961]" office:value-type="float" office:value="1763" calcext:value-type="float">
            <text:p>1763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961]*[.B$2]+[.F961]*[.B$6]+[.G961]*[.B$10]+[.H961]*[.B$14]+[.I961]*[.B$18]+[.J961]*[.B$22]" office:value-type="float" office:value="1809" calcext:value-type="float">
            <text:p>1809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62]*[.B962]" office:value-type="float" office:value="1716" calcext:value-type="float">
            <text:p>1716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962]*[.B$2]+[.F962]*[.B$6]+[.G962]*[.B$10]+[.H962]*[.B$14]+[.I962]*[.B$18]+[.J962]*[.B$22]" office:value-type="float" office:value="1196" calcext:value-type="float">
            <text:p>1196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63]*[.B963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3" table:formula="of:=[.E963]*[.B$2]+[.F963]*[.B$6]+[.G963]*[.B$10]+[.H963]*[.B$14]+[.I963]*[.B$18]+[.J963]*[.B$22]" office:value-type="float" office:value="1856" calcext:value-type="float">
            <text:p>1856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64]*[.B964]" office:value-type="float" office:value="1960" calcext:value-type="float">
            <text:p>196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964]*[.B$2]+[.F964]*[.B$6]+[.G964]*[.B$10]+[.H964]*[.B$14]+[.I964]*[.B$18]+[.J964]*[.B$22]" office:value-type="float" office:value="1378" calcext:value-type="float">
            <text:p>1378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8" calcext:value-type="float">
            <text:p>48</text:p>
          </table:table-cell>
          <table:table-cell table:style-name="ce2" table:formula="of:=[.A965]*[.B965]" office:value-type="float" office:value="2304" calcext:value-type="float">
            <text:p>230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3" table:formula="of:=[.E965]*[.B$2]+[.F965]*[.B$6]+[.G965]*[.B$10]+[.H965]*[.B$14]+[.I965]*[.B$18]+[.J965]*[.B$22]" office:value-type="float" office:value="2364" calcext:value-type="float">
            <text:p>2364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66]*[.B966]" office:value-type="float" office:value="1680" calcext:value-type="float">
            <text:p>1680</text:p>
          </table:table-cell>
          <table:table-cell table:style-name="ce2"/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966]*[.B$2]+[.F966]*[.B$6]+[.G966]*[.B$10]+[.H966]*[.B$14]+[.I966]*[.B$18]+[.J966]*[.B$22]" office:value-type="float" office:value="1202" calcext:value-type="float">
            <text:p>1202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967]*[.B967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967]*[.B$2]+[.F967]*[.B$6]+[.G967]*[.B$10]+[.H967]*[.B$14]+[.I967]*[.B$18]+[.J967]*[.B$22]" office:value-type="float" office:value="1388" calcext:value-type="float">
            <text:p>1388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68]*[.B968]" office:value-type="float" office:value="1764" calcext:value-type="float">
            <text:p>1764</text:p>
          </table:table-cell>
          <table:table-cell table:style-name="ce2"/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968]*[.B$2]+[.F968]*[.B$6]+[.G968]*[.B$10]+[.H968]*[.B$14]+[.I968]*[.B$18]+[.J968]*[.B$22]" office:value-type="float" office:value="1267" calcext:value-type="float">
            <text:p>1267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969]*[.B969]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3" table:formula="of:=[.E969]*[.B$2]+[.F969]*[.B$6]+[.G969]*[.B$10]+[.H969]*[.B$14]+[.I969]*[.B$18]+[.J969]*[.B$22]" office:value-type="float" office:value="2512" calcext:value-type="float">
            <text:p>251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70]*[.B970]" office:value-type="float" office:value="1892" calcext:value-type="float">
            <text:p>1892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970]*[.B$2]+[.F970]*[.B$6]+[.G970]*[.B$10]+[.H970]*[.B$14]+[.I970]*[.B$18]+[.J970]*[.B$22]" office:value-type="float" office:value="1317" calcext:value-type="float">
            <text:p>1317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71]*[.B971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971]*[.B$2]+[.F971]*[.B$6]+[.G971]*[.B$10]+[.H971]*[.B$14]+[.I971]*[.B$18]+[.J971]*[.B$22]" office:value-type="float" office:value="1868" calcext:value-type="float">
            <text:p>186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72]*[.B972]" office:value-type="float" office:value="1640" calcext:value-type="float">
            <text:p>1640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972]*[.B$2]+[.F972]*[.B$6]+[.G972]*[.B$10]+[.H972]*[.B$14]+[.I972]*[.B$18]+[.J972]*[.B$22]" office:value-type="float" office:value="1116" calcext:value-type="float">
            <text:p>1116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973]*[.B973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973]*[.B$2]+[.F973]*[.B$6]+[.G973]*[.B$10]+[.H973]*[.B$14]+[.I973]*[.B$18]+[.J973]*[.B$22]" office:value-type="float" office:value="1644" calcext:value-type="float">
            <text:p>1644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974]*[.B974]" office:value-type="float" office:value="1968" calcext:value-type="float">
            <text:p>1968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974]*[.B$2]+[.F974]*[.B$6]+[.G974]*[.B$10]+[.H974]*[.B$14]+[.I974]*[.B$18]+[.J974]*[.B$22]" office:value-type="float" office:value="1382" calcext:value-type="float">
            <text:p>138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975]*[.B975]" office:value-type="float" office:value="2150" calcext:value-type="float">
            <text:p>2150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975]*[.B$2]+[.F975]*[.B$6]+[.G975]*[.B$10]+[.H975]*[.B$14]+[.I975]*[.B$18]+[.J975]*[.B$22]" office:value-type="float" office:value="1482" calcext:value-type="float">
            <text:p>1482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76]*[.B976]" office:value-type="float" office:value="1760" calcext:value-type="float">
            <text:p>1760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976]*[.B$2]+[.F976]*[.B$6]+[.G976]*[.B$10]+[.H976]*[.B$14]+[.I976]*[.B$18]+[.J976]*[.B$22]" office:value-type="float" office:value="1794" calcext:value-type="float">
            <text:p>1794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977]*[.B977]" office:value-type="float" office:value="1330" calcext:value-type="float">
            <text:p>1330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977]*[.B$2]+[.F977]*[.B$6]+[.G977]*[.B$10]+[.H977]*[.B$14]+[.I977]*[.B$18]+[.J977]*[.B$22]" office:value-type="float" office:value="876" calcext:value-type="float">
            <text:p>876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978]*[.B978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3" table:formula="of:=[.E978]*[.B$2]+[.F978]*[.B$6]+[.G978]*[.B$10]+[.H978]*[.B$14]+[.I978]*[.B$18]+[.J978]*[.B$22]" office:value-type="float" office:value="1265" calcext:value-type="float">
            <text:p>1265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979]*[.B979]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formula="of:=[.E979]*[.B$2]+[.F979]*[.B$6]+[.G979]*[.B$10]+[.H979]*[.B$14]+[.I979]*[.B$18]+[.J979]*[.B$22]" office:value-type="float" office:value="1980" calcext:value-type="float">
            <text:p>1980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980]*[.B980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formula="of:=[.E980]*[.B$2]+[.F980]*[.B$6]+[.G980]*[.B$10]+[.H980]*[.B$14]+[.I980]*[.B$18]+[.J980]*[.B$22]" office:value-type="float" office:value="1392" calcext:value-type="float">
            <text:p>1392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981]*[.B981]" office:value-type="float" office:value="1634" calcext:value-type="float">
            <text:p>1634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E981]*[.B$2]+[.F981]*[.B$6]+[.G981]*[.B$10]+[.H981]*[.B$14]+[.I981]*[.B$18]+[.J981]*[.B$22]" office:value-type="float" office:value="1684" calcext:value-type="float">
            <text:p>168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982]*[.B982]" office:value-type="float" office:value="1900" calcext:value-type="float">
            <text:p>1900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" calcext:value-type="float">
            <text:p>56</text:p>
          </table:table-cell>
          <table:table-cell table:style-name="ce3" table:formula="of:=[.E982]*[.B$2]+[.F982]*[.B$6]+[.G982]*[.B$10]+[.H982]*[.B$14]+[.I982]*[.B$18]+[.J982]*[.B$22]" office:value-type="float" office:value="1958" calcext:value-type="float">
            <text:p>1958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83]*[.B983]" office:value-type="float" office:value="2200" calcext:value-type="float">
            <text:p>220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1" calcext:value-type="float">
            <text:p>61</text:p>
          </table:table-cell>
          <table:table-cell table:style-name="ce3" table:formula="of:=[.E983]*[.B$2]+[.F983]*[.B$6]+[.G983]*[.B$10]+[.H983]*[.B$14]+[.I983]*[.B$18]+[.J983]*[.B$22]" office:value-type="float" office:value="2262" calcext:value-type="float">
            <text:p>2262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43" calcext:value-type="float">
            <text:p>43</text:p>
          </table:table-cell>
          <table:table-cell table:style-name="ce2" table:formula="of:=[.A984]*[.B984]" office:value-type="float" office:value="1849" calcext:value-type="float">
            <text:p>1849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984]*[.B$2]+[.F984]*[.B$6]+[.G984]*[.B$10]+[.H984]*[.B$14]+[.I984]*[.B$18]+[.J984]*[.B$22]" office:value-type="float" office:value="1312" calcext:value-type="float">
            <text:p>1312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985]*[.B985]" office:value-type="float" office:value="1748" calcext:value-type="float">
            <text:p>1748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E985]*[.B$2]+[.F985]*[.B$6]+[.G985]*[.B$10]+[.H985]*[.B$14]+[.I985]*[.B$18]+[.J985]*[.B$22]" office:value-type="float" office:value="1204" calcext:value-type="float">
            <text:p>1204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986]*[.B986]" office:value-type="float" office:value="2303" calcext:value-type="float">
            <text:p>2303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986]*[.B$2]+[.F986]*[.B$6]+[.G986]*[.B$10]+[.H986]*[.B$14]+[.I986]*[.B$18]+[.J986]*[.B$22]" office:value-type="float" office:value="1588" calcext:value-type="float">
            <text:p>1588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987]*[.B987]" office:value-type="float" office:value="1517" calcext:value-type="float">
            <text:p>1517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987]*[.B$2]+[.F987]*[.B$6]+[.G987]*[.B$10]+[.H987]*[.B$14]+[.I987]*[.B$18]+[.J987]*[.B$22]" office:value-type="float" office:value="1558" calcext:value-type="float">
            <text:p>155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988]*[.B988]" office:value-type="float" office:value="1710" calcext:value-type="float">
            <text:p>171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988]*[.B$2]+[.F988]*[.B$6]+[.G988]*[.B$10]+[.H988]*[.B$14]+[.I988]*[.B$18]+[.J988]*[.B$22]" office:value-type="float" office:value="1756" calcext:value-type="float">
            <text:p>175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989]*[.B989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3" calcext:value-type="float">
            <text:p>63</text:p>
          </table:table-cell>
          <table:table-cell table:style-name="ce3" table:formula="of:=[.E989]*[.B$2]+[.F989]*[.B$6]+[.G989]*[.B$10]+[.H989]*[.B$14]+[.I989]*[.B$18]+[.J989]*[.B$22]" office:value-type="float" office:value="1996" calcext:value-type="float">
            <text:p>1996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990]*[.B990]" office:value-type="float" office:value="1722" calcext:value-type="float">
            <text:p>1722</text:p>
          </table:table-cell>
          <table:table-cell table:style-name="ce2"/>
          <table:table-cell table:number-columns-repeated="3"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E990]*[.B$2]+[.F990]*[.B$6]+[.G990]*[.B$10]+[.H990]*[.B$14]+[.I990]*[.B$18]+[.J990]*[.B$22]" office:value-type="float" office:value="1769" calcext:value-type="float">
            <text:p>1769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991]*[.B991]" office:value-type="float" office:value="1722" calcext:value-type="float">
            <text:p>1722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991]*[.B$2]+[.F991]*[.B$6]+[.G991]*[.B$10]+[.H991]*[.B$14]+[.I991]*[.B$18]+[.J991]*[.B$22]" office:value-type="float" office:value="1757" calcext:value-type="float">
            <text:p>1757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92]*[.B992]" office:value-type="float" office:value="1620" calcext:value-type="float">
            <text:p>162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3" table:formula="of:=[.E992]*[.B$2]+[.F992]*[.B$6]+[.G992]*[.B$10]+[.H992]*[.B$14]+[.I992]*[.B$18]+[.J992]*[.B$22]" office:value-type="float" office:value="1646" calcext:value-type="float">
            <text:p>1646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993]*[.B993]" office:value-type="float" office:value="1480" calcext:value-type="float">
            <text:p>1480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E993]*[.B$2]+[.F993]*[.B$6]+[.G993]*[.B$10]+[.H993]*[.B$14]+[.I993]*[.B$18]+[.J993]*[.B$22]" office:value-type="float" office:value="1034" calcext:value-type="float">
            <text:p>1034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994]*[.B994]" office:value-type="float" office:value="1804" calcext:value-type="float">
            <text:p>1804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994]*[.B$2]+[.F994]*[.B$6]+[.G994]*[.B$10]+[.H994]*[.B$14]+[.I994]*[.B$18]+[.J994]*[.B$22]" office:value-type="float" office:value="1857" calcext:value-type="float">
            <text:p>1857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995]*[.B995]" office:value-type="float" office:value="1932" calcext:value-type="float">
            <text:p>193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995]*[.B$2]+[.F995]*[.B$6]+[.G995]*[.B$10]+[.H995]*[.B$14]+[.I995]*[.B$18]+[.J995]*[.B$22]" office:value-type="float" office:value="1391" calcext:value-type="float">
            <text:p>139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996]*[.B996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E996]*[.B$2]+[.F996]*[.B$6]+[.G996]*[.B$10]+[.H996]*[.B$14]+[.I996]*[.B$18]+[.J996]*[.B$22]" office:value-type="float" office:value="1498" calcext:value-type="float">
            <text:p>149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97]*[.B997]" office:value-type="float" office:value="1440" calcext:value-type="float">
            <text:p>144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3" table:formula="of:=[.E997]*[.B$2]+[.F997]*[.B$6]+[.G997]*[.B$10]+[.H997]*[.B$14]+[.I997]*[.B$18]+[.J997]*[.B$22]" office:value-type="float" office:value="1036" calcext:value-type="float">
            <text:p>1036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998]*[.B998]" office:value-type="float" office:value="1596" calcext:value-type="float">
            <text:p>1596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E998]*[.B$2]+[.F998]*[.B$6]+[.G998]*[.B$10]+[.H998]*[.B$14]+[.I998]*[.B$18]+[.J998]*[.B$22]" office:value-type="float" office:value="1127" calcext:value-type="float">
            <text:p>1127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999]*[.B999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E999]*[.B$2]+[.F999]*[.B$6]+[.G999]*[.B$10]+[.H999]*[.B$14]+[.I999]*[.B$18]+[.J999]*[.B$22]" office:value-type="float" office:value="949" calcext:value-type="float">
            <text:p>949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000]*[.B1000]" office:value-type="float" office:value="1850" calcext:value-type="float">
            <text:p>1850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E1000]*[.B$2]+[.F1000]*[.B$6]+[.G1000]*[.B$10]+[.H1000]*[.B$14]+[.I1000]*[.B$18]+[.J1000]*[.B$22]" office:value-type="float" office:value="1889" calcext:value-type="float">
            <text:p>1889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001]*[.B1001]" office:value-type="float" office:value="1554" calcext:value-type="float">
            <text:p>1554</text:p>
          </table:table-cell>
          <table:table-cell table:style-name="ce2"/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1001]*[.B$2]+[.F1001]*[.B$6]+[.G1001]*[.B$10]+[.H1001]*[.B$14]+[.I1001]*[.B$18]+[.J1001]*[.B$22]" office:value-type="float" office:value="1122" calcext:value-type="float">
            <text:p>1122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A1002]*[.B1002]" office:value-type="float" office:value="1974" calcext:value-type="float">
            <text:p>1974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style-name="ce3" table:formula="of:=[.E1002]*[.B$2]+[.F1002]*[.B$6]+[.G1002]*[.B$10]+[.H1002]*[.B$14]+[.I1002]*[.B$18]+[.J1002]*[.B$22]" office:value-type="float" office:value="1389" calcext:value-type="float">
            <text:p>1389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1003]*[.B1003]" office:value-type="float" office:value="1628" calcext:value-type="float">
            <text:p>1628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3" table:formula="of:=[.E1003]*[.B$2]+[.F1003]*[.B$6]+[.G1003]*[.B$10]+[.H1003]*[.B$14]+[.I1003]*[.B$18]+[.J1003]*[.B$22]" office:value-type="float" office:value="1680" calcext:value-type="float">
            <text:p>1680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004]*[.B1004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3" table:formula="of:=[.E1004]*[.B$2]+[.F1004]*[.B$6]+[.G1004]*[.B$10]+[.H1004]*[.B$14]+[.I1004]*[.B$18]+[.J1004]*[.B$22]" office:value-type="float" office:value="1859" calcext:value-type="float">
            <text:p>1859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A1005]*[.B1005]" office:value-type="float" office:value="1677" calcext:value-type="float">
            <text:p>1677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1005]*[.B$2]+[.F1005]*[.B$6]+[.G1005]*[.B$10]+[.H1005]*[.B$14]+[.I1005]*[.B$18]+[.J1005]*[.B$22]" office:value-type="float" office:value="1206" calcext:value-type="float">
            <text:p>1206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006]*[.B1006]" office:value-type="float" office:value="1980" calcext:value-type="float">
            <text:p>1980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E1006]*[.B$2]+[.F1006]*[.B$6]+[.G1006]*[.B$10]+[.H1006]*[.B$14]+[.I1006]*[.B$18]+[.J1006]*[.B$22]" office:value-type="float" office:value="2033" calcext:value-type="float">
            <text:p>2033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1007]*[.B1007]" office:value-type="float" office:value="1960" calcext:value-type="float">
            <text:p>196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1007]*[.B$2]+[.F1007]*[.B$6]+[.G1007]*[.B$10]+[.H1007]*[.B$14]+[.I1007]*[.B$18]+[.J1007]*[.B$22]"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A1008]*[.B1008]" office:value-type="float" office:value="2068" calcext:value-type="float">
            <text:p>2068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3" table:formula="of:=[.E1008]*[.B$2]+[.F1008]*[.B$6]+[.G1008]*[.B$10]+[.H1008]*[.B$14]+[.I1008]*[.B$18]+[.J1008]*[.B$22]" office:value-type="float" office:value="1394" calcext:value-type="float">
            <text:p>1394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009]*[.B1009]" office:value-type="float" office:value="1722" calcext:value-type="float">
            <text:p>172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3" table:formula="of:=[.E1009]*[.B$2]+[.F1009]*[.B$6]+[.G1009]*[.B$10]+[.H1009]*[.B$14]+[.I1009]*[.B$18]+[.J1009]*[.B$22]" office:value-type="float" office:value="1199" calcext:value-type="float">
            <text:p>1199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010]*[.B1010]" office:value-type="float" office:value="1722" calcext:value-type="float">
            <text:p>1722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E1010]*[.B$2]+[.F1010]*[.B$6]+[.G1010]*[.B$10]+[.H1010]*[.B$14]+[.I1010]*[.B$18]+[.J1010]*[.B$22]" office:value-type="float" office:value="1212" calcext:value-type="float">
            <text:p>1212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011]*[.B1011]" office:value-type="float" office:value="1332" calcext:value-type="float">
            <text:p>1332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1011]*[.B$2]+[.F1011]*[.B$6]+[.G1011]*[.B$10]+[.H1011]*[.B$14]+[.I1011]*[.B$18]+[.J1011]*[.B$22]" office:value-type="float" office:value="1370" calcext:value-type="float">
            <text:p>1370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012]*[.B1012]" office:value-type="float" office:value="1763" calcext:value-type="float">
            <text:p>1763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1012]*[.B$2]+[.F1012]*[.B$6]+[.G1012]*[.B$10]+[.H1012]*[.B$14]+[.I1012]*[.B$18]+[.J1012]*[.B$22]" office:value-type="float" office:value="1197" calcext:value-type="float">
            <text:p>1197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A1013]*[.B1013]" office:value-type="float" office:value="1764" calcext:value-type="float">
            <text:p>1764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013]*[.B$2]+[.F1013]*[.B$6]+[.G1013]*[.B$10]+[.H1013]*[.B$14]+[.I1013]*[.B$18]+[.J1013]*[.B$22]" office:value-type="float" office:value="1807" calcext:value-type="float">
            <text:p>1807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A1014]*[.B1014]" office:value-type="float" office:value="1591" calcext:value-type="float">
            <text:p>1591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E1014]*[.B$2]+[.F1014]*[.B$6]+[.G1014]*[.B$10]+[.H1014]*[.B$14]+[.I1014]*[.B$18]+[.J1014]*[.B$22]" office:value-type="float" office:value="1116" calcext:value-type="float">
            <text:p>1116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A1015]*[.B1015]" office:value-type="float" office:value="1720" calcext:value-type="float">
            <text:p>1720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3" table:formula="of:=[.E1015]*[.B$2]+[.F1015]*[.B$6]+[.G1015]*[.B$10]+[.H1015]*[.B$14]+[.I1015]*[.B$18]+[.J1015]*[.B$22]" office:value-type="float" office:value="1776" calcext:value-type="float">
            <text:p>1776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A1016]*[.B1016]" office:value-type="float" office:value="1813" calcext:value-type="float">
            <text:p>1813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[.E1016]*[.B$2]+[.F1016]*[.B$6]+[.G1016]*[.B$10]+[.H1016]*[.B$14]+[.I1016]*[.B$18]+[.J1016]*[.B$22]" office:value-type="float" office:value="1861" calcext:value-type="float">
            <text:p>1861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A1017]*[.B1017]" office:value-type="float" office:value="1680" calcext:value-type="float">
            <text:p>168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formula="of:=[.E1017]*[.B$2]+[.F1017]*[.B$6]+[.G1017]*[.B$10]+[.H1017]*[.B$14]+[.I1017]*[.B$18]+[.J1017]*[.B$22]" office:value-type="float" office:value="1183" calcext:value-type="float">
            <text:p>1183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1018]*[.B1018]" office:value-type="float" office:value="1440" calcext:value-type="float">
            <text:p>144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formula="of:=[.E1018]*[.B$2]+[.F1018]*[.B$6]+[.G1018]*[.B$10]+[.H1018]*[.B$14]+[.I1018]*[.B$18]+[.J1018]*[.B$22]" office:value-type="float" office:value="1487" calcext:value-type="float">
            <text:p>1487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A1019]*[.B1019]" office:value-type="float" office:value="2256" calcext:value-type="float">
            <text:p>2256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formula="of:=[.E1019]*[.B$2]+[.F1019]*[.B$6]+[.G1019]*[.B$10]+[.H1019]*[.B$14]+[.I1019]*[.B$18]+[.J1019]*[.B$22]" office:value-type="float" office:value="1598" calcext:value-type="float">
            <text:p>1598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A1020]*[.B1020]" office:value-type="float" office:value="1845" calcext:value-type="float">
            <text:p>1845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7" calcext:value-type="float">
            <text:p>37</text:p>
          </table:table-cell>
          <table:table-cell table:style-name="ce3" table:formula="of:=[.E1020]*[.B$2]+[.F1020]*[.B$6]+[.G1020]*[.B$10]+[.H1020]*[.B$14]+[.I1020]*[.B$18]+[.J1020]*[.B$22]" office:value-type="float" office:value="1884" calcext:value-type="float">
            <text:p>1884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A1021]*[.B1021]" office:value-type="float" office:value="1260" calcext:value-type="float">
            <text:p>1260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E1021]*[.B$2]+[.F1021]*[.B$6]+[.G1021]*[.B$10]+[.H1021]*[.B$14]+[.I1021]*[.B$18]+[.J1021]*[.B$22]" office:value-type="float" office:value="865" calcext:value-type="float">
            <text:p>865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A1022]*[.B1022]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E1022]*[.B$2]+[.F1022]*[.B$6]+[.G1022]*[.B$10]+[.H1022]*[.B$14]+[.I1022]*[.B$18]+[.J1022]*[.B$22]" office:value-type="float" office:value="1842" calcext:value-type="float">
            <text:p>1842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A1023]*[.B1023]" office:value-type="float" office:value="2250" calcext:value-type="float">
            <text:p>225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formula="of:=[.E1023]*[.B$2]+[.F1023]*[.B$6]+[.G1023]*[.B$10]+[.H1023]*[.B$14]+[.I1023]*[.B$18]+[.J1023]*[.B$22]" office:value-type="float" office:value="1593" calcext:value-type="float">
            <text:p>1593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1024]*[.B1024]" office:value-type="float" office:value="2112" calcext:value-type="float">
            <text:p>2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style-name="ce3" table:formula="of:=[.E1024]*[.B$2]+[.F1024]*[.B$6]+[.G1024]*[.B$10]+[.H1024]*[.B$14]+[.I1024]*[.B$18]+[.J1024]*[.B$22]" office:value-type="float" office:value="2160" calcext:value-type="float">
            <text:p>2160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A1025]*[.B1025]" office:value-type="float" office:value="1330" calcext:value-type="float">
            <text:p>1330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3" table:formula="of:=[.E1025]*[.B$2]+[.F1025]*[.B$6]+[.G1025]*[.B$10]+[.H1025]*[.B$14]+[.I1025]*[.B$18]+[.J1025]*[.B$22]" office:value-type="float" office:value="873" calcext:value-type="float">
            <text:p>873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A1026]*[.B1026]" office:value-type="float" office:value="1728" calcext:value-type="float">
            <text:p>1728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formula="of:=[.E1026]*[.B$2]+[.F1026]*[.B$6]+[.G1026]*[.B$10]+[.H1026]*[.B$14]+[.I1026]*[.B$18]+[.J1026]*[.B$22]" office:value-type="float" office:value="1270" calcext:value-type="float">
            <text:p>1270</text:p>
          </table:table-cell>
          <table:table-cell table:number-columns-repeated="1013"/>
        </table:table-row>
        <table:table-row table:style-name="ro2" table:number-rows-repeated="1047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36" meta:object-count="0"/>
    <meta:generator>LibreOfficeDev/6.0.5.2$Linux_X86_64 LibreOffice_project/</meta:generator>
  </office:meta>
</office:document-meta>
</file>